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27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qualizer.-.Lifetime.power.import.Last.Hour" table:style-name="ta1">
        <table:shapes>
          <draw:frame draw:z-index="0" draw:style-name="gr1" draw:text-style-name="P1" svg:width="6.2988in" svg:height="3.5429in" svg:x="6.0862in" svg:y="64.2173in">
            <draw:object draw:notify-on-update-of-ranges="'Equalizer.-.Lifetime.power.import.Last.Hour'.G1:'Equalizer.-.Lifetime.power.import.Last.Hour'.G1 'Equalizer.-.Lifetime.power.import.Last.Hour'.G2:'Equalizer.-.Lifetime.power.import.Last.Hour'.G361 'Equalizer.-.Lifetime.power.import.Last.Hour'.H1:'Equalizer.-.Lifetime.power.import.Last.Hour'.H1 'Equalizer.-.Lifetime.power.import.Last.Hour'.H2:'Equalizer.-.Lifetime.power.import.Last.Hour'.H3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94in" svg:y="68.1413in">
            <draw:object draw:notify-on-update-of-ranges="'Equalizer.-.Lifetime.power.import.Last.Hour'.G2:'Equalizer.-.Lifetime.power.import.Last.Hour'.G361 'Equalizer.-.Lifetime.power.import.Last.Hour'.I1:'Equalizer.-.Lifetime.power.import.Last.Hour'.I1 'Equalizer.-.Lifetime.power.import.Last.Hour'.I2:'Equalizer.-.Lifetime.power.import.Last.Hour'.I3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.3752in" svg:height="7.4772in" svg:x="2.1319in" svg:y="125.9909in">
            <draw:object draw:notify-on-update-of-ranges="'Equalizer.-.Lifetime.power.import.Last.Hour'.A1:'Equalizer.-.Lifetime.power.import.Last.Hour'.A1 'Equalizer.-.Lifetime.power.import.Last.Hour'.A2:'Equalizer.-.Lifetime.power.import.Last.Hour'.A720 'Equalizer.-.Lifetime.power.import.Last.Hour'.D1:'Equalizer.-.Lifetime.power.import.Last.Hour'.D1 'Equalizer.-.Lifetime.power.import.Last.Hour'.D2:'Equalizer.-.Lifetime.power.import.Last.Hour'.D720 'Equalizer.-.Lifetime.power.import.Last.Hour'.C1:'Equalizer.-.Lifetime.power.import.Last.Hour'.C1 'Equalizer.-.Lifetime.power.import.Last.Hour'.C2:'Equalizer.-.Lifetime.power.import.Last.Hour'.C7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ifeti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va power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Life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2023-12-10T14:26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85" calcext:value-type="float">
            <text:p>5685</text:p>
          </table:table-cell>
          <table:table-cell table:number-columns-repeated="2"/>
          <table:table-cell office:value-type="string" calcext:value-type="string">
            <text:p>2023-12-10T09:26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9372" calcext:value-type="float">
            <text:p>9372</text:p>
          </table:table-cell>
        </table:table-row>
        <table:table-row table:style-name="ro1">
          <table:table-cell office:value-type="string" calcext:value-type="string">
            <text:p>2023-12-10T14:26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74" calcext:value-type="float">
            <text:p>5674</text:p>
          </table:table-cell>
          <table:table-cell table:number-columns-repeated="2"/>
          <table:table-cell office:value-type="string" calcext:value-type="string">
            <text:p>2023-12-10T09:27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office:value-type="string" calcext:value-type="string">
            <text:p>2023-12-10T14:26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74" calcext:value-type="float">
            <text:p>5674</text:p>
          </table:table-cell>
          <table:table-cell table:number-columns-repeated="2"/>
          <table:table-cell office:value-type="string" calcext:value-type="string">
            <text:p>2023-12-10T09:28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office:value-type="string" calcext:value-type="string">
            <text:p>2023-12-10T14:26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67" calcext:value-type="float">
            <text:p>5667</text:p>
          </table:table-cell>
          <table:table-cell table:number-columns-repeated="2"/>
          <table:table-cell office:value-type="string" calcext:value-type="string">
            <text:p>2023-12-10T09:29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office:value-type="string" calcext:value-type="string">
            <text:p>2023-12-10T14:27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67" calcext:value-type="float">
            <text:p>5667</text:p>
          </table:table-cell>
          <table:table-cell table:number-columns-repeated="2"/>
          <table:table-cell office:value-type="string" calcext:value-type="string">
            <text:p>2023-12-10T09:30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office:value-type="string" calcext:value-type="string">
            <text:p>2023-12-10T14:27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57" calcext:value-type="float">
            <text:p>5657</text:p>
          </table:table-cell>
          <table:table-cell table:number-columns-repeated="2"/>
          <table:table-cell office:value-type="string" calcext:value-type="string">
            <text:p>2023-12-10T09:31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office:value-type="string" calcext:value-type="string">
            <text:p>2023-12-10T14:27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57" calcext:value-type="float">
            <text:p>5657</text:p>
          </table:table-cell>
          <table:table-cell table:number-columns-repeated="2"/>
          <table:table-cell office:value-type="string" calcext:value-type="string">
            <text:p>2023-12-10T09:32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7308.16666666667" calcext:value-type="float">
            <text:p>7308.16666666667</text:p>
          </table:table-cell>
        </table:table-row>
        <table:table-row table:style-name="ro1">
          <table:table-cell office:value-type="string" calcext:value-type="string">
            <text:p>2023-12-10T14:27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46" calcext:value-type="float">
            <text:p>5646</text:p>
          </table:table-cell>
          <table:table-cell table:number-columns-repeated="2"/>
          <table:table-cell office:value-type="string" calcext:value-type="string">
            <text:p>2023-12-10T09:33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7389" calcext:value-type="float">
            <text:p>7389</text:p>
          </table:table-cell>
        </table:table-row>
        <table:table-row table:style-name="ro1">
          <table:table-cell office:value-type="string" calcext:value-type="string">
            <text:p>2023-12-10T14:27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46" calcext:value-type="float">
            <text:p>5646</text:p>
          </table:table-cell>
          <table:table-cell table:number-columns-repeated="2"/>
          <table:table-cell office:value-type="string" calcext:value-type="string">
            <text:p>2023-12-10T09:34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7118.33333333333" calcext:value-type="float">
            <text:p>7118.33333333333</text:p>
          </table:table-cell>
        </table:table-row>
        <table:table-row table:style-name="ro1">
          <table:table-cell office:value-type="string" calcext:value-type="string">
            <text:p>2023-12-10T14:27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41" calcext:value-type="float">
            <text:p>5641</text:p>
          </table:table-cell>
          <table:table-cell table:number-columns-repeated="2"/>
          <table:table-cell office:value-type="string" calcext:value-type="string">
            <text:p>2023-12-10T09:35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string" calcext:value-type="string">
            <text:p>2023-12-10T14:27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41" calcext:value-type="float">
            <text:p>5641</text:p>
          </table:table-cell>
          <table:table-cell table:number-columns-repeated="2"/>
          <table:table-cell office:value-type="string" calcext:value-type="string">
            <text:p>2023-12-10T09:36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string" calcext:value-type="string">
            <text:p>2023-12-10T14:27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52" calcext:value-type="float">
            <text:p>5652</text:p>
          </table:table-cell>
          <table:table-cell table:number-columns-repeated="2"/>
          <table:table-cell office:value-type="string" calcext:value-type="string">
            <text:p>2023-12-10T09:37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string" calcext:value-type="string">
            <text:p>2023-12-10T14:27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52" calcext:value-type="float">
            <text:p>5652</text:p>
          </table:table-cell>
          <table:table-cell table:number-columns-repeated="2"/>
          <table:table-cell office:value-type="string" calcext:value-type="string">
            <text:p>2023-12-10T09:38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4404.5" calcext:value-type="float">
            <text:p>4404.5</text:p>
          </table:table-cell>
        </table:table-row>
        <table:table-row table:style-name="ro1">
          <table:table-cell office:value-type="string" calcext:value-type="string">
            <text:p>2023-12-10T14:27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63" calcext:value-type="float">
            <text:p>5663</text:p>
          </table:table-cell>
          <table:table-cell table:number-columns-repeated="2"/>
          <table:table-cell office:value-type="string" calcext:value-type="string">
            <text:p>2023-12-10T09:39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string" calcext:value-type="string">
            <text:p>2023-12-10T14:27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63" calcext:value-type="float">
            <text:p>5663</text:p>
          </table:table-cell>
          <table:table-cell table:number-columns-repeated="2"/>
          <table:table-cell office:value-type="string" calcext:value-type="string">
            <text:p>2023-12-10T09:40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2023-12-10T14:27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62" calcext:value-type="float">
            <text:p>5662</text:p>
          </table:table-cell>
          <table:table-cell table:number-columns-repeated="2"/>
          <table:table-cell office:value-type="string" calcext:value-type="string">
            <text:p>2023-12-10T09:41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2023-12-10T14:28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62" calcext:value-type="float">
            <text:p>5662</text:p>
          </table:table-cell>
          <table:table-cell table:number-columns-repeated="2"/>
          <table:table-cell office:value-type="string" calcext:value-type="string">
            <text:p>2023-12-10T09:42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2023-12-10T14:28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49" calcext:value-type="float">
            <text:p>5649</text:p>
          </table:table-cell>
          <table:table-cell table:number-columns-repeated="2"/>
          <table:table-cell office:value-type="string" calcext:value-type="string">
            <text:p>2023-12-10T09:43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2023-12-10T14:28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49" calcext:value-type="float">
            <text:p>5649</text:p>
          </table:table-cell>
          <table:table-cell table:number-columns-repeated="2"/>
          <table:table-cell office:value-type="string" calcext:value-type="string">
            <text:p>2023-12-10T09:44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2023-12-10T14:28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  <table:table-cell office:value-type="float" office:value="5653" calcext:value-type="float">
            <text:p>5653</text:p>
          </table:table-cell>
          <table:table-cell table:number-columns-repeated="2"/>
          <table:table-cell office:value-type="string" calcext:value-type="string">
            <text:p>2023-12-10T09:45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2023-12-10T14:28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76" calcext:value-type="float">
            <text:p>5376</text:p>
          </table:table-cell>
          <table:table-cell office:value-type="float" office:value="5653" calcext:value-type="float">
            <text:p>5653</text:p>
          </table:table-cell>
          <table:table-cell table:number-columns-repeated="2"/>
          <table:table-cell office:value-type="string" calcext:value-type="string">
            <text:p>2023-12-10T09:46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string" calcext:value-type="string">
            <text:p>2023-12-10T14:28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76" calcext:value-type="float">
            <text:p>5376</text:p>
          </table:table-cell>
          <table:table-cell office:value-type="float" office:value="5667" calcext:value-type="float">
            <text:p>5667</text:p>
          </table:table-cell>
          <table:table-cell table:number-columns-repeated="2"/>
          <table:table-cell office:value-type="string" calcext:value-type="string">
            <text:p>2023-12-10T09:47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2023-12-10T14:28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76" calcext:value-type="float">
            <text:p>5376</text:p>
          </table:table-cell>
          <table:table-cell office:value-type="float" office:value="5667" calcext:value-type="float">
            <text:p>5667</text:p>
          </table:table-cell>
          <table:table-cell table:number-columns-repeated="2"/>
          <table:table-cell office:value-type="string" calcext:value-type="string">
            <text:p>2023-12-10T09:48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3334.33333333333" calcext:value-type="float">
            <text:p>3334.33333333333</text:p>
          </table:table-cell>
        </table:table-row>
        <table:table-row table:style-name="ro1">
          <table:table-cell office:value-type="string" calcext:value-type="string">
            <text:p>2023-12-10T14:28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76" calcext:value-type="float">
            <text:p>5376</text:p>
          </table:table-cell>
          <table:table-cell office:value-type="float" office:value="5658" calcext:value-type="float">
            <text:p>5658</text:p>
          </table:table-cell>
          <table:table-cell table:number-columns-repeated="2"/>
          <table:table-cell office:value-type="string" calcext:value-type="string">
            <text:p>2023-12-10T09:49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4216" calcext:value-type="float">
            <text:p>4216</text:p>
          </table:table-cell>
        </table:table-row>
        <table:table-row table:style-name="ro1">
          <table:table-cell office:value-type="string" calcext:value-type="string">
            <text:p>2023-12-10T14:28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76" calcext:value-type="float">
            <text:p>5376</text:p>
          </table:table-cell>
          <table:table-cell office:value-type="float" office:value="5658" calcext:value-type="float">
            <text:p>5658</text:p>
          </table:table-cell>
          <table:table-cell table:number-columns-repeated="2"/>
          <table:table-cell office:value-type="string" calcext:value-type="string">
            <text:p>2023-12-10T09:50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4216" calcext:value-type="float">
            <text:p>4216</text:p>
          </table:table-cell>
        </table:table-row>
        <table:table-row table:style-name="ro1">
          <table:table-cell office:value-type="string" calcext:value-type="string">
            <text:p>2023-12-10T14:28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76" calcext:value-type="float">
            <text:p>5376</text:p>
          </table:table-cell>
          <table:table-cell office:value-type="float" office:value="5702" calcext:value-type="float">
            <text:p>5702</text:p>
          </table:table-cell>
          <table:table-cell table:number-columns-repeated="2"/>
          <table:table-cell office:value-type="string" calcext:value-type="string">
            <text:p>2023-12-10T09:51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4216" calcext:value-type="float">
            <text:p>4216</text:p>
          </table:table-cell>
        </table:table-row>
        <table:table-row table:style-name="ro1">
          <table:table-cell office:value-type="string" calcext:value-type="string">
            <text:p>2023-12-10T14:28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76" calcext:value-type="float">
            <text:p>5376</text:p>
          </table:table-cell>
          <table:table-cell office:value-type="float" office:value="5702" calcext:value-type="float">
            <text:p>5702</text:p>
          </table:table-cell>
          <table:table-cell table:number-columns-repeated="2"/>
          <table:table-cell office:value-type="string" calcext:value-type="string">
            <text:p>2023-12-10T09:52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4299.5" calcext:value-type="float">
            <text:p>4299.5</text:p>
          </table:table-cell>
        </table:table-row>
        <table:table-row table:style-name="ro1">
          <table:table-cell office:value-type="string" calcext:value-type="string">
            <text:p>2023-12-10T14:28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76" calcext:value-type="float">
            <text:p>5376</text:p>
          </table:table-cell>
          <table:table-cell office:value-type="float" office:value="5679" calcext:value-type="float">
            <text:p>5679</text:p>
          </table:table-cell>
          <table:table-cell table:number-columns-repeated="2"/>
          <table:table-cell office:value-type="string" calcext:value-type="string">
            <text:p>2023-12-10T09:53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5218" calcext:value-type="float">
            <text:p>5218</text:p>
          </table:table-cell>
        </table:table-row>
        <table:table-row table:style-name="ro1">
          <table:table-cell office:value-type="string" calcext:value-type="string">
            <text:p>2023-12-10T14:29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76" calcext:value-type="float">
            <text:p>5376</text:p>
          </table:table-cell>
          <table:table-cell office:value-type="float" office:value="5679" calcext:value-type="float">
            <text:p>5679</text:p>
          </table:table-cell>
          <table:table-cell table:number-columns-repeated="2"/>
          <table:table-cell office:value-type="string" calcext:value-type="string">
            <text:p>2023-12-10T09:54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4787.83333333333" calcext:value-type="float">
            <text:p>4787.83333333333</text:p>
          </table:table-cell>
        </table:table-row>
        <table:table-row table:style-name="ro1">
          <table:table-cell office:value-type="string" calcext:value-type="string">
            <text:p>2023-12-10T14:29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76" calcext:value-type="float">
            <text:p>5376</text:p>
          </table:table-cell>
          <table:table-cell office:value-type="float" office:value="5675" calcext:value-type="float">
            <text:p>5675</text:p>
          </table:table-cell>
          <table:table-cell table:number-columns-repeated="2"/>
          <table:table-cell office:value-type="string" calcext:value-type="string">
            <text:p>2023-12-10T09:55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2023-12-10T14:29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76" calcext:value-type="float">
            <text:p>5376</text:p>
          </table:table-cell>
          <table:table-cell office:value-type="float" office:value="5675" calcext:value-type="float">
            <text:p>5675</text:p>
          </table:table-cell>
          <table:table-cell table:number-columns-repeated="2"/>
          <table:table-cell office:value-type="string" calcext:value-type="string">
            <text:p>2023-12-10T09:56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2023-12-10T14:29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76" calcext:value-type="float">
            <text:p>5376</text:p>
          </table:table-cell>
          <table:table-cell office:value-type="float" office:value="5672" calcext:value-type="float">
            <text:p>5672</text:p>
          </table:table-cell>
          <table:table-cell table:number-columns-repeated="2"/>
          <table:table-cell office:value-type="string" calcext:value-type="string">
            <text:p>2023-12-10T09:57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2023-12-10T14:29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835" calcext:value-type="float">
            <text:p>3835</text:p>
          </table:table-cell>
          <table:table-cell office:value-type="float" office:value="5672" calcext:value-type="float">
            <text:p>5672</text:p>
          </table:table-cell>
          <table:table-cell table:number-columns-repeated="2"/>
          <table:table-cell office:value-type="string" calcext:value-type="string">
            <text:p>2023-12-10T09:58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2023-12-10T14:29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835" calcext:value-type="float">
            <text:p>3835</text:p>
          </table:table-cell>
          <table:table-cell office:value-type="float" office:value="5702" calcext:value-type="float">
            <text:p>5702</text:p>
          </table:table-cell>
          <table:table-cell table:number-columns-repeated="2"/>
          <table:table-cell office:value-type="string" calcext:value-type="string">
            <text:p>2023-12-10T09:59:00.000Z</text:p>
          </table:table-cell>
          <table:table-cell office:value-type="float" office:value="102586.546875" calcext:value-type="float">
            <text:p>102586.546875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2023-12-10T14:29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835" calcext:value-type="float">
            <text:p>3835</text:p>
          </table:table-cell>
          <table:table-cell office:value-type="float" office:value="5702" calcext:value-type="float">
            <text:p>5702</text:p>
          </table:table-cell>
          <table:table-cell table:number-columns-repeated="2"/>
          <table:table-cell office:value-type="string" calcext:value-type="string">
            <text:p>2023-12-10T10:00:00.000Z</text:p>
          </table:table-cell>
          <table:table-cell office:value-type="float" office:value="102589.367838542" calcext:value-type="float">
            <text:p>102589.367838542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2023-12-10T14:29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5689" calcext:value-type="float">
            <text:p>5689</text:p>
          </table:table-cell>
          <table:table-cell table:number-columns-repeated="2"/>
          <table:table-cell office:value-type="string" calcext:value-type="string">
            <text:p>2023-12-10T10:01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string" calcext:value-type="string">
            <text:p>2023-12-10T14:29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5689" calcext:value-type="float">
            <text:p>5689</text:p>
          </table:table-cell>
          <table:table-cell table:number-columns-repeated="2"/>
          <table:table-cell office:value-type="string" calcext:value-type="string">
            <text:p>2023-12-10T10:02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4413.91666666667" calcext:value-type="float">
            <text:p>4413.91666666667</text:p>
          </table:table-cell>
        </table:table-row>
        <table:table-row table:style-name="ro1">
          <table:table-cell office:value-type="string" calcext:value-type="string">
            <text:p>2023-12-10T14:29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5688" calcext:value-type="float">
            <text:p>5688</text:p>
          </table:table-cell>
          <table:table-cell table:number-columns-repeated="2"/>
          <table:table-cell office:value-type="string" calcext:value-type="string">
            <text:p>2023-12-10T10:03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5246" calcext:value-type="float">
            <text:p>5246</text:p>
          </table:table-cell>
        </table:table-row>
        <table:table-row table:style-name="ro1">
          <table:table-cell office:value-type="string" calcext:value-type="string">
            <text:p>2023-12-10T14:29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5688" calcext:value-type="float">
            <text:p>5688</text:p>
          </table:table-cell>
          <table:table-cell table:number-columns-repeated="2"/>
          <table:table-cell office:value-type="string" calcext:value-type="string">
            <text:p>2023-12-10T10:04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3162.66666666667" calcext:value-type="float">
            <text:p>3162.66666666667</text:p>
          </table:table-cell>
        </table:table-row>
        <table:table-row table:style-name="ro1">
          <table:table-cell office:value-type="string" calcext:value-type="string">
            <text:p>2023-12-10T14:29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5696" calcext:value-type="float">
            <text:p>5696</text:p>
          </table:table-cell>
          <table:table-cell table:number-columns-repeated="2"/>
          <table:table-cell office:value-type="string" calcext:value-type="string">
            <text:p>2023-12-10T10:05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string" calcext:value-type="string">
            <text:p>2023-12-10T14:30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5696" calcext:value-type="float">
            <text:p>5696</text:p>
          </table:table-cell>
          <table:table-cell table:number-columns-repeated="2"/>
          <table:table-cell office:value-type="string" calcext:value-type="string">
            <text:p>2023-12-10T10:06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2809.16666666667" calcext:value-type="float">
            <text:p>2809.16666666667</text:p>
          </table:table-cell>
        </table:table-row>
        <table:table-row table:style-name="ro1">
          <table:table-cell office:value-type="string" calcext:value-type="string">
            <text:p>2023-12-10T14:30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4667" calcext:value-type="float">
            <text:p>4667</text:p>
          </table:table-cell>
          <table:table-cell table:number-columns-repeated="2"/>
          <table:table-cell office:value-type="string" calcext:value-type="string">
            <text:p>2023-12-10T10:07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2628.16666666667" calcext:value-type="float">
            <text:p>2628.16666666667</text:p>
          </table:table-cell>
        </table:table-row>
        <table:table-row table:style-name="ro1">
          <table:table-cell office:value-type="string" calcext:value-type="string">
            <text:p>2023-12-10T14:30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4667" calcext:value-type="float">
            <text:p>4667</text:p>
          </table:table-cell>
          <table:table-cell table:number-columns-repeated="2"/>
          <table:table-cell office:value-type="string" calcext:value-type="string">
            <text:p>2023-12-10T10:08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string" calcext:value-type="string">
            <text:p>2023-12-10T14:30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4641" calcext:value-type="float">
            <text:p>4641</text:p>
          </table:table-cell>
          <table:table-cell table:number-columns-repeated="2"/>
          <table:table-cell office:value-type="string" calcext:value-type="string">
            <text:p>2023-12-10T10:09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string" calcext:value-type="string">
            <text:p>2023-12-10T14:30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4641" calcext:value-type="float">
            <text:p>4641</text:p>
          </table:table-cell>
          <table:table-cell table:number-columns-repeated="2"/>
          <table:table-cell office:value-type="string" calcext:value-type="string">
            <text:p>2023-12-10T10:10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string" calcext:value-type="string">
            <text:p>2023-12-10T14:30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4651" calcext:value-type="float">
            <text:p>4651</text:p>
          </table:table-cell>
          <table:table-cell table:number-columns-repeated="2"/>
          <table:table-cell office:value-type="string" calcext:value-type="string">
            <text:p>2023-12-10T10:11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1868.16666666667" calcext:value-type="float">
            <text:p>1868.16666666667</text:p>
          </table:table-cell>
        </table:table-row>
        <table:table-row table:style-name="ro1">
          <table:table-cell office:value-type="string" calcext:value-type="string">
            <text:p>2023-12-10T14:30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4651" calcext:value-type="float">
            <text:p>4651</text:p>
          </table:table-cell>
          <table:table-cell table:number-columns-repeated="2"/>
          <table:table-cell office:value-type="string" calcext:value-type="string">
            <text:p>2023-12-10T10:12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2683.75" calcext:value-type="float">
            <text:p>2683.75</text:p>
          </table:table-cell>
        </table:table-row>
        <table:table-row table:style-name="ro1">
          <table:table-cell office:value-type="string" calcext:value-type="string">
            <text:p>2023-12-10T14:30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4667" calcext:value-type="float">
            <text:p>4667</text:p>
          </table:table-cell>
          <table:table-cell table:number-columns-repeated="2"/>
          <table:table-cell office:value-type="string" calcext:value-type="string">
            <text:p>2023-12-10T10:13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2023-12-10T14:30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4667" calcext:value-type="float">
            <text:p>4667</text:p>
          </table:table-cell>
          <table:table-cell table:number-columns-repeated="2"/>
          <table:table-cell office:value-type="string" calcext:value-type="string">
            <text:p>2023-12-10T10:14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2023-12-10T14:30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4654" calcext:value-type="float">
            <text:p>4654</text:p>
          </table:table-cell>
          <table:table-cell table:number-columns-repeated="2"/>
          <table:table-cell office:value-type="string" calcext:value-type="string">
            <text:p>2023-12-10T10:15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3032.08333333333" calcext:value-type="float">
            <text:p>3032.08333333333</text:p>
          </table:table-cell>
        </table:table-row>
        <table:table-row table:style-name="ro1">
          <table:table-cell office:value-type="string" calcext:value-type="string">
            <text:p>2023-12-10T14:30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4654" calcext:value-type="float">
            <text:p>4654</text:p>
          </table:table-cell>
          <table:table-cell table:number-columns-repeated="2"/>
          <table:table-cell office:value-type="string" calcext:value-type="string">
            <text:p>2023-12-10T10:16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2696.58333333333" calcext:value-type="float">
            <text:p>2696.58333333333</text:p>
          </table:table-cell>
        </table:table-row>
        <table:table-row table:style-name="ro1">
          <table:table-cell office:value-type="string" calcext:value-type="string">
            <text:p>2023-12-10T14:30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4631" calcext:value-type="float">
            <text:p>4631</text:p>
          </table:table-cell>
          <table:table-cell table:number-columns-repeated="2"/>
          <table:table-cell office:value-type="string" calcext:value-type="string">
            <text:p>2023-12-10T10:17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5375.25" calcext:value-type="float">
            <text:p>5375.25</text:p>
          </table:table-cell>
        </table:table-row>
        <table:table-row table:style-name="ro1">
          <table:table-cell office:value-type="string" calcext:value-type="string">
            <text:p>2023-12-10T14:31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4631" calcext:value-type="float">
            <text:p>4631</text:p>
          </table:table-cell>
          <table:table-cell table:number-columns-repeated="2"/>
          <table:table-cell office:value-type="string" calcext:value-type="string">
            <text:p>2023-12-10T10:18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string" calcext:value-type="string">
            <text:p>2023-12-10T14:31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4633" calcext:value-type="float">
            <text:p>4633</text:p>
          </table:table-cell>
          <table:table-cell table:number-columns-repeated="2"/>
          <table:table-cell office:value-type="string" calcext:value-type="string">
            <text:p>2023-12-10T10:19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5795.91666666667" calcext:value-type="float">
            <text:p>5795.91666666667</text:p>
          </table:table-cell>
        </table:table-row>
        <table:table-row table:style-name="ro1">
          <table:table-cell office:value-type="string" calcext:value-type="string">
            <text:p>2023-12-10T14:31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4633" calcext:value-type="float">
            <text:p>4633</text:p>
          </table:table-cell>
          <table:table-cell table:number-columns-repeated="2"/>
          <table:table-cell office:value-type="string" calcext:value-type="string">
            <text:p>2023-12-10T10:20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string" calcext:value-type="string">
            <text:p>2023-12-10T14:31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  <table:table-cell office:value-type="float" office:value="4606" calcext:value-type="float">
            <text:p>4606</text:p>
          </table:table-cell>
          <table:table-cell table:number-columns-repeated="2"/>
          <table:table-cell office:value-type="string" calcext:value-type="string">
            <text:p>2023-12-10T10:21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3880.91666666667" calcext:value-type="float">
            <text:p>3880.91666666667</text:p>
          </table:table-cell>
        </table:table-row>
        <table:table-row table:style-name="ro1">
          <table:table-cell office:value-type="string" calcext:value-type="string">
            <text:p>2023-12-10T14:31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197" calcext:value-type="float">
            <text:p>7197</text:p>
          </table:table-cell>
          <table:table-cell office:value-type="float" office:value="4606" calcext:value-type="float">
            <text:p>4606</text:p>
          </table:table-cell>
          <table:table-cell table:number-columns-repeated="2"/>
          <table:table-cell office:value-type="string" calcext:value-type="string">
            <text:p>2023-12-10T10:22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7200.58333333333" calcext:value-type="float">
            <text:p>7200.58333333333</text:p>
          </table:table-cell>
        </table:table-row>
        <table:table-row table:style-name="ro1">
          <table:table-cell office:value-type="string" calcext:value-type="string">
            <text:p>2023-12-10T14:31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197" calcext:value-type="float">
            <text:p>7197</text:p>
          </table:table-cell>
          <table:table-cell office:value-type="float" office:value="4638" calcext:value-type="float">
            <text:p>4638</text:p>
          </table:table-cell>
          <table:table-cell table:number-columns-repeated="2"/>
          <table:table-cell office:value-type="string" calcext:value-type="string">
            <text:p>2023-12-10T10:23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7742.33333333333" calcext:value-type="float">
            <text:p>7742.33333333333</text:p>
          </table:table-cell>
        </table:table-row>
        <table:table-row table:style-name="ro1">
          <table:table-cell office:value-type="string" calcext:value-type="string">
            <text:p>2023-12-10T14:31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197" calcext:value-type="float">
            <text:p>7197</text:p>
          </table:table-cell>
          <table:table-cell office:value-type="float" office:value="4638" calcext:value-type="float">
            <text:p>4638</text:p>
          </table:table-cell>
          <table:table-cell table:number-columns-repeated="2"/>
          <table:table-cell office:value-type="string" calcext:value-type="string">
            <text:p>2023-12-10T10:24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string" calcext:value-type="string">
            <text:p>2023-12-10T14:31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8547" calcext:value-type="float">
            <text:p>8547</text:p>
          </table:table-cell>
          <table:table-cell office:value-type="float" office:value="4618" calcext:value-type="float">
            <text:p>4618</text:p>
          </table:table-cell>
          <table:table-cell table:number-columns-repeated="2"/>
          <table:table-cell office:value-type="string" calcext:value-type="string">
            <text:p>2023-12-10T10:25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7938.75" calcext:value-type="float">
            <text:p>7938.75</text:p>
          </table:table-cell>
        </table:table-row>
        <table:table-row table:style-name="ro1">
          <table:table-cell office:value-type="string" calcext:value-type="string">
            <text:p>2023-12-10T14:31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8547" calcext:value-type="float">
            <text:p>8547</text:p>
          </table:table-cell>
          <table:table-cell office:value-type="float" office:value="4618" calcext:value-type="float">
            <text:p>4618</text:p>
          </table:table-cell>
          <table:table-cell table:number-columns-repeated="2"/>
          <table:table-cell office:value-type="string" calcext:value-type="string">
            <text:p>2023-12-10T10:26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string" calcext:value-type="string">
            <text:p>2023-12-10T14:31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8547" calcext:value-type="float">
            <text:p>8547</text:p>
          </table:table-cell>
          <table:table-cell office:value-type="float" office:value="4618" calcext:value-type="float">
            <text:p>4618</text:p>
          </table:table-cell>
          <table:table-cell table:number-columns-repeated="2"/>
          <table:table-cell office:value-type="string" calcext:value-type="string">
            <text:p>2023-12-10T10:27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6960.5" calcext:value-type="float">
            <text:p>6960.5</text:p>
          </table:table-cell>
        </table:table-row>
        <table:table-row table:style-name="ro1">
          <table:table-cell office:value-type="string" calcext:value-type="string">
            <text:p>2023-12-10T14:31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45" calcext:value-type="float">
            <text:p>4645</text:p>
          </table:table-cell>
          <table:table-cell table:number-columns-repeated="2"/>
          <table:table-cell office:value-type="string" calcext:value-type="string">
            <text:p>2023-12-10T10:28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8056" calcext:value-type="float">
            <text:p>8056</text:p>
          </table:table-cell>
        </table:table-row>
        <table:table-row table:style-name="ro1">
          <table:table-cell office:value-type="string" calcext:value-type="string">
            <text:p>2023-12-10T14:31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45" calcext:value-type="float">
            <text:p>4645</text:p>
          </table:table-cell>
          <table:table-cell table:number-columns-repeated="2"/>
          <table:table-cell office:value-type="string" calcext:value-type="string">
            <text:p>2023-12-10T10:29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8056" calcext:value-type="float">
            <text:p>8056</text:p>
          </table:table-cell>
        </table:table-row>
        <table:table-row table:style-name="ro1">
          <table:table-cell office:value-type="string" calcext:value-type="string">
            <text:p>2023-12-10T14:32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20" calcext:value-type="float">
            <text:p>4620</text:p>
          </table:table-cell>
          <table:table-cell table:number-columns-repeated="2"/>
          <table:table-cell office:value-type="string" calcext:value-type="string">
            <text:p>2023-12-10T10:30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7153.08333333333" calcext:value-type="float">
            <text:p>7153.08333333333</text:p>
          </table:table-cell>
        </table:table-row>
        <table:table-row table:style-name="ro1">
          <table:table-cell office:value-type="string" calcext:value-type="string">
            <text:p>2023-12-10T14:32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20" calcext:value-type="float">
            <text:p>4620</text:p>
          </table:table-cell>
          <table:table-cell table:number-columns-repeated="2"/>
          <table:table-cell office:value-type="string" calcext:value-type="string">
            <text:p>2023-12-10T10:31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string" calcext:value-type="string">
            <text:p>2023-12-10T14:32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25" calcext:value-type="float">
            <text:p>4625</text:p>
          </table:table-cell>
          <table:table-cell table:number-columns-repeated="2"/>
          <table:table-cell office:value-type="string" calcext:value-type="string">
            <text:p>2023-12-10T10:32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string" calcext:value-type="string">
            <text:p>2023-12-10T14:32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25" calcext:value-type="float">
            <text:p>4625</text:p>
          </table:table-cell>
          <table:table-cell table:number-columns-repeated="2"/>
          <table:table-cell office:value-type="string" calcext:value-type="string">
            <text:p>2023-12-10T10:33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string" calcext:value-type="string">
            <text:p>2023-12-10T14:32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21" calcext:value-type="float">
            <text:p>4621</text:p>
          </table:table-cell>
          <table:table-cell table:number-columns-repeated="2"/>
          <table:table-cell office:value-type="string" calcext:value-type="string">
            <text:p>2023-12-10T10:34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string" calcext:value-type="string">
            <text:p>2023-12-10T14:32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21" calcext:value-type="float">
            <text:p>4621</text:p>
          </table:table-cell>
          <table:table-cell table:number-columns-repeated="2"/>
          <table:table-cell office:value-type="string" calcext:value-type="string">
            <text:p>2023-12-10T10:35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string" calcext:value-type="string">
            <text:p>2023-12-10T14:32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17" calcext:value-type="float">
            <text:p>4617</text:p>
          </table:table-cell>
          <table:table-cell table:number-columns-repeated="2"/>
          <table:table-cell office:value-type="string" calcext:value-type="string">
            <text:p>2023-12-10T10:36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string" calcext:value-type="string">
            <text:p>2023-12-10T14:32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17" calcext:value-type="float">
            <text:p>4617</text:p>
          </table:table-cell>
          <table:table-cell table:number-columns-repeated="2"/>
          <table:table-cell office:value-type="string" calcext:value-type="string">
            <text:p>2023-12-10T10:37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5859.33333333333" calcext:value-type="float">
            <text:p>5859.33333333333</text:p>
          </table:table-cell>
        </table:table-row>
        <table:table-row table:style-name="ro1">
          <table:table-cell office:value-type="string" calcext:value-type="string">
            <text:p>2023-12-10T14:32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11" calcext:value-type="float">
            <text:p>4611</text:p>
          </table:table-cell>
          <table:table-cell table:number-columns-repeated="2"/>
          <table:table-cell office:value-type="string" calcext:value-type="string">
            <text:p>2023-12-10T10:38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string" calcext:value-type="string">
            <text:p>2023-12-10T14:32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11" calcext:value-type="float">
            <text:p>4611</text:p>
          </table:table-cell>
          <table:table-cell table:number-columns-repeated="2"/>
          <table:table-cell office:value-type="string" calcext:value-type="string">
            <text:p>2023-12-10T10:39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string" calcext:value-type="string">
            <text:p>2023-12-10T14:32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45" calcext:value-type="float">
            <text:p>4645</text:p>
          </table:table-cell>
          <table:table-cell table:number-columns-repeated="2"/>
          <table:table-cell office:value-type="string" calcext:value-type="string">
            <text:p>2023-12-10T10:40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string" calcext:value-type="string">
            <text:p>2023-12-10T14:32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45" calcext:value-type="float">
            <text:p>4645</text:p>
          </table:table-cell>
          <table:table-cell table:number-columns-repeated="2"/>
          <table:table-cell office:value-type="string" calcext:value-type="string">
            <text:p>2023-12-10T10:41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string" calcext:value-type="string">
            <text:p>2023-12-10T14:33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05" calcext:value-type="float">
            <text:p>4605</text:p>
          </table:table-cell>
          <table:table-cell table:number-columns-repeated="2"/>
          <table:table-cell office:value-type="string" calcext:value-type="string">
            <text:p>2023-12-10T10:42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3441.66666666667" calcext:value-type="float">
            <text:p>3441.66666666667</text:p>
          </table:table-cell>
        </table:table-row>
        <table:table-row table:style-name="ro1">
          <table:table-cell office:value-type="string" calcext:value-type="string">
            <text:p>2023-12-10T14:33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05" calcext:value-type="float">
            <text:p>4605</text:p>
          </table:table-cell>
          <table:table-cell table:number-columns-repeated="2"/>
          <table:table-cell office:value-type="string" calcext:value-type="string">
            <text:p>2023-12-10T10:43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string" calcext:value-type="string">
            <text:p>2023-12-10T14:33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21" calcext:value-type="float">
            <text:p>4621</text:p>
          </table:table-cell>
          <table:table-cell table:number-columns-repeated="2"/>
          <table:table-cell office:value-type="string" calcext:value-type="string">
            <text:p>2023-12-10T10:44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1792.33333333333" calcext:value-type="float">
            <text:p>1792.33333333333</text:p>
          </table:table-cell>
        </table:table-row>
        <table:table-row table:style-name="ro1">
          <table:table-cell office:value-type="string" calcext:value-type="string">
            <text:p>2023-12-10T14:33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21" calcext:value-type="float">
            <text:p>4621</text:p>
          </table:table-cell>
          <table:table-cell table:number-columns-repeated="2"/>
          <table:table-cell office:value-type="string" calcext:value-type="string">
            <text:p>2023-12-10T10:45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2023-12-10T14:33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02" calcext:value-type="float">
            <text:p>4602</text:p>
          </table:table-cell>
          <table:table-cell table:number-columns-repeated="2"/>
          <table:table-cell office:value-type="string" calcext:value-type="string">
            <text:p>2023-12-10T10:46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2023-12-10T14:33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602" calcext:value-type="float">
            <text:p>4602</text:p>
          </table:table-cell>
          <table:table-cell table:number-columns-repeated="2"/>
          <table:table-cell office:value-type="string" calcext:value-type="string">
            <text:p>2023-12-10T10:47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2023-12-10T14:33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584" calcext:value-type="float">
            <text:p>4584</text:p>
          </table:table-cell>
          <table:table-cell table:number-columns-repeated="2"/>
          <table:table-cell office:value-type="string" calcext:value-type="string">
            <text:p>2023-12-10T10:48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3151.41666666667" calcext:value-type="float">
            <text:p>3151.41666666667</text:p>
          </table:table-cell>
        </table:table-row>
        <table:table-row table:style-name="ro1">
          <table:table-cell office:value-type="string" calcext:value-type="string">
            <text:p>2023-12-10T14:33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4584" calcext:value-type="float">
            <text:p>4584</text:p>
          </table:table-cell>
          <table:table-cell table:number-columns-repeated="2"/>
          <table:table-cell office:value-type="string" calcext:value-type="string">
            <text:p>2023-12-10T10:49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4306" calcext:value-type="float">
            <text:p>4306</text:p>
          </table:table-cell>
        </table:table-row>
        <table:table-row table:style-name="ro1">
          <table:table-cell office:value-type="string" calcext:value-type="string">
            <text:p>2023-12-10T14:33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6549" calcext:value-type="float">
            <text:p>6549</text:p>
          </table:table-cell>
          <table:table-cell table:number-columns-repeated="2"/>
          <table:table-cell office:value-type="string" calcext:value-type="string">
            <text:p>2023-12-10T10:50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4306" calcext:value-type="float">
            <text:p>4306</text:p>
          </table:table-cell>
        </table:table-row>
        <table:table-row table:style-name="ro1">
          <table:table-cell office:value-type="string" calcext:value-type="string">
            <text:p>2023-12-10T14:33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6549" calcext:value-type="float">
            <text:p>6549</text:p>
          </table:table-cell>
          <table:table-cell table:number-columns-repeated="2"/>
          <table:table-cell office:value-type="string" calcext:value-type="string">
            <text:p>2023-12-10T10:51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3381.33333333333" calcext:value-type="float">
            <text:p>3381.33333333333</text:p>
          </table:table-cell>
        </table:table-row>
        <table:table-row table:style-name="ro1">
          <table:table-cell office:value-type="string" calcext:value-type="string">
            <text:p>2023-12-10T14:33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6560" calcext:value-type="float">
            <text:p>6560</text:p>
          </table:table-cell>
          <table:table-cell table:number-columns-repeated="2"/>
          <table:table-cell office:value-type="string" calcext:value-type="string">
            <text:p>2023-12-10T10:52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2023-12-10T14:33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6560" calcext:value-type="float">
            <text:p>6560</text:p>
          </table:table-cell>
          <table:table-cell table:number-columns-repeated="2"/>
          <table:table-cell office:value-type="string" calcext:value-type="string">
            <text:p>2023-12-10T10:53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2023-12-10T14:34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6565" calcext:value-type="float">
            <text:p>6565</text:p>
          </table:table-cell>
          <table:table-cell table:number-columns-repeated="2"/>
          <table:table-cell office:value-type="string" calcext:value-type="string">
            <text:p>2023-12-10T10:54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2023-12-10T14:34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6565" calcext:value-type="float">
            <text:p>6565</text:p>
          </table:table-cell>
          <table:table-cell table:number-columns-repeated="2"/>
          <table:table-cell office:value-type="string" calcext:value-type="string">
            <text:p>2023-12-10T10:55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1710.66666666667" calcext:value-type="float">
            <text:p>1710.66666666667</text:p>
          </table:table-cell>
        </table:table-row>
        <table:table-row table:style-name="ro1">
          <table:table-cell office:value-type="string" calcext:value-type="string">
            <text:p>2023-12-10T14:34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6573" calcext:value-type="float">
            <text:p>6573</text:p>
          </table:table-cell>
          <table:table-cell table:number-columns-repeated="2"/>
          <table:table-cell office:value-type="string" calcext:value-type="string">
            <text:p>2023-12-10T10:56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2023-12-10T14:34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6573" calcext:value-type="float">
            <text:p>6573</text:p>
          </table:table-cell>
          <table:table-cell table:number-columns-repeated="2"/>
          <table:table-cell office:value-type="string" calcext:value-type="string">
            <text:p>2023-12-10T10:57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2196.41666666667" calcext:value-type="float">
            <text:p>2196.41666666667</text:p>
          </table:table-cell>
        </table:table-row>
        <table:table-row table:style-name="ro1">
          <table:table-cell office:value-type="string" calcext:value-type="string">
            <text:p>2023-12-10T14:34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6563" calcext:value-type="float">
            <text:p>6563</text:p>
          </table:table-cell>
          <table:table-cell table:number-columns-repeated="2"/>
          <table:table-cell office:value-type="string" calcext:value-type="string">
            <text:p>2023-12-10T10:58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string" calcext:value-type="string">
            <text:p>2023-12-10T14:34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6563" calcext:value-type="float">
            <text:p>6563</text:p>
          </table:table-cell>
          <table:table-cell table:number-columns-repeated="2"/>
          <table:table-cell office:value-type="string" calcext:value-type="string">
            <text:p>2023-12-10T10:59:00.000Z</text:p>
          </table:table-cell>
          <table:table-cell office:value-type="float" office:value="102591.3828125" calcext:value-type="float">
            <text:p>102591.3828125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string" calcext:value-type="string">
            <text:p>2023-12-10T14:34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  <table:table-cell office:value-type="float" office:value="6582" calcext:value-type="float">
            <text:p>6582</text:p>
          </table:table-cell>
          <table:table-cell table:number-columns-repeated="2"/>
          <table:table-cell office:value-type="string" calcext:value-type="string">
            <text:p>2023-12-10T11:00:00.000Z</text:p>
          </table:table-cell>
          <table:table-cell office:value-type="float" office:value="102591.732421875" calcext:value-type="float">
            <text:p>102591.732421875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2023-12-10T14:34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887" calcext:value-type="float">
            <text:p>3887</text:p>
          </table:table-cell>
          <table:table-cell office:value-type="float" office:value="6582" calcext:value-type="float">
            <text:p>6582</text:p>
          </table:table-cell>
          <table:table-cell table:number-columns-repeated="2"/>
          <table:table-cell office:value-type="string" calcext:value-type="string">
            <text:p>2023-12-10T11:01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2023-12-10T14:34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887" calcext:value-type="float">
            <text:p>3887</text:p>
          </table:table-cell>
          <table:table-cell office:value-type="float" office:value="6593" calcext:value-type="float">
            <text:p>6593</text:p>
          </table:table-cell>
          <table:table-cell table:number-columns-repeated="2"/>
          <table:table-cell office:value-type="string" calcext:value-type="string">
            <text:p>2023-12-10T11:02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2023-12-10T14:34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887" calcext:value-type="float">
            <text:p>3887</text:p>
          </table:table-cell>
          <table:table-cell office:value-type="float" office:value="6593" calcext:value-type="float">
            <text:p>6593</text:p>
          </table:table-cell>
          <table:table-cell table:number-columns-repeated="2"/>
          <table:table-cell office:value-type="string" calcext:value-type="string">
            <text:p>2023-12-10T11:03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2023-12-10T14:34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88" calcext:value-type="float">
            <text:p>5388</text:p>
          </table:table-cell>
          <table:table-cell office:value-type="float" office:value="6596" calcext:value-type="float">
            <text:p>6596</text:p>
          </table:table-cell>
          <table:table-cell table:number-columns-repeated="2"/>
          <table:table-cell office:value-type="string" calcext:value-type="string">
            <text:p>2023-12-10T11:04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2023-12-10T14:34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88" calcext:value-type="float">
            <text:p>5388</text:p>
          </table:table-cell>
          <table:table-cell office:value-type="float" office:value="6596" calcext:value-type="float">
            <text:p>6596</text:p>
          </table:table-cell>
          <table:table-cell table:number-columns-repeated="2"/>
          <table:table-cell office:value-type="string" calcext:value-type="string">
            <text:p>2023-12-10T11:05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2023-12-10T14:35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88" calcext:value-type="float">
            <text:p>5388</text:p>
          </table:table-cell>
          <table:table-cell office:value-type="float" office:value="4863" calcext:value-type="float">
            <text:p>4863</text:p>
          </table:table-cell>
          <table:table-cell table:number-columns-repeated="2"/>
          <table:table-cell office:value-type="string" calcext:value-type="string">
            <text:p>2023-12-10T11:06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2023-12-10T14:35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88" calcext:value-type="float">
            <text:p>5388</text:p>
          </table:table-cell>
          <table:table-cell office:value-type="float" office:value="4863" calcext:value-type="float">
            <text:p>4863</text:p>
          </table:table-cell>
          <table:table-cell table:number-columns-repeated="2"/>
          <table:table-cell office:value-type="string" calcext:value-type="string">
            <text:p>2023-12-10T11:07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2023-12-10T14:35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88" calcext:value-type="float">
            <text:p>5388</text:p>
          </table:table-cell>
          <table:table-cell office:value-type="float" office:value="4871" calcext:value-type="float">
            <text:p>4871</text:p>
          </table:table-cell>
          <table:table-cell table:number-columns-repeated="2"/>
          <table:table-cell office:value-type="string" calcext:value-type="string">
            <text:p>2023-12-10T11:08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2023-12-10T14:35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88" calcext:value-type="float">
            <text:p>5388</text:p>
          </table:table-cell>
          <table:table-cell office:value-type="float" office:value="4871" calcext:value-type="float">
            <text:p>4871</text:p>
          </table:table-cell>
          <table:table-cell table:number-columns-repeated="2"/>
          <table:table-cell office:value-type="string" calcext:value-type="string">
            <text:p>2023-12-10T11:09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442.25" calcext:value-type="float">
            <text:p>4442.25</text:p>
          </table:table-cell>
        </table:table-row>
        <table:table-row table:style-name="ro1">
          <table:table-cell office:value-type="string" calcext:value-type="string">
            <text:p>2023-12-10T14:35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88" calcext:value-type="float">
            <text:p>5388</text:p>
          </table:table-cell>
          <table:table-cell office:value-type="float" office:value="6170" calcext:value-type="float">
            <text:p>6170</text:p>
          </table:table-cell>
          <table:table-cell table:number-columns-repeated="2"/>
          <table:table-cell office:value-type="string" calcext:value-type="string">
            <text:p>2023-12-10T11:10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866" calcext:value-type="float">
            <text:p>4866</text:p>
          </table:table-cell>
        </table:table-row>
        <table:table-row table:style-name="ro1">
          <table:table-cell office:value-type="string" calcext:value-type="string">
            <text:p>2023-12-10T14:35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88" calcext:value-type="float">
            <text:p>5388</text:p>
          </table:table-cell>
          <table:table-cell office:value-type="float" office:value="6170" calcext:value-type="float">
            <text:p>6170</text:p>
          </table:table-cell>
          <table:table-cell table:number-columns-repeated="2"/>
          <table:table-cell office:value-type="string" calcext:value-type="string">
            <text:p>2023-12-10T11:11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866" calcext:value-type="float">
            <text:p>4866</text:p>
          </table:table-cell>
        </table:table-row>
        <table:table-row table:style-name="ro1">
          <table:table-cell office:value-type="string" calcext:value-type="string">
            <text:p>2023-12-10T14:35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88" calcext:value-type="float">
            <text:p>5388</text:p>
          </table:table-cell>
          <table:table-cell office:value-type="float" office:value="4853" calcext:value-type="float">
            <text:p>4853</text:p>
          </table:table-cell>
          <table:table-cell table:number-columns-repeated="2"/>
          <table:table-cell office:value-type="string" calcext:value-type="string">
            <text:p>2023-12-10T11:12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866" calcext:value-type="float">
            <text:p>4866</text:p>
          </table:table-cell>
        </table:table-row>
        <table:table-row table:style-name="ro1">
          <table:table-cell office:value-type="string" calcext:value-type="string">
            <text:p>2023-12-10T14:35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88" calcext:value-type="float">
            <text:p>5388</text:p>
          </table:table-cell>
          <table:table-cell office:value-type="float" office:value="4853" calcext:value-type="float">
            <text:p>4853</text:p>
          </table:table-cell>
          <table:table-cell table:number-columns-repeated="2"/>
          <table:table-cell office:value-type="string" calcext:value-type="string">
            <text:p>2023-12-10T11:13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866" calcext:value-type="float">
            <text:p>4866</text:p>
          </table:table-cell>
        </table:table-row>
        <table:table-row table:style-name="ro1">
          <table:table-cell office:value-type="string" calcext:value-type="string">
            <text:p>2023-12-10T14:35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88" calcext:value-type="float">
            <text:p>5388</text:p>
          </table:table-cell>
          <table:table-cell office:value-type="float" office:value="4871" calcext:value-type="float">
            <text:p>4871</text:p>
          </table:table-cell>
          <table:table-cell table:number-columns-repeated="2"/>
          <table:table-cell office:value-type="string" calcext:value-type="string">
            <text:p>2023-12-10T11:14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5503.5" calcext:value-type="float">
            <text:p>5503.5</text:p>
          </table:table-cell>
        </table:table-row>
        <table:table-row table:style-name="ro1">
          <table:table-cell office:value-type="string" calcext:value-type="string">
            <text:p>2023-12-10T14:35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88" calcext:value-type="float">
            <text:p>5388</text:p>
          </table:table-cell>
          <table:table-cell office:value-type="float" office:value="4871" calcext:value-type="float">
            <text:p>4871</text:p>
          </table:table-cell>
          <table:table-cell table:number-columns-repeated="2"/>
          <table:table-cell office:value-type="string" calcext:value-type="string">
            <text:p>2023-12-10T11:15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string" calcext:value-type="string">
            <text:p>2023-12-10T14:35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360" calcext:value-type="float">
            <text:p>2360</text:p>
          </table:table-cell>
          <table:table-cell office:value-type="float" office:value="4870" calcext:value-type="float">
            <text:p>4870</text:p>
          </table:table-cell>
          <table:table-cell table:number-columns-repeated="2"/>
          <table:table-cell office:value-type="string" calcext:value-type="string">
            <text:p>2023-12-10T11:16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5189.41666666667" calcext:value-type="float">
            <text:p>5189.41666666667</text:p>
          </table:table-cell>
        </table:table-row>
        <table:table-row table:style-name="ro1">
          <table:table-cell office:value-type="string" calcext:value-type="string">
            <text:p>2023-12-10T14:35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360" calcext:value-type="float">
            <text:p>2360</text:p>
          </table:table-cell>
          <table:table-cell office:value-type="float" office:value="4870" calcext:value-type="float">
            <text:p>4870</text:p>
          </table:table-cell>
          <table:table-cell table:number-columns-repeated="2"/>
          <table:table-cell office:value-type="string" calcext:value-type="string">
            <text:p>2023-12-10T11:17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2023-12-10T14:36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360" calcext:value-type="float">
            <text:p>2360</text:p>
          </table:table-cell>
          <table:table-cell office:value-type="float" office:value="6183" calcext:value-type="float">
            <text:p>6183</text:p>
          </table:table-cell>
          <table:table-cell table:number-columns-repeated="2"/>
          <table:table-cell office:value-type="string" calcext:value-type="string">
            <text:p>2023-12-10T11:18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2023-12-10T14:36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360" calcext:value-type="float">
            <text:p>2360</text:p>
          </table:table-cell>
          <table:table-cell office:value-type="float" office:value="6183" calcext:value-type="float">
            <text:p>6183</text:p>
          </table:table-cell>
          <table:table-cell table:number-columns-repeated="2"/>
          <table:table-cell office:value-type="string" calcext:value-type="string">
            <text:p>2023-12-10T11:19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2023-12-10T14:36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360" calcext:value-type="float">
            <text:p>2360</text:p>
          </table:table-cell>
          <table:table-cell office:value-type="float" office:value="6181" calcext:value-type="float">
            <text:p>6181</text:p>
          </table:table-cell>
          <table:table-cell table:number-columns-repeated="2"/>
          <table:table-cell office:value-type="string" calcext:value-type="string">
            <text:p>2023-12-10T11:20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2023-12-10T14:36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360" calcext:value-type="float">
            <text:p>2360</text:p>
          </table:table-cell>
          <table:table-cell office:value-type="float" office:value="6181" calcext:value-type="float">
            <text:p>6181</text:p>
          </table:table-cell>
          <table:table-cell table:number-columns-repeated="2"/>
          <table:table-cell office:value-type="string" calcext:value-type="string">
            <text:p>2023-12-10T11:21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2023-12-10T14:36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360" calcext:value-type="float">
            <text:p>2360</text:p>
          </table:table-cell>
          <table:table-cell office:value-type="float" office:value="4862" calcext:value-type="float">
            <text:p>4862</text:p>
          </table:table-cell>
          <table:table-cell table:number-columns-repeated="2"/>
          <table:table-cell office:value-type="string" calcext:value-type="string">
            <text:p>2023-12-10T11:22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2023-12-10T14:36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360" calcext:value-type="float">
            <text:p>2360</text:p>
          </table:table-cell>
          <table:table-cell office:value-type="float" office:value="4862" calcext:value-type="float">
            <text:p>4862</text:p>
          </table:table-cell>
          <table:table-cell table:number-columns-repeated="2"/>
          <table:table-cell office:value-type="string" calcext:value-type="string">
            <text:p>2023-12-10T11:23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3935.66666666667" calcext:value-type="float">
            <text:p>3935.66666666667</text:p>
          </table:table-cell>
        </table:table-row>
        <table:table-row table:style-name="ro1">
          <table:table-cell office:value-type="string" calcext:value-type="string">
            <text:p>2023-12-10T14:36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360" calcext:value-type="float">
            <text:p>2360</text:p>
          </table:table-cell>
          <table:table-cell office:value-type="float" office:value="4871" calcext:value-type="float">
            <text:p>4871</text:p>
          </table:table-cell>
          <table:table-cell table:number-columns-repeated="2"/>
          <table:table-cell office:value-type="string" calcext:value-type="string">
            <text:p>2023-12-10T11:24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string" calcext:value-type="string">
            <text:p>2023-12-10T14:36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946" calcext:value-type="float">
            <text:p>3946</text:p>
          </table:table-cell>
          <table:table-cell office:value-type="float" office:value="4871" calcext:value-type="float">
            <text:p>4871</text:p>
          </table:table-cell>
          <table:table-cell table:number-columns-repeated="2"/>
          <table:table-cell office:value-type="string" calcext:value-type="string">
            <text:p>2023-12-10T11:25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string" calcext:value-type="string">
            <text:p>2023-12-10T14:36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946" calcext:value-type="float">
            <text:p>3946</text:p>
          </table:table-cell>
          <table:table-cell office:value-type="float" office:value="6179" calcext:value-type="float">
            <text:p>6179</text:p>
          </table:table-cell>
          <table:table-cell table:number-columns-repeated="2"/>
          <table:table-cell office:value-type="string" calcext:value-type="string">
            <text:p>2023-12-10T11:26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string" calcext:value-type="string">
            <text:p>2023-12-10T14:36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946" calcext:value-type="float">
            <text:p>3946</text:p>
          </table:table-cell>
          <table:table-cell office:value-type="float" office:value="6179" calcext:value-type="float">
            <text:p>6179</text:p>
          </table:table-cell>
          <table:table-cell table:number-columns-repeated="2"/>
          <table:table-cell office:value-type="string" calcext:value-type="string">
            <text:p>2023-12-10T11:27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string" calcext:value-type="string">
            <text:p>2023-12-10T14:36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946" calcext:value-type="float">
            <text:p>3946</text:p>
          </table:table-cell>
          <table:table-cell office:value-type="float" office:value="6153" calcext:value-type="float">
            <text:p>6153</text:p>
          </table:table-cell>
          <table:table-cell table:number-columns-repeated="2"/>
          <table:table-cell office:value-type="string" calcext:value-type="string">
            <text:p>2023-12-10T11:28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5810.5" calcext:value-type="float">
            <text:p>5810.5</text:p>
          </table:table-cell>
        </table:table-row>
        <table:table-row table:style-name="ro1">
          <table:table-cell office:value-type="string" calcext:value-type="string">
            <text:p>2023-12-10T14:36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946" calcext:value-type="float">
            <text:p>3946</text:p>
          </table:table-cell>
          <table:table-cell office:value-type="float" office:value="6153" calcext:value-type="float">
            <text:p>6153</text:p>
          </table:table-cell>
          <table:table-cell table:number-columns-repeated="2"/>
          <table:table-cell office:value-type="string" calcext:value-type="string">
            <text:p>2023-12-10T11:29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4679.33333333333" calcext:value-type="float">
            <text:p>4679.33333333333</text:p>
          </table:table-cell>
        </table:table-row>
        <table:table-row table:style-name="ro1">
          <table:table-cell office:value-type="string" calcext:value-type="string">
            <text:p>2023-12-10T14:37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946" calcext:value-type="float">
            <text:p>3946</text:p>
          </table:table-cell>
          <table:table-cell office:value-type="float" office:value="6187" calcext:value-type="float">
            <text:p>6187</text:p>
          </table:table-cell>
          <table:table-cell table:number-columns-repeated="2"/>
          <table:table-cell office:value-type="string" calcext:value-type="string">
            <text:p>2023-12-10T11:30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5605.66666666667" calcext:value-type="float">
            <text:p>5605.66666666667</text:p>
          </table:table-cell>
        </table:table-row>
        <table:table-row table:style-name="ro1">
          <table:table-cell office:value-type="string" calcext:value-type="string">
            <text:p>2023-12-10T14:37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946" calcext:value-type="float">
            <text:p>3946</text:p>
          </table:table-cell>
          <table:table-cell office:value-type="float" office:value="6187" calcext:value-type="float">
            <text:p>6187</text:p>
          </table:table-cell>
          <table:table-cell table:number-columns-repeated="2"/>
          <table:table-cell office:value-type="string" calcext:value-type="string">
            <text:p>2023-12-10T11:31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3769" calcext:value-type="float">
            <text:p>3769</text:p>
          </table:table-cell>
        </table:table-row>
        <table:table-row table:style-name="ro1">
          <table:table-cell office:value-type="string" calcext:value-type="string">
            <text:p>2023-12-10T14:37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946" calcext:value-type="float">
            <text:p>3946</text:p>
          </table:table-cell>
          <table:table-cell office:value-type="float" office:value="4890" calcext:value-type="float">
            <text:p>4890</text:p>
          </table:table-cell>
          <table:table-cell table:number-columns-repeated="2"/>
          <table:table-cell office:value-type="string" calcext:value-type="string">
            <text:p>2023-12-10T11:32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3769" calcext:value-type="float">
            <text:p>3769</text:p>
          </table:table-cell>
        </table:table-row>
        <table:table-row table:style-name="ro1">
          <table:table-cell office:value-type="string" calcext:value-type="string">
            <text:p>2023-12-10T14:37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946" calcext:value-type="float">
            <text:p>3946</text:p>
          </table:table-cell>
          <table:table-cell office:value-type="float" office:value="4890" calcext:value-type="float">
            <text:p>4890</text:p>
          </table:table-cell>
          <table:table-cell table:number-columns-repeated="2"/>
          <table:table-cell office:value-type="string" calcext:value-type="string">
            <text:p>2023-12-10T11:33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3769" calcext:value-type="float">
            <text:p>3769</text:p>
          </table:table-cell>
        </table:table-row>
        <table:table-row table:style-name="ro1">
          <table:table-cell office:value-type="string" calcext:value-type="string">
            <text:p>2023-12-10T14:37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6158" calcext:value-type="float">
            <text:p>6158</text:p>
          </table:table-cell>
          <table:table-cell table:number-columns-repeated="2"/>
          <table:table-cell office:value-type="string" calcext:value-type="string">
            <text:p>2023-12-10T11:34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5573.16666666667" calcext:value-type="float">
            <text:p>5573.16666666667</text:p>
          </table:table-cell>
        </table:table-row>
        <table:table-row table:style-name="ro1">
          <table:table-cell office:value-type="string" calcext:value-type="string">
            <text:p>2023-12-10T14:37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6158" calcext:value-type="float">
            <text:p>6158</text:p>
          </table:table-cell>
          <table:table-cell table:number-columns-repeated="2"/>
          <table:table-cell office:value-type="string" calcext:value-type="string">
            <text:p>2023-12-10T11:35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string" calcext:value-type="string">
            <text:p>2023-12-10T14:37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6161" calcext:value-type="float">
            <text:p>6161</text:p>
          </table:table-cell>
          <table:table-cell table:number-columns-repeated="2"/>
          <table:table-cell office:value-type="string" calcext:value-type="string">
            <text:p>2023-12-10T11:36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string" calcext:value-type="string">
            <text:p>2023-12-10T14:37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6161" calcext:value-type="float">
            <text:p>6161</text:p>
          </table:table-cell>
          <table:table-cell table:number-columns-repeated="2"/>
          <table:table-cell office:value-type="string" calcext:value-type="string">
            <text:p>2023-12-10T11:37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string" calcext:value-type="string">
            <text:p>2023-12-10T14:37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6154" calcext:value-type="float">
            <text:p>6154</text:p>
          </table:table-cell>
          <table:table-cell table:number-columns-repeated="2"/>
          <table:table-cell office:value-type="string" calcext:value-type="string">
            <text:p>2023-12-10T11:38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string" calcext:value-type="string">
            <text:p>2023-12-10T14:37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6154" calcext:value-type="float">
            <text:p>6154</text:p>
          </table:table-cell>
          <table:table-cell table:number-columns-repeated="2"/>
          <table:table-cell office:value-type="string" calcext:value-type="string">
            <text:p>2023-12-10T11:39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string" calcext:value-type="string">
            <text:p>2023-12-10T14:37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4890" calcext:value-type="float">
            <text:p>4890</text:p>
          </table:table-cell>
          <table:table-cell table:number-columns-repeated="2"/>
          <table:table-cell office:value-type="string" calcext:value-type="string">
            <text:p>2023-12-10T11:40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string" calcext:value-type="string">
            <text:p>2023-12-10T14:37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4890" calcext:value-type="float">
            <text:p>4890</text:p>
          </table:table-cell>
          <table:table-cell table:number-columns-repeated="2"/>
          <table:table-cell office:value-type="string" calcext:value-type="string">
            <text:p>2023-12-10T11:41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string" calcext:value-type="string">
            <text:p>2023-12-10T14:38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6195" calcext:value-type="float">
            <text:p>6195</text:p>
          </table:table-cell>
          <table:table-cell table:number-columns-repeated="2"/>
          <table:table-cell office:value-type="string" calcext:value-type="string">
            <text:p>2023-12-10T11:42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string" calcext:value-type="string">
            <text:p>2023-12-10T14:38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6195" calcext:value-type="float">
            <text:p>6195</text:p>
          </table:table-cell>
          <table:table-cell table:number-columns-repeated="2"/>
          <table:table-cell office:value-type="string" calcext:value-type="string">
            <text:p>2023-12-10T11:43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string" calcext:value-type="string">
            <text:p>2023-12-10T14:38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6138" calcext:value-type="float">
            <text:p>6138</text:p>
          </table:table-cell>
          <table:table-cell table:number-columns-repeated="2"/>
          <table:table-cell office:value-type="string" calcext:value-type="string">
            <text:p>2023-12-10T11:44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string" calcext:value-type="string">
            <text:p>2023-12-10T14:38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6138" calcext:value-type="float">
            <text:p>6138</text:p>
          </table:table-cell>
          <table:table-cell table:number-columns-repeated="2"/>
          <table:table-cell office:value-type="string" calcext:value-type="string">
            <text:p>2023-12-10T11:45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string" calcext:value-type="string">
            <text:p>2023-12-10T14:38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6123" calcext:value-type="float">
            <text:p>6123</text:p>
          </table:table-cell>
          <table:table-cell table:number-columns-repeated="2"/>
          <table:table-cell office:value-type="string" calcext:value-type="string">
            <text:p>2023-12-10T11:46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6301.5" calcext:value-type="float">
            <text:p>6301.5</text:p>
          </table:table-cell>
        </table:table-row>
        <table:table-row table:style-name="ro1">
          <table:table-cell office:value-type="string" calcext:value-type="string">
            <text:p>2023-12-10T14:38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6123" calcext:value-type="float">
            <text:p>6123</text:p>
          </table:table-cell>
          <table:table-cell table:number-columns-repeated="2"/>
          <table:table-cell office:value-type="string" calcext:value-type="string">
            <text:p>2023-12-10T11:47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5913" calcext:value-type="float">
            <text:p>5913</text:p>
          </table:table-cell>
        </table:table-row>
        <table:table-row table:style-name="ro1">
          <table:table-cell office:value-type="string" calcext:value-type="string">
            <text:p>2023-12-10T14:38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4809" calcext:value-type="float">
            <text:p>4809</text:p>
          </table:table-cell>
          <table:table-cell table:number-columns-repeated="2"/>
          <table:table-cell office:value-type="string" calcext:value-type="string">
            <text:p>2023-12-10T11:48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5913" calcext:value-type="float">
            <text:p>5913</text:p>
          </table:table-cell>
        </table:table-row>
        <table:table-row table:style-name="ro1">
          <table:table-cell office:value-type="string" calcext:value-type="string">
            <text:p>2023-12-10T14:38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4809" calcext:value-type="float">
            <text:p>4809</text:p>
          </table:table-cell>
          <table:table-cell table:number-columns-repeated="2"/>
          <table:table-cell office:value-type="string" calcext:value-type="string">
            <text:p>2023-12-10T11:49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string" calcext:value-type="string">
            <text:p>2023-12-10T14:38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6150" calcext:value-type="float">
            <text:p>6150</text:p>
          </table:table-cell>
          <table:table-cell table:number-columns-repeated="2"/>
          <table:table-cell office:value-type="string" calcext:value-type="string">
            <text:p>2023-12-10T11:50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 office:value-type="string" calcext:value-type="string">
            <text:p>2023-12-10T14:38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6150" calcext:value-type="float">
            <text:p>6150</text:p>
          </table:table-cell>
          <table:table-cell table:number-columns-repeated="2"/>
          <table:table-cell office:value-type="string" calcext:value-type="string">
            <text:p>2023-12-10T11:51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5393.25" calcext:value-type="float">
            <text:p>5393.25</text:p>
          </table:table-cell>
        </table:table-row>
        <table:table-row table:style-name="ro1">
          <table:table-cell office:value-type="string" calcext:value-type="string">
            <text:p>2023-12-10T14:38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6150" calcext:value-type="float">
            <text:p>6150</text:p>
          </table:table-cell>
          <table:table-cell table:number-columns-repeated="2"/>
          <table:table-cell office:value-type="string" calcext:value-type="string">
            <text:p>2023-12-10T11:52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3409.75" calcext:value-type="float">
            <text:p>3409.75</text:p>
          </table:table-cell>
        </table:table-row>
        <table:table-row table:style-name="ro1">
          <table:table-cell office:value-type="string" calcext:value-type="string">
            <text:p>2023-12-10T14:38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6144" calcext:value-type="float">
            <text:p>6144</text:p>
          </table:table-cell>
          <table:table-cell table:number-columns-repeated="2"/>
          <table:table-cell office:value-type="string" calcext:value-type="string">
            <text:p>2023-12-10T11:53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3463.75" calcext:value-type="float">
            <text:p>3463.75</text:p>
          </table:table-cell>
        </table:table-row>
        <table:table-row table:style-name="ro1">
          <table:table-cell office:value-type="string" calcext:value-type="string">
            <text:p>2023-12-10T14:39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  <table:table-cell office:value-type="float" office:value="6144" calcext:value-type="float">
            <text:p>6144</text:p>
          </table:table-cell>
          <table:table-cell table:number-columns-repeated="2"/>
          <table:table-cell office:value-type="string" calcext:value-type="string">
            <text:p>2023-12-10T11:54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string" calcext:value-type="string">
            <text:p>2023-12-10T14:39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855" calcext:value-type="float">
            <text:p>3855</text:p>
          </table:table-cell>
          <table:table-cell office:value-type="float" office:value="4857" calcext:value-type="float">
            <text:p>4857</text:p>
          </table:table-cell>
          <table:table-cell table:number-columns-repeated="2"/>
          <table:table-cell office:value-type="string" calcext:value-type="string">
            <text:p>2023-12-10T11:55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3639" calcext:value-type="float">
            <text:p>3639</text:p>
          </table:table-cell>
        </table:table-row>
        <table:table-row table:style-name="ro1">
          <table:table-cell office:value-type="string" calcext:value-type="string">
            <text:p>2023-12-10T14:39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855" calcext:value-type="float">
            <text:p>3855</text:p>
          </table:table-cell>
          <table:table-cell office:value-type="float" office:value="4857" calcext:value-type="float">
            <text:p>4857</text:p>
          </table:table-cell>
          <table:table-cell table:number-columns-repeated="2"/>
          <table:table-cell office:value-type="string" calcext:value-type="string">
            <text:p>2023-12-10T11:56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3063.5" calcext:value-type="float">
            <text:p>3063.5</text:p>
          </table:table-cell>
        </table:table-row>
        <table:table-row table:style-name="ro1">
          <table:table-cell office:value-type="string" calcext:value-type="string">
            <text:p>2023-12-10T14:39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855" calcext:value-type="float">
            <text:p>3855</text:p>
          </table:table-cell>
          <table:table-cell office:value-type="float" office:value="4967" calcext:value-type="float">
            <text:p>4967</text:p>
          </table:table-cell>
          <table:table-cell table:number-columns-repeated="2"/>
          <table:table-cell office:value-type="string" calcext:value-type="string">
            <text:p>2023-12-10T11:57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string" calcext:value-type="string">
            <text:p>2023-12-10T14:39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967" calcext:value-type="float">
            <text:p>4967</text:p>
          </table:table-cell>
          <table:table-cell table:number-columns-repeated="2"/>
          <table:table-cell office:value-type="string" calcext:value-type="string">
            <text:p>2023-12-10T11:58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2686.75" calcext:value-type="float">
            <text:p>2686.75</text:p>
          </table:table-cell>
        </table:table-row>
        <table:table-row table:style-name="ro1">
          <table:table-cell office:value-type="string" calcext:value-type="string">
            <text:p>2023-12-10T14:39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6184" calcext:value-type="float">
            <text:p>6184</text:p>
          </table:table-cell>
          <table:table-cell table:number-columns-repeated="2"/>
          <table:table-cell office:value-type="string" calcext:value-type="string">
            <text:p>2023-12-10T11:59:00.000Z</text:p>
          </table:table-cell>
          <table:table-cell office:value-type="float" office:value="102595.578125" calcext:value-type="float">
            <text:p>102595.578125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string" calcext:value-type="string">
            <text:p>2023-12-10T14:39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6184" calcext:value-type="float">
            <text:p>6184</text:p>
          </table:table-cell>
          <table:table-cell table:number-columns-repeated="2"/>
          <table:table-cell office:value-type="string" calcext:value-type="string">
            <text:p>2023-12-10T12:00:00.000Z</text:p>
          </table:table-cell>
          <table:table-cell office:value-type="float" office:value="102596.7734375" calcext:value-type="float">
            <text:p>102596.7734375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string" calcext:value-type="string">
            <text:p>2023-12-10T14:39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54" calcext:value-type="float">
            <text:p>4854</text:p>
          </table:table-cell>
          <table:table-cell table:number-columns-repeated="2"/>
          <table:table-cell office:value-type="string" calcext:value-type="string">
            <text:p>2023-12-10T12:01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string" calcext:value-type="string">
            <text:p>2023-12-10T14:39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54" calcext:value-type="float">
            <text:p>4854</text:p>
          </table:table-cell>
          <table:table-cell table:number-columns-repeated="2"/>
          <table:table-cell office:value-type="string" calcext:value-type="string">
            <text:p>2023-12-10T12:02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string" calcext:value-type="string">
            <text:p>2023-12-10T14:39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64" calcext:value-type="float">
            <text:p>4864</text:p>
          </table:table-cell>
          <table:table-cell table:number-columns-repeated="2"/>
          <table:table-cell office:value-type="string" calcext:value-type="string">
            <text:p>2023-12-10T12:03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2779.75" calcext:value-type="float">
            <text:p>2779.75</text:p>
          </table:table-cell>
        </table:table-row>
        <table:table-row table:style-name="ro1">
          <table:table-cell office:value-type="string" calcext:value-type="string">
            <text:p>2023-12-10T14:39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64" calcext:value-type="float">
            <text:p>4864</text:p>
          </table:table-cell>
          <table:table-cell table:number-columns-repeated="2"/>
          <table:table-cell office:value-type="string" calcext:value-type="string">
            <text:p>2023-12-10T12:04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string" calcext:value-type="string">
            <text:p>2023-12-10T14:39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897" calcext:value-type="float">
            <text:p>3897</text:p>
          </table:table-cell>
          <table:table-cell office:value-type="float" office:value="4843" calcext:value-type="float">
            <text:p>4843</text:p>
          </table:table-cell>
          <table:table-cell table:number-columns-repeated="2"/>
          <table:table-cell office:value-type="string" calcext:value-type="string">
            <text:p>2023-12-10T12:05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530.75" calcext:value-type="float">
            <text:p>3530.75</text:p>
          </table:table-cell>
        </table:table-row>
        <table:table-row table:style-name="ro1">
          <table:table-cell office:value-type="string" calcext:value-type="string">
            <text:p>2023-12-10T14:40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43" calcext:value-type="float">
            <text:p>4843</text:p>
          </table:table-cell>
          <table:table-cell table:number-columns-repeated="2"/>
          <table:table-cell office:value-type="string" calcext:value-type="string">
            <text:p>2023-12-10T12:06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string" calcext:value-type="string">
            <text:p>2023-12-10T14:40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31" calcext:value-type="float">
            <text:p>4831</text:p>
          </table:table-cell>
          <table:table-cell table:number-columns-repeated="2"/>
          <table:table-cell office:value-type="string" calcext:value-type="string">
            <text:p>2023-12-10T12:07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string" calcext:value-type="string">
            <text:p>2023-12-10T14:40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31" calcext:value-type="float">
            <text:p>4831</text:p>
          </table:table-cell>
          <table:table-cell table:number-columns-repeated="2"/>
          <table:table-cell office:value-type="string" calcext:value-type="string">
            <text:p>2023-12-10T12:08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515.5" calcext:value-type="float">
            <text:p>3515.5</text:p>
          </table:table-cell>
        </table:table-row>
        <table:table-row table:style-name="ro1">
          <table:table-cell office:value-type="string" calcext:value-type="string">
            <text:p>2023-12-10T14:40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41" calcext:value-type="float">
            <text:p>4841</text:p>
          </table:table-cell>
          <table:table-cell table:number-columns-repeated="2"/>
          <table:table-cell office:value-type="string" calcext:value-type="string">
            <text:p>2023-12-10T12:09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string" calcext:value-type="string">
            <text:p>2023-12-10T14:40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41" calcext:value-type="float">
            <text:p>4841</text:p>
          </table:table-cell>
          <table:table-cell table:number-columns-repeated="2"/>
          <table:table-cell office:value-type="string" calcext:value-type="string">
            <text:p>2023-12-10T12:10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string" calcext:value-type="string">
            <text:p>2023-12-10T14:40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24" calcext:value-type="float">
            <text:p>4824</text:p>
          </table:table-cell>
          <table:table-cell table:number-columns-repeated="2"/>
          <table:table-cell office:value-type="string" calcext:value-type="string">
            <text:p>2023-12-10T12:11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645.75" calcext:value-type="float">
            <text:p>3645.75</text:p>
          </table:table-cell>
        </table:table-row>
        <table:table-row table:style-name="ro1">
          <table:table-cell office:value-type="string" calcext:value-type="string">
            <text:p>2023-12-10T14:40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24" calcext:value-type="float">
            <text:p>4824</text:p>
          </table:table-cell>
          <table:table-cell table:number-columns-repeated="2"/>
          <table:table-cell office:value-type="string" calcext:value-type="string">
            <text:p>2023-12-10T12:12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string" calcext:value-type="string">
            <text:p>2023-12-10T14:40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16" calcext:value-type="float">
            <text:p>4816</text:p>
          </table:table-cell>
          <table:table-cell table:number-columns-repeated="2"/>
          <table:table-cell office:value-type="string" calcext:value-type="string">
            <text:p>2023-12-10T12:13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string" calcext:value-type="string">
            <text:p>2023-12-10T14:40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16" calcext:value-type="float">
            <text:p>4816</text:p>
          </table:table-cell>
          <table:table-cell table:number-columns-repeated="2"/>
          <table:table-cell office:value-type="string" calcext:value-type="string">
            <text:p>2023-12-10T12:14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string" calcext:value-type="string">
            <text:p>2023-12-10T14:40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37" calcext:value-type="float">
            <text:p>4837</text:p>
          </table:table-cell>
          <table:table-cell table:number-columns-repeated="2"/>
          <table:table-cell office:value-type="string" calcext:value-type="string">
            <text:p>2023-12-10T12:15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string" calcext:value-type="string">
            <text:p>2023-12-10T14:40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37" calcext:value-type="float">
            <text:p>4837</text:p>
          </table:table-cell>
          <table:table-cell table:number-columns-repeated="2"/>
          <table:table-cell office:value-type="string" calcext:value-type="string">
            <text:p>2023-12-10T12:16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string" calcext:value-type="string">
            <text:p>2023-12-10T14:40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04" calcext:value-type="float">
            <text:p>4804</text:p>
          </table:table-cell>
          <table:table-cell table:number-columns-repeated="2"/>
          <table:table-cell office:value-type="string" calcext:value-type="string">
            <text:p>2023-12-10T12:17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2685.5" calcext:value-type="float">
            <text:p>2685.5</text:p>
          </table:table-cell>
        </table:table-row>
        <table:table-row table:style-name="ro1">
          <table:table-cell office:value-type="string" calcext:value-type="string">
            <text:p>2023-12-10T14:41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04" calcext:value-type="float">
            <text:p>4804</text:p>
          </table:table-cell>
          <table:table-cell table:number-columns-repeated="2"/>
          <table:table-cell office:value-type="string" calcext:value-type="string">
            <text:p>2023-12-10T12:18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string" calcext:value-type="string">
            <text:p>2023-12-10T14:41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772" calcext:value-type="float">
            <text:p>4772</text:p>
          </table:table-cell>
          <table:table-cell table:number-columns-repeated="2"/>
          <table:table-cell office:value-type="string" calcext:value-type="string">
            <text:p>2023-12-10T12:19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458.5" calcext:value-type="float">
            <text:p>3458.5</text:p>
          </table:table-cell>
        </table:table-row>
        <table:table-row table:style-name="ro1">
          <table:table-cell office:value-type="string" calcext:value-type="string">
            <text:p>2023-12-10T14:41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772" calcext:value-type="float">
            <text:p>4772</text:p>
          </table:table-cell>
          <table:table-cell table:number-columns-repeated="2"/>
          <table:table-cell office:value-type="string" calcext:value-type="string">
            <text:p>2023-12-10T12:20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463.25" calcext:value-type="float">
            <text:p>3463.25</text:p>
          </table:table-cell>
        </table:table-row>
        <table:table-row table:style-name="ro1">
          <table:table-cell office:value-type="string" calcext:value-type="string">
            <text:p>2023-12-10T14:41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07" calcext:value-type="float">
            <text:p>4807</text:p>
          </table:table-cell>
          <table:table-cell table:number-columns-repeated="2"/>
          <table:table-cell office:value-type="string" calcext:value-type="string">
            <text:p>2023-12-10T12:21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863" calcext:value-type="float">
            <text:p>3863</text:p>
          </table:table-cell>
        </table:table-row>
        <table:table-row table:style-name="ro1">
          <table:table-cell office:value-type="string" calcext:value-type="string">
            <text:p>2023-12-10T14:41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07" calcext:value-type="float">
            <text:p>4807</text:p>
          </table:table-cell>
          <table:table-cell table:number-columns-repeated="2"/>
          <table:table-cell office:value-type="string" calcext:value-type="string">
            <text:p>2023-12-10T12:22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string" calcext:value-type="string">
            <text:p>2023-12-10T14:41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08" calcext:value-type="float">
            <text:p>4808</text:p>
          </table:table-cell>
          <table:table-cell table:number-columns-repeated="2"/>
          <table:table-cell office:value-type="string" calcext:value-type="string">
            <text:p>2023-12-10T12:23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834" calcext:value-type="float">
            <text:p>3834</text:p>
          </table:table-cell>
        </table:table-row>
        <table:table-row table:style-name="ro1">
          <table:table-cell office:value-type="string" calcext:value-type="string">
            <text:p>2023-12-10T14:41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08" calcext:value-type="float">
            <text:p>4808</text:p>
          </table:table-cell>
          <table:table-cell table:number-columns-repeated="2"/>
          <table:table-cell office:value-type="string" calcext:value-type="string">
            <text:p>2023-12-10T12:24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834" calcext:value-type="float">
            <text:p>3834</text:p>
          </table:table-cell>
        </table:table-row>
        <table:table-row table:style-name="ro1">
          <table:table-cell office:value-type="string" calcext:value-type="string">
            <text:p>2023-12-10T14:41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777" calcext:value-type="float">
            <text:p>4777</text:p>
          </table:table-cell>
          <table:table-cell table:number-columns-repeated="2"/>
          <table:table-cell office:value-type="string" calcext:value-type="string">
            <text:p>2023-12-10T12:25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442.5" calcext:value-type="float">
            <text:p>3442.5</text:p>
          </table:table-cell>
        </table:table-row>
        <table:table-row table:style-name="ro1">
          <table:table-cell office:value-type="string" calcext:value-type="string">
            <text:p>2023-12-10T14:41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777" calcext:value-type="float">
            <text:p>4777</text:p>
          </table:table-cell>
          <table:table-cell table:number-columns-repeated="2"/>
          <table:table-cell office:value-type="string" calcext:value-type="string">
            <text:p>2023-12-10T12:26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string" calcext:value-type="string">
            <text:p>2023-12-10T14:41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797" calcext:value-type="float">
            <text:p>4797</text:p>
          </table:table-cell>
          <table:table-cell table:number-columns-repeated="2"/>
          <table:table-cell office:value-type="string" calcext:value-type="string">
            <text:p>2023-12-10T12:27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 office:value-type="string" calcext:value-type="string">
            <text:p>2023-12-10T14:41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797" calcext:value-type="float">
            <text:p>4797</text:p>
          </table:table-cell>
          <table:table-cell table:number-columns-repeated="2"/>
          <table:table-cell office:value-type="string" calcext:value-type="string">
            <text:p>2023-12-10T12:28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2023-12-10T14:41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799" calcext:value-type="float">
            <text:p>4799</text:p>
          </table:table-cell>
          <table:table-cell table:number-columns-repeated="2"/>
          <table:table-cell office:value-type="string" calcext:value-type="string">
            <text:p>2023-12-10T12:29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4486.25" calcext:value-type="float">
            <text:p>4486.25</text:p>
          </table:table-cell>
        </table:table-row>
        <table:table-row table:style-name="ro1">
          <table:table-cell office:value-type="string" calcext:value-type="string">
            <text:p>2023-12-10T14:42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799" calcext:value-type="float">
            <text:p>4799</text:p>
          </table:table-cell>
          <table:table-cell table:number-columns-repeated="2"/>
          <table:table-cell office:value-type="string" calcext:value-type="string">
            <text:p>2023-12-10T12:30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4107.5" calcext:value-type="float">
            <text:p>4107.5</text:p>
          </table:table-cell>
        </table:table-row>
        <table:table-row table:style-name="ro1">
          <table:table-cell office:value-type="string" calcext:value-type="string">
            <text:p>2023-12-10T14:42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786" calcext:value-type="float">
            <text:p>4786</text:p>
          </table:table-cell>
          <table:table-cell table:number-columns-repeated="2"/>
          <table:table-cell office:value-type="string" calcext:value-type="string">
            <text:p>2023-12-10T12:31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5844" calcext:value-type="float">
            <text:p>5844</text:p>
          </table:table-cell>
        </table:table-row>
        <table:table-row table:style-name="ro1">
          <table:table-cell office:value-type="string" calcext:value-type="string">
            <text:p>2023-12-10T14:42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786" calcext:value-type="float">
            <text:p>4786</text:p>
          </table:table-cell>
          <table:table-cell table:number-columns-repeated="2"/>
          <table:table-cell office:value-type="string" calcext:value-type="string">
            <text:p>2023-12-10T12:32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6815" calcext:value-type="float">
            <text:p>6815</text:p>
          </table:table-cell>
        </table:table-row>
        <table:table-row table:style-name="ro1">
          <table:table-cell office:value-type="string" calcext:value-type="string">
            <text:p>2023-12-10T14:42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00" calcext:value-type="float">
            <text:p>4800</text:p>
          </table:table-cell>
          <table:table-cell table:number-columns-repeated="2"/>
          <table:table-cell office:value-type="string" calcext:value-type="string">
            <text:p>2023-12-10T12:33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2023-12-10T14:42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800" calcext:value-type="float">
            <text:p>4800</text:p>
          </table:table-cell>
          <table:table-cell table:number-columns-repeated="2"/>
          <table:table-cell office:value-type="string" calcext:value-type="string">
            <text:p>2023-12-10T12:34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string" calcext:value-type="string">
            <text:p>2023-12-10T14:42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793" calcext:value-type="float">
            <text:p>4793</text:p>
          </table:table-cell>
          <table:table-cell table:number-columns-repeated="2"/>
          <table:table-cell office:value-type="string" calcext:value-type="string">
            <text:p>2023-12-10T12:35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string" calcext:value-type="string">
            <text:p>2023-12-10T14:42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793" calcext:value-type="float">
            <text:p>4793</text:p>
          </table:table-cell>
          <table:table-cell table:number-columns-repeated="2"/>
          <table:table-cell office:value-type="string" calcext:value-type="string">
            <text:p>2023-12-10T12:36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6832" calcext:value-type="float">
            <text:p>6832</text:p>
          </table:table-cell>
        </table:table-row>
        <table:table-row table:style-name="ro1">
          <table:table-cell office:value-type="string" calcext:value-type="string">
            <text:p>2023-12-10T14:42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799" calcext:value-type="float">
            <text:p>4799</text:p>
          </table:table-cell>
          <table:table-cell table:number-columns-repeated="2"/>
          <table:table-cell office:value-type="string" calcext:value-type="string">
            <text:p>2023-12-10T12:37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string" calcext:value-type="string">
            <text:p>2023-12-10T14:42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4799" calcext:value-type="float">
            <text:p>4799</text:p>
          </table:table-cell>
          <table:table-cell table:number-columns-repeated="2"/>
          <table:table-cell office:value-type="string" calcext:value-type="string">
            <text:p>2023-12-10T12:38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4969.25" calcext:value-type="float">
            <text:p>4969.25</text:p>
          </table:table-cell>
        </table:table-row>
        <table:table-row table:style-name="ro1">
          <table:table-cell office:value-type="string" calcext:value-type="string">
            <text:p>2023-12-10T14:42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2803" calcext:value-type="float">
            <text:p>2803</text:p>
          </table:table-cell>
          <table:table-cell table:number-columns-repeated="2"/>
          <table:table-cell office:value-type="string" calcext:value-type="string">
            <text:p>2023-12-10T12:39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2023-12-10T14:42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2803" calcext:value-type="float">
            <text:p>2803</text:p>
          </table:table-cell>
          <table:table-cell table:number-columns-repeated="2"/>
          <table:table-cell office:value-type="string" calcext:value-type="string">
            <text:p>2023-12-10T12:40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4476" calcext:value-type="float">
            <text:p>4476</text:p>
          </table:table-cell>
        </table:table-row>
        <table:table-row table:style-name="ro1">
          <table:table-cell office:value-type="string" calcext:value-type="string">
            <text:p>2023-12-10T14:42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2751" calcext:value-type="float">
            <text:p>2751</text:p>
          </table:table-cell>
          <table:table-cell table:number-columns-repeated="2"/>
          <table:table-cell office:value-type="string" calcext:value-type="string">
            <text:p>2023-12-10T12:41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string" calcext:value-type="string">
            <text:p>2023-12-10T14:43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2751" calcext:value-type="float">
            <text:p>2751</text:p>
          </table:table-cell>
          <table:table-cell table:number-columns-repeated="2"/>
          <table:table-cell office:value-type="string" calcext:value-type="string">
            <text:p>2023-12-10T12:42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148.33333333333" calcext:value-type="float">
            <text:p>3148.33333333333</text:p>
          </table:table-cell>
        </table:table-row>
        <table:table-row table:style-name="ro1">
          <table:table-cell office:value-type="string" calcext:value-type="string">
            <text:p>2023-12-10T14:43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2749" calcext:value-type="float">
            <text:p>2749</text:p>
          </table:table-cell>
          <table:table-cell table:number-columns-repeated="2"/>
          <table:table-cell office:value-type="string" calcext:value-type="string">
            <text:p>2023-12-10T12:43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string" calcext:value-type="string">
            <text:p>2023-12-10T14:43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2749" calcext:value-type="float">
            <text:p>2749</text:p>
          </table:table-cell>
          <table:table-cell table:number-columns-repeated="2"/>
          <table:table-cell office:value-type="string" calcext:value-type="string">
            <text:p>2023-12-10T12:44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197.58333333333" calcext:value-type="float">
            <text:p>3197.58333333333</text:p>
          </table:table-cell>
        </table:table-row>
        <table:table-row table:style-name="ro1">
          <table:table-cell office:value-type="string" calcext:value-type="string">
            <text:p>2023-12-10T14:43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  <table:table-cell office:value-type="float" office:value="2754" calcext:value-type="float">
            <text:p>2754</text:p>
          </table:table-cell>
          <table:table-cell table:number-columns-repeated="2"/>
          <table:table-cell office:value-type="string" calcext:value-type="string">
            <text:p>2023-12-10T12:45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839" calcext:value-type="float">
            <text:p>3839</text:p>
          </table:table-cell>
        </table:table-row>
        <table:table-row table:style-name="ro1">
          <table:table-cell office:value-type="string" calcext:value-type="string">
            <text:p>2023-12-10T14:43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195" calcext:value-type="float">
            <text:p>3195</text:p>
          </table:table-cell>
          <table:table-cell office:value-type="float" office:value="2754" calcext:value-type="float">
            <text:p>2754</text:p>
          </table:table-cell>
          <table:table-cell table:number-columns-repeated="2"/>
          <table:table-cell office:value-type="string" calcext:value-type="string">
            <text:p>2023-12-10T12:46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540.16666666667" calcext:value-type="float">
            <text:p>3540.16666666667</text:p>
          </table:table-cell>
        </table:table-row>
        <table:table-row table:style-name="ro1">
          <table:table-cell office:value-type="string" calcext:value-type="string">
            <text:p>2023-12-10T14:43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195" calcext:value-type="float">
            <text:p>3195</text:p>
          </table:table-cell>
          <table:table-cell office:value-type="float" office:value="2770" calcext:value-type="float">
            <text:p>2770</text:p>
          </table:table-cell>
          <table:table-cell table:number-columns-repeated="2"/>
          <table:table-cell office:value-type="string" calcext:value-type="string">
            <text:p>2023-12-10T12:47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2433.41666666667" calcext:value-type="float">
            <text:p>2433.41666666667</text:p>
          </table:table-cell>
        </table:table-row>
        <table:table-row table:style-name="ro1">
          <table:table-cell office:value-type="string" calcext:value-type="string">
            <text:p>2023-12-10T14:43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195" calcext:value-type="float">
            <text:p>3195</text:p>
          </table:table-cell>
          <table:table-cell office:value-type="float" office:value="2770" calcext:value-type="float">
            <text:p>2770</text:p>
          </table:table-cell>
          <table:table-cell table:number-columns-repeated="2"/>
          <table:table-cell office:value-type="string" calcext:value-type="string">
            <text:p>2023-12-10T12:48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703.83333333333" calcext:value-type="float">
            <text:p>3703.83333333333</text:p>
          </table:table-cell>
        </table:table-row>
        <table:table-row table:style-name="ro1">
          <table:table-cell office:value-type="string" calcext:value-type="string">
            <text:p>2023-12-10T14:43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195" calcext:value-type="float">
            <text:p>3195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string" calcext:value-type="string">
            <text:p>2023-12-10T12:49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2972.75" calcext:value-type="float">
            <text:p>2972.75</text:p>
          </table:table-cell>
        </table:table-row>
        <table:table-row table:style-name="ro1">
          <table:table-cell office:value-type="string" calcext:value-type="string">
            <text:p>2023-12-10T14:43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195" calcext:value-type="float">
            <text:p>3195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string" calcext:value-type="string">
            <text:p>2023-12-10T12:50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string" calcext:value-type="string">
            <text:p>2023-12-10T14:43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195" calcext:value-type="float">
            <text:p>3195</text:p>
          </table:table-cell>
          <table:table-cell office:value-type="float" office:value="3176" calcext:value-type="float">
            <text:p>3176</text:p>
          </table:table-cell>
          <table:table-cell table:number-columns-repeated="2"/>
          <table:table-cell office:value-type="string" calcext:value-type="string">
            <text:p>2023-12-10T12:51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string" calcext:value-type="string">
            <text:p>2023-12-10T14:43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195" calcext:value-type="float">
            <text:p>3195</text:p>
          </table:table-cell>
          <table:table-cell office:value-type="float" office:value="3176" calcext:value-type="float">
            <text:p>3176</text:p>
          </table:table-cell>
          <table:table-cell table:number-columns-repeated="2"/>
          <table:table-cell office:value-type="string" calcext:value-type="string">
            <text:p>2023-12-10T12:52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2893.33333333333" calcext:value-type="float">
            <text:p>2893.33333333333</text:p>
          </table:table-cell>
        </table:table-row>
        <table:table-row table:style-name="ro1">
          <table:table-cell office:value-type="string" calcext:value-type="string">
            <text:p>2023-12-10T14:43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195" calcext:value-type="float">
            <text:p>3195</text:p>
          </table:table-cell>
          <table:table-cell office:value-type="float" office:value="3186" calcext:value-type="float">
            <text:p>3186</text:p>
          </table:table-cell>
          <table:table-cell table:number-columns-repeated="2"/>
          <table:table-cell office:value-type="string" calcext:value-type="string">
            <text:p>2023-12-10T12:53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4250.66666666667" calcext:value-type="float">
            <text:p>4250.66666666667</text:p>
          </table:table-cell>
        </table:table-row>
        <table:table-row table:style-name="ro1">
          <table:table-cell office:value-type="string" calcext:value-type="string">
            <text:p>2023-12-10T14:44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195" calcext:value-type="float">
            <text:p>3195</text:p>
          </table:table-cell>
          <table:table-cell office:value-type="float" office:value="3186" calcext:value-type="float">
            <text:p>3186</text:p>
          </table:table-cell>
          <table:table-cell table:number-columns-repeated="2"/>
          <table:table-cell office:value-type="string" calcext:value-type="string">
            <text:p>2023-12-10T12:54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4687.16666666667" calcext:value-type="float">
            <text:p>4687.16666666667</text:p>
          </table:table-cell>
        </table:table-row>
        <table:table-row table:style-name="ro1">
          <table:table-cell office:value-type="string" calcext:value-type="string">
            <text:p>2023-12-10T14:44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195" calcext:value-type="float">
            <text:p>3195</text:p>
          </table:table-cell>
          <table:table-cell office:value-type="float" office:value="3146" calcext:value-type="float">
            <text:p>3146</text:p>
          </table:table-cell>
          <table:table-cell table:number-columns-repeated="2"/>
          <table:table-cell office:value-type="string" calcext:value-type="string">
            <text:p>2023-12-10T12:55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6565" calcext:value-type="float">
            <text:p>6565</text:p>
          </table:table-cell>
        </table:table-row>
        <table:table-row table:style-name="ro1">
          <table:table-cell office:value-type="string" calcext:value-type="string">
            <text:p>2023-12-10T14:44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195" calcext:value-type="float">
            <text:p>3195</text:p>
          </table:table-cell>
          <table:table-cell office:value-type="float" office:value="3146" calcext:value-type="float">
            <text:p>3146</text:p>
          </table:table-cell>
          <table:table-cell table:number-columns-repeated="2"/>
          <table:table-cell office:value-type="string" calcext:value-type="string">
            <text:p>2023-12-10T12:56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6435.66666666667" calcext:value-type="float">
            <text:p>6435.66666666667</text:p>
          </table:table-cell>
        </table:table-row>
        <table:table-row table:style-name="ro1">
          <table:table-cell office:value-type="string" calcext:value-type="string">
            <text:p>2023-12-10T14:44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195" calcext:value-type="float">
            <text:p>3195</text:p>
          </table:table-cell>
          <table:table-cell office:value-type="float" office:value="3171" calcext:value-type="float">
            <text:p>3171</text:p>
          </table:table-cell>
          <table:table-cell table:number-columns-repeated="2"/>
          <table:table-cell office:value-type="string" calcext:value-type="string">
            <text:p>2023-12-10T12:57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5789" calcext:value-type="float">
            <text:p>5789</text:p>
          </table:table-cell>
        </table:table-row>
        <table:table-row table:style-name="ro1">
          <table:table-cell office:value-type="string" calcext:value-type="string">
            <text:p>2023-12-10T14:44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195" calcext:value-type="float">
            <text:p>3195</text:p>
          </table:table-cell>
          <table:table-cell office:value-type="float" office:value="3171" calcext:value-type="float">
            <text:p>3171</text:p>
          </table:table-cell>
          <table:table-cell table:number-columns-repeated="2"/>
          <table:table-cell office:value-type="string" calcext:value-type="string">
            <text:p>2023-12-10T12:58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5789" calcext:value-type="float">
            <text:p>5789</text:p>
          </table:table-cell>
        </table:table-row>
        <table:table-row table:style-name="ro1">
          <table:table-cell office:value-type="string" calcext:value-type="string">
            <text:p>2023-12-10T14:44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195" calcext:value-type="float">
            <text:p>3195</text:p>
          </table:table-cell>
          <table:table-cell office:value-type="float" office:value="3151" calcext:value-type="float">
            <text:p>3151</text:p>
          </table:table-cell>
          <table:table-cell table:number-columns-repeated="2"/>
          <table:table-cell office:value-type="string" calcext:value-type="string">
            <text:p>2023-12-10T12:59:00.000Z</text:p>
          </table:table-cell>
          <table:table-cell office:value-type="float" office:value="102600.359375" calcext:value-type="float">
            <text:p>102600.359375</text:p>
          </table:table-cell>
          <table:table-cell office:value-type="float" office:value="5904.66666666667" calcext:value-type="float">
            <text:p>5904.66666666667</text:p>
          </table:table-cell>
        </table:table-row>
        <table:table-row table:style-name="ro1">
          <table:table-cell office:value-type="string" calcext:value-type="string">
            <text:p>2023-12-10T14:44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195" calcext:value-type="float">
            <text:p>3195</text:p>
          </table:table-cell>
          <table:table-cell office:value-type="float" office:value="3151" calcext:value-type="float">
            <text:p>3151</text:p>
          </table:table-cell>
          <table:table-cell table:number-columns-repeated="2"/>
          <table:table-cell office:value-type="string" calcext:value-type="string">
            <text:p>2023-12-10T13:00:00.000Z</text:p>
          </table:table-cell>
          <table:table-cell office:value-type="float" office:value="102603.046875" calcext:value-type="float">
            <text:p>102603.046875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 office:value-type="string" calcext:value-type="string">
            <text:p>2023-12-10T14:44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office:value-type="string" calcext:value-type="string">
            <text:p>2023-12-10T13:01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string" calcext:value-type="string">
            <text:p>2023-12-10T14:44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office:value-type="string" calcext:value-type="string">
            <text:p>2023-12-10T13:02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6218.33333333333" calcext:value-type="float">
            <text:p>6218.33333333333</text:p>
          </table:table-cell>
        </table:table-row>
        <table:table-row table:style-name="ro1">
          <table:table-cell office:value-type="string" calcext:value-type="string">
            <text:p>2023-12-10T14:44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66" calcext:value-type="float">
            <text:p>3166</text:p>
          </table:table-cell>
          <table:table-cell table:number-columns-repeated="2"/>
          <table:table-cell office:value-type="string" calcext:value-type="string">
            <text:p>2023-12-10T13:03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6724.33333333333" calcext:value-type="float">
            <text:p>6724.33333333333</text:p>
          </table:table-cell>
        </table:table-row>
        <table:table-row table:style-name="ro1">
          <table:table-cell office:value-type="string" calcext:value-type="string">
            <text:p>2023-12-10T14:44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66" calcext:value-type="float">
            <text:p>3166</text:p>
          </table:table-cell>
          <table:table-cell table:number-columns-repeated="2"/>
          <table:table-cell office:value-type="string" calcext:value-type="string">
            <text:p>2023-12-10T13:04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6378.66666666667" calcext:value-type="float">
            <text:p>6378.66666666667</text:p>
          </table:table-cell>
        </table:table-row>
        <table:table-row table:style-name="ro1">
          <table:table-cell office:value-type="string" calcext:value-type="string">
            <text:p>2023-12-10T14:44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string" calcext:value-type="string">
            <text:p>2023-12-10T13:05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5691.83333333333" calcext:value-type="float">
            <text:p>5691.83333333333</text:p>
          </table:table-cell>
        </table:table-row>
        <table:table-row table:style-name="ro1">
          <table:table-cell office:value-type="string" calcext:value-type="string">
            <text:p>2023-12-10T14:45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string" calcext:value-type="string">
            <text:p>2023-12-10T13:06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5449.33333333333" calcext:value-type="float">
            <text:p>5449.33333333333</text:p>
          </table:table-cell>
        </table:table-row>
        <table:table-row table:style-name="ro1">
          <table:table-cell office:value-type="string" calcext:value-type="string">
            <text:p>2023-12-10T14:45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38" calcext:value-type="float">
            <text:p>3138</text:p>
          </table:table-cell>
          <table:table-cell table:number-columns-repeated="2"/>
          <table:table-cell office:value-type="string" calcext:value-type="string">
            <text:p>2023-12-10T13:07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4928.66666666667" calcext:value-type="float">
            <text:p>4928.66666666667</text:p>
          </table:table-cell>
        </table:table-row>
        <table:table-row table:style-name="ro1">
          <table:table-cell office:value-type="string" calcext:value-type="string">
            <text:p>2023-12-10T14:45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38" calcext:value-type="float">
            <text:p>3138</text:p>
          </table:table-cell>
          <table:table-cell table:number-columns-repeated="2"/>
          <table:table-cell office:value-type="string" calcext:value-type="string">
            <text:p>2023-12-10T13:08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5573.66666666667" calcext:value-type="float">
            <text:p>5573.66666666667</text:p>
          </table:table-cell>
        </table:table-row>
        <table:table-row table:style-name="ro1">
          <table:table-cell office:value-type="string" calcext:value-type="string">
            <text:p>2023-12-10T14:45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string" calcext:value-type="string">
            <text:p>2023-12-10T13:09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4658.16666666667" calcext:value-type="float">
            <text:p>4658.16666666667</text:p>
          </table:table-cell>
        </table:table-row>
        <table:table-row table:style-name="ro1">
          <table:table-cell office:value-type="string" calcext:value-type="string">
            <text:p>2023-12-10T14:45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string" calcext:value-type="string">
            <text:p>2023-12-10T13:10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5722.83333333333" calcext:value-type="float">
            <text:p>5722.83333333333</text:p>
          </table:table-cell>
        </table:table-row>
        <table:table-row table:style-name="ro1">
          <table:table-cell office:value-type="string" calcext:value-type="string">
            <text:p>2023-12-10T14:45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string" calcext:value-type="string">
            <text:p>2023-12-10T13:11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3953.58333333333" calcext:value-type="float">
            <text:p>3953.58333333333</text:p>
          </table:table-cell>
        </table:table-row>
        <table:table-row table:style-name="ro1">
          <table:table-cell office:value-type="string" calcext:value-type="string">
            <text:p>2023-12-10T14:45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11" calcext:value-type="float">
            <text:p>3111</text:p>
          </table:table-cell>
          <table:table-cell table:number-columns-repeated="2"/>
          <table:table-cell office:value-type="string" calcext:value-type="string">
            <text:p>2023-12-10T13:12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3125.66666666667" calcext:value-type="float">
            <text:p>3125.66666666667</text:p>
          </table:table-cell>
        </table:table-row>
        <table:table-row table:style-name="ro1">
          <table:table-cell office:value-type="string" calcext:value-type="string">
            <text:p>2023-12-10T14:45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11" calcext:value-type="float">
            <text:p>3111</text:p>
          </table:table-cell>
          <table:table-cell table:number-columns-repeated="2"/>
          <table:table-cell office:value-type="string" calcext:value-type="string">
            <text:p>2023-12-10T13:13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4029.33333333333" calcext:value-type="float">
            <text:p>4029.33333333333</text:p>
          </table:table-cell>
        </table:table-row>
        <table:table-row table:style-name="ro1">
          <table:table-cell office:value-type="string" calcext:value-type="string">
            <text:p>2023-12-10T14:45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string" calcext:value-type="string">
            <text:p>2023-12-10T13:14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string" calcext:value-type="string">
            <text:p>2023-12-10T14:45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string" calcext:value-type="string">
            <text:p>2023-12-10T13:15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string" calcext:value-type="string">
            <text:p>2023-12-10T14:45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24" calcext:value-type="float">
            <text:p>3124</text:p>
          </table:table-cell>
          <table:table-cell table:number-columns-repeated="2"/>
          <table:table-cell office:value-type="string" calcext:value-type="string">
            <text:p>2023-12-10T13:16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3301.91666666667" calcext:value-type="float">
            <text:p>3301.91666666667</text:p>
          </table:table-cell>
        </table:table-row>
        <table:table-row table:style-name="ro1">
          <table:table-cell office:value-type="string" calcext:value-type="string">
            <text:p>2023-12-10T14:45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24" calcext:value-type="float">
            <text:p>3124</text:p>
          </table:table-cell>
          <table:table-cell table:number-columns-repeated="2"/>
          <table:table-cell office:value-type="string" calcext:value-type="string">
            <text:p>2023-12-10T13:17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string" calcext:value-type="string">
            <text:p>2023-12-10T14:46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string" calcext:value-type="string">
            <text:p>2023-12-10T13:18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string" calcext:value-type="string">
            <text:p>2023-12-10T14:46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string" calcext:value-type="string">
            <text:p>2023-12-10T13:19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string" calcext:value-type="string">
            <text:p>2023-12-10T14:46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17" calcext:value-type="float">
            <text:p>3117</text:p>
          </table:table-cell>
          <table:table-cell table:number-columns-repeated="2"/>
          <table:table-cell office:value-type="string" calcext:value-type="string">
            <text:p>2023-12-10T13:20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2837.83333333333" calcext:value-type="float">
            <text:p>2837.83333333333</text:p>
          </table:table-cell>
        </table:table-row>
        <table:table-row table:style-name="ro1">
          <table:table-cell office:value-type="string" calcext:value-type="string">
            <text:p>2023-12-10T14:46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17" calcext:value-type="float">
            <text:p>3117</text:p>
          </table:table-cell>
          <table:table-cell table:number-columns-repeated="2"/>
          <table:table-cell office:value-type="string" calcext:value-type="string">
            <text:p>2023-12-10T13:21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2023-12-10T14:46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string" calcext:value-type="string">
            <text:p>2023-12-10T13:22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1524.41666666667" calcext:value-type="float">
            <text:p>1524.41666666667</text:p>
          </table:table-cell>
        </table:table-row>
        <table:table-row table:style-name="ro1">
          <table:table-cell office:value-type="string" calcext:value-type="string">
            <text:p>2023-12-10T14:46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string" calcext:value-type="string">
            <text:p>2023-12-10T13:23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2023-12-10T14:46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43" calcext:value-type="float">
            <text:p>3143</text:p>
          </table:table-cell>
          <table:table-cell table:number-columns-repeated="2"/>
          <table:table-cell office:value-type="string" calcext:value-type="string">
            <text:p>2023-12-10T13:24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2023-12-10T14:46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43" calcext:value-type="float">
            <text:p>3143</text:p>
          </table:table-cell>
          <table:table-cell table:number-columns-repeated="2"/>
          <table:table-cell office:value-type="string" calcext:value-type="string">
            <text:p>2023-12-10T13:25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2678.16666666667" calcext:value-type="float">
            <text:p>2678.16666666667</text:p>
          </table:table-cell>
        </table:table-row>
        <table:table-row table:style-name="ro1">
          <table:table-cell office:value-type="string" calcext:value-type="string">
            <text:p>2023-12-10T14:46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82" calcext:value-type="float">
            <text:p>3182</text:p>
          </table:table-cell>
          <table:table-cell table:number-columns-repeated="2"/>
          <table:table-cell office:value-type="string" calcext:value-type="string">
            <text:p>2023-12-10T13:26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string" calcext:value-type="string">
            <text:p>2023-12-10T14:46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82" calcext:value-type="float">
            <text:p>3182</text:p>
          </table:table-cell>
          <table:table-cell table:number-columns-repeated="2"/>
          <table:table-cell office:value-type="string" calcext:value-type="string">
            <text:p>2023-12-10T13:27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string" calcext:value-type="string">
            <text:p>2023-12-10T14:46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string" calcext:value-type="string">
            <text:p>2023-12-10T13:28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string" calcext:value-type="string">
            <text:p>2023-12-10T14:46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string" calcext:value-type="string">
            <text:p>2023-12-10T13:29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string" calcext:value-type="string">
            <text:p>2023-12-10T14:47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60" calcext:value-type="float">
            <text:p>3160</text:p>
          </table:table-cell>
          <table:table-cell table:number-columns-repeated="2"/>
          <table:table-cell office:value-type="string" calcext:value-type="string">
            <text:p>2023-12-10T13:30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string" calcext:value-type="string">
            <text:p>2023-12-10T14:47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60" calcext:value-type="float">
            <text:p>3160</text:p>
          </table:table-cell>
          <table:table-cell table:number-columns-repeated="2"/>
          <table:table-cell office:value-type="string" calcext:value-type="string">
            <text:p>2023-12-10T13:31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string" calcext:value-type="string">
            <text:p>2023-12-10T14:47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47" calcext:value-type="float">
            <text:p>3147</text:p>
          </table:table-cell>
          <table:table-cell table:number-columns-repeated="2"/>
          <table:table-cell office:value-type="string" calcext:value-type="string">
            <text:p>2023-12-10T13:32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string" calcext:value-type="string">
            <text:p>2023-12-10T14:47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47" calcext:value-type="float">
            <text:p>3147</text:p>
          </table:table-cell>
          <table:table-cell table:number-columns-repeated="2"/>
          <table:table-cell office:value-type="string" calcext:value-type="string">
            <text:p>2023-12-10T13:33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string" calcext:value-type="string">
            <text:p>2023-12-10T14:47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17" calcext:value-type="float">
            <text:p>3117</text:p>
          </table:table-cell>
          <table:table-cell table:number-columns-repeated="2"/>
          <table:table-cell office:value-type="string" calcext:value-type="string">
            <text:p>2023-12-10T13:34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string" calcext:value-type="string">
            <text:p>2023-12-10T14:47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17" calcext:value-type="float">
            <text:p>3117</text:p>
          </table:table-cell>
          <table:table-cell table:number-columns-repeated="2"/>
          <table:table-cell office:value-type="string" calcext:value-type="string">
            <text:p>2023-12-10T13:35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3498.5" calcext:value-type="float">
            <text:p>3498.5</text:p>
          </table:table-cell>
        </table:table-row>
        <table:table-row table:style-name="ro1">
          <table:table-cell office:value-type="string" calcext:value-type="string">
            <text:p>2023-12-10T14:47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70" calcext:value-type="float">
            <text:p>3170</text:p>
          </table:table-cell>
          <table:table-cell table:number-columns-repeated="2"/>
          <table:table-cell office:value-type="string" calcext:value-type="string">
            <text:p>2023-12-10T13:36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string" calcext:value-type="string">
            <text:p>2023-12-10T14:47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70" calcext:value-type="float">
            <text:p>3170</text:p>
          </table:table-cell>
          <table:table-cell table:number-columns-repeated="2"/>
          <table:table-cell office:value-type="string" calcext:value-type="string">
            <text:p>2023-12-10T13:37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4460.5" calcext:value-type="float">
            <text:p>4460.5</text:p>
          </table:table-cell>
        </table:table-row>
        <table:table-row table:style-name="ro1">
          <table:table-cell office:value-type="string" calcext:value-type="string">
            <text:p>2023-12-10T14:47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55" calcext:value-type="float">
            <text:p>3155</text:p>
          </table:table-cell>
          <table:table-cell table:number-columns-repeated="2"/>
          <table:table-cell office:value-type="string" calcext:value-type="string">
            <text:p>2023-12-10T13:38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string" calcext:value-type="string">
            <text:p>2023-12-10T14:47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55" calcext:value-type="float">
            <text:p>3155</text:p>
          </table:table-cell>
          <table:table-cell table:number-columns-repeated="2"/>
          <table:table-cell office:value-type="string" calcext:value-type="string">
            <text:p>2023-12-10T13:39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2023-12-10T14:47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55" calcext:value-type="float">
            <text:p>3155</text:p>
          </table:table-cell>
          <table:table-cell table:number-columns-repeated="2"/>
          <table:table-cell office:value-type="string" calcext:value-type="string">
            <text:p>2023-12-10T13:40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string" calcext:value-type="string">
            <text:p>2023-12-10T14:47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44" calcext:value-type="float">
            <text:p>3144</text:p>
          </table:table-cell>
          <table:table-cell table:number-columns-repeated="2"/>
          <table:table-cell office:value-type="string" calcext:value-type="string">
            <text:p>2023-12-10T13:41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string" calcext:value-type="string">
            <text:p>2023-12-10T14:48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44" calcext:value-type="float">
            <text:p>3144</text:p>
          </table:table-cell>
          <table:table-cell table:number-columns-repeated="2"/>
          <table:table-cell office:value-type="string" calcext:value-type="string">
            <text:p>2023-12-10T13:42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string" calcext:value-type="string">
            <text:p>2023-12-10T14:48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897" calcext:value-type="float">
            <text:p>2897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string" calcext:value-type="string">
            <text:p>2023-12-10T13:43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4789.33333333333" calcext:value-type="float">
            <text:p>4789.33333333333</text:p>
          </table:table-cell>
        </table:table-row>
        <table:table-row table:style-name="ro1">
          <table:table-cell office:value-type="string" calcext:value-type="string">
            <text:p>2023-12-10T14:48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897" calcext:value-type="float">
            <text:p>2897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string" calcext:value-type="string">
            <text:p>2023-12-10T13:44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5486.66666666667" calcext:value-type="float">
            <text:p>5486.66666666667</text:p>
          </table:table-cell>
        </table:table-row>
        <table:table-row table:style-name="ro1">
          <table:table-cell office:value-type="string" calcext:value-type="string">
            <text:p>2023-12-10T14:48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26" calcext:value-type="float">
            <text:p>3126</text:p>
          </table:table-cell>
          <table:table-cell table:number-columns-repeated="2"/>
          <table:table-cell office:value-type="string" calcext:value-type="string">
            <text:p>2023-12-10T13:45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string" calcext:value-type="string">
            <text:p>2023-12-10T14:48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26" calcext:value-type="float">
            <text:p>3126</text:p>
          </table:table-cell>
          <table:table-cell table:number-columns-repeated="2"/>
          <table:table-cell office:value-type="string" calcext:value-type="string">
            <text:p>2023-12-10T13:46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string" calcext:value-type="string">
            <text:p>2023-12-10T14:48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72" calcext:value-type="float">
            <text:p>3172</text:p>
          </table:table-cell>
          <table:table-cell table:number-columns-repeated="2"/>
          <table:table-cell office:value-type="string" calcext:value-type="string">
            <text:p>2023-12-10T13:47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string" calcext:value-type="string">
            <text:p>2023-12-10T14:48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72" calcext:value-type="float">
            <text:p>3172</text:p>
          </table:table-cell>
          <table:table-cell table:number-columns-repeated="2"/>
          <table:table-cell office:value-type="string" calcext:value-type="string">
            <text:p>2023-12-10T13:48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4734.83333333333" calcext:value-type="float">
            <text:p>4734.83333333333</text:p>
          </table:table-cell>
        </table:table-row>
        <table:table-row table:style-name="ro1">
          <table:table-cell office:value-type="string" calcext:value-type="string">
            <text:p>2023-12-10T14:48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92" calcext:value-type="float">
            <text:p>3192</text:p>
          </table:table-cell>
          <table:table-cell table:number-columns-repeated="2"/>
          <table:table-cell office:value-type="string" calcext:value-type="string">
            <text:p>2023-12-10T13:49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string" calcext:value-type="string">
            <text:p>2023-12-10T14:48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92" calcext:value-type="float">
            <text:p>3192</text:p>
          </table:table-cell>
          <table:table-cell table:number-columns-repeated="2"/>
          <table:table-cell office:value-type="string" calcext:value-type="string">
            <text:p>2023-12-10T13:50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6197.66666666667" calcext:value-type="float">
            <text:p>6197.66666666667</text:p>
          </table:table-cell>
        </table:table-row>
        <table:table-row table:style-name="ro1">
          <table:table-cell office:value-type="string" calcext:value-type="string">
            <text:p>2023-12-10T14:48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98" calcext:value-type="float">
            <text:p>3198</text:p>
          </table:table-cell>
          <table:table-cell table:number-columns-repeated="2"/>
          <table:table-cell office:value-type="string" calcext:value-type="string">
            <text:p>2023-12-10T13:51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6460.41666666667" calcext:value-type="float">
            <text:p>6460.41666666667</text:p>
          </table:table-cell>
        </table:table-row>
        <table:table-row table:style-name="ro1">
          <table:table-cell office:value-type="string" calcext:value-type="string">
            <text:p>2023-12-10T14:48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98" calcext:value-type="float">
            <text:p>3198</text:p>
          </table:table-cell>
          <table:table-cell table:number-columns-repeated="2"/>
          <table:table-cell office:value-type="string" calcext:value-type="string">
            <text:p>2023-12-10T13:52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6227.66666666667" calcext:value-type="float">
            <text:p>6227.66666666667</text:p>
          </table:table-cell>
        </table:table-row>
        <table:table-row table:style-name="ro1">
          <table:table-cell office:value-type="string" calcext:value-type="string">
            <text:p>2023-12-10T14:48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89" calcext:value-type="float">
            <text:p>3189</text:p>
          </table:table-cell>
          <table:table-cell table:number-columns-repeated="2"/>
          <table:table-cell office:value-type="string" calcext:value-type="string">
            <text:p>2023-12-10T13:53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5770.66666666667" calcext:value-type="float">
            <text:p>5770.66666666667</text:p>
          </table:table-cell>
        </table:table-row>
        <table:table-row table:style-name="ro1">
          <table:table-cell office:value-type="string" calcext:value-type="string">
            <text:p>2023-12-10T14:49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89" calcext:value-type="float">
            <text:p>3189</text:p>
          </table:table-cell>
          <table:table-cell table:number-columns-repeated="2"/>
          <table:table-cell office:value-type="string" calcext:value-type="string">
            <text:p>2023-12-10T13:54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5643" calcext:value-type="float">
            <text:p>5643</text:p>
          </table:table-cell>
        </table:table-row>
        <table:table-row table:style-name="ro1">
          <table:table-cell office:value-type="string" calcext:value-type="string">
            <text:p>2023-12-10T14:49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63" calcext:value-type="float">
            <text:p>3163</text:p>
          </table:table-cell>
          <table:table-cell table:number-columns-repeated="2"/>
          <table:table-cell office:value-type="string" calcext:value-type="string">
            <text:p>2023-12-10T13:55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5643" calcext:value-type="float">
            <text:p>5643</text:p>
          </table:table-cell>
        </table:table-row>
        <table:table-row table:style-name="ro1">
          <table:table-cell office:value-type="string" calcext:value-type="string">
            <text:p>2023-12-10T14:49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63" calcext:value-type="float">
            <text:p>3163</text:p>
          </table:table-cell>
          <table:table-cell table:number-columns-repeated="2"/>
          <table:table-cell office:value-type="string" calcext:value-type="string">
            <text:p>2023-12-10T13:56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5404.66666666667" calcext:value-type="float">
            <text:p>5404.66666666667</text:p>
          </table:table-cell>
        </table:table-row>
        <table:table-row table:style-name="ro1">
          <table:table-cell office:value-type="string" calcext:value-type="string">
            <text:p>2023-12-10T14:49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51" calcext:value-type="float">
            <text:p>3151</text:p>
          </table:table-cell>
          <table:table-cell table:number-columns-repeated="2"/>
          <table:table-cell office:value-type="string" calcext:value-type="string">
            <text:p>2023-12-10T13:57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string" calcext:value-type="string">
            <text:p>2023-12-10T14:49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51" calcext:value-type="float">
            <text:p>3151</text:p>
          </table:table-cell>
          <table:table-cell table:number-columns-repeated="2"/>
          <table:table-cell office:value-type="string" calcext:value-type="string">
            <text:p>2023-12-10T13:58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string" calcext:value-type="string">
            <text:p>2023-12-10T14:49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211" calcext:value-type="float">
            <text:p>3211</text:p>
          </table:table-cell>
          <table:table-cell table:number-columns-repeated="2"/>
          <table:table-cell office:value-type="string" calcext:value-type="string">
            <text:p>2023-12-10T13:59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5485.91666666667" calcext:value-type="float">
            <text:p>5485.91666666667</text:p>
          </table:table-cell>
        </table:table-row>
        <table:table-row table:style-name="ro1">
          <table:table-cell office:value-type="string" calcext:value-type="string">
            <text:p>2023-12-10T14:49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211" calcext:value-type="float">
            <text:p>3211</text:p>
          </table:table-cell>
          <table:table-cell table:number-columns-repeated="2"/>
          <table:table-cell office:value-type="string" calcext:value-type="string">
            <text:p>2023-12-10T14:00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5287" calcext:value-type="float">
            <text:p>5287</text:p>
          </table:table-cell>
        </table:table-row>
        <table:table-row table:style-name="ro1">
          <table:table-cell office:value-type="string" calcext:value-type="string">
            <text:p>2023-12-10T14:49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89" calcext:value-type="float">
            <text:p>3189</text:p>
          </table:table-cell>
          <table:table-cell table:number-columns-repeated="2"/>
          <table:table-cell office:value-type="string" calcext:value-type="string">
            <text:p>2023-12-10T14:01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5287" calcext:value-type="float">
            <text:p>5287</text:p>
          </table:table-cell>
        </table:table-row>
        <table:table-row table:style-name="ro1">
          <table:table-cell office:value-type="string" calcext:value-type="string">
            <text:p>2023-12-10T14:49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89" calcext:value-type="float">
            <text:p>3189</text:p>
          </table:table-cell>
          <table:table-cell table:number-columns-repeated="2"/>
          <table:table-cell office:value-type="string" calcext:value-type="string">
            <text:p>2023-12-10T14:02:00.000Z</text:p>
          </table:table-cell>
          <table:table-cell office:value-type="float" office:value="102604.390625" calcext:value-type="float">
            <text:p>102604.390625</text:p>
          </table:table-cell>
          <table:table-cell office:value-type="float" office:value="5287" calcext:value-type="float">
            <text:p>5287</text:p>
          </table:table-cell>
        </table:table-row>
        <table:table-row table:style-name="ro1">
          <table:table-cell office:value-type="string" calcext:value-type="string">
            <text:p>2023-12-10T14:49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78" calcext:value-type="float">
            <text:p>3178</text:p>
          </table:table-cell>
          <table:table-cell table:number-columns-repeated="2"/>
          <table:table-cell office:value-type="string" calcext:value-type="string">
            <text:p>2023-12-10T14:03:00.000Z</text:p>
          </table:table-cell>
          <table:table-cell office:value-type="float" office:value="102608.515625" calcext:value-type="float">
            <text:p>102608.515625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string" calcext:value-type="string">
            <text:p>2023-12-10T14:49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78" calcext:value-type="float">
            <text:p>3178</text:p>
          </table:table-cell>
          <table:table-cell table:number-columns-repeated="2"/>
          <table:table-cell office:value-type="string" calcext:value-type="string">
            <text:p>2023-12-10T14:04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204.16666666667" calcext:value-type="float">
            <text:p>5204.16666666667</text:p>
          </table:table-cell>
        </table:table-row>
        <table:table-row table:style-name="ro1">
          <table:table-cell office:value-type="string" calcext:value-type="string">
            <text:p>2023-12-10T14:49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94" calcext:value-type="float">
            <text:p>3194</text:p>
          </table:table-cell>
          <table:table-cell table:number-columns-repeated="2"/>
          <table:table-cell office:value-type="string" calcext:value-type="string">
            <text:p>2023-12-10T14:05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462.91666666667" calcext:value-type="float">
            <text:p>4462.91666666667</text:p>
          </table:table-cell>
        </table:table-row>
        <table:table-row table:style-name="ro1">
          <table:table-cell office:value-type="string" calcext:value-type="string">
            <text:p>2023-12-10T14:50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94" calcext:value-type="float">
            <text:p>3194</text:p>
          </table:table-cell>
          <table:table-cell table:number-columns-repeated="2"/>
          <table:table-cell office:value-type="string" calcext:value-type="string">
            <text:p>2023-12-10T14:06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765" calcext:value-type="float">
            <text:p>5765</text:p>
          </table:table-cell>
        </table:table-row>
        <table:table-row table:style-name="ro1">
          <table:table-cell office:value-type="string" calcext:value-type="string">
            <text:p>2023-12-10T14:50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string" calcext:value-type="string">
            <text:p>2023-12-10T14:07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522.5" calcext:value-type="float">
            <text:p>5522.5</text:p>
          </table:table-cell>
        </table:table-row>
        <table:table-row table:style-name="ro1">
          <table:table-cell office:value-type="string" calcext:value-type="string">
            <text:p>2023-12-10T14:50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string" calcext:value-type="string">
            <text:p>2023-12-10T14:08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string" calcext:value-type="string">
            <text:p>2023-12-10T14:50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87" calcext:value-type="float">
            <text:p>3187</text:p>
          </table:table-cell>
          <table:table-cell table:number-columns-repeated="2"/>
          <table:table-cell office:value-type="string" calcext:value-type="string">
            <text:p>2023-12-10T14:09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821.66666666667" calcext:value-type="float">
            <text:p>4821.66666666667</text:p>
          </table:table-cell>
        </table:table-row>
        <table:table-row table:style-name="ro1">
          <table:table-cell office:value-type="string" calcext:value-type="string">
            <text:p>2023-12-10T14:50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87" calcext:value-type="float">
            <text:p>3187</text:p>
          </table:table-cell>
          <table:table-cell table:number-columns-repeated="2"/>
          <table:table-cell office:value-type="string" calcext:value-type="string">
            <text:p>2023-12-10T14:10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string" calcext:value-type="string">
            <text:p>2023-12-10T14:50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4502" calcext:value-type="float">
            <text:p>4502</text:p>
          </table:table-cell>
          <table:table-cell table:number-columns-repeated="2"/>
          <table:table-cell office:value-type="string" calcext:value-type="string">
            <text:p>2023-12-10T14:11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string" calcext:value-type="string">
            <text:p>2023-12-10T14:50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4502" calcext:value-type="float">
            <text:p>4502</text:p>
          </table:table-cell>
          <table:table-cell table:number-columns-repeated="2"/>
          <table:table-cell office:value-type="string" calcext:value-type="string">
            <text:p>2023-12-10T14:12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string" calcext:value-type="string">
            <text:p>2023-12-10T14:50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string" calcext:value-type="string">
            <text:p>2023-12-10T14:13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286.5" calcext:value-type="float">
            <text:p>4286.5</text:p>
          </table:table-cell>
        </table:table-row>
        <table:table-row table:style-name="ro1">
          <table:table-cell office:value-type="string" calcext:value-type="string">
            <text:p>2023-12-10T14:50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string" calcext:value-type="string">
            <text:p>2023-12-10T14:14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2023-12-10T14:50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83" calcext:value-type="float">
            <text:p>3183</text:p>
          </table:table-cell>
          <table:table-cell table:number-columns-repeated="2"/>
          <table:table-cell office:value-type="string" calcext:value-type="string">
            <text:p>2023-12-10T14:15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2023-12-10T14:50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83" calcext:value-type="float">
            <text:p>3183</text:p>
          </table:table-cell>
          <table:table-cell table:number-columns-repeated="2"/>
          <table:table-cell office:value-type="string" calcext:value-type="string">
            <text:p>2023-12-10T14:16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781.66666666667" calcext:value-type="float">
            <text:p>5781.66666666667</text:p>
          </table:table-cell>
        </table:table-row>
        <table:table-row table:style-name="ro1">
          <table:table-cell office:value-type="string" calcext:value-type="string">
            <text:p>2023-12-10T14:50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70" calcext:value-type="float">
            <text:p>3170</text:p>
          </table:table-cell>
          <table:table-cell table:number-columns-repeated="2"/>
          <table:table-cell office:value-type="string" calcext:value-type="string">
            <text:p>2023-12-10T14:17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485.66666666667" calcext:value-type="float">
            <text:p>4485.66666666667</text:p>
          </table:table-cell>
        </table:table-row>
        <table:table-row table:style-name="ro1">
          <table:table-cell office:value-type="string" calcext:value-type="string">
            <text:p>2023-12-10T14:51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70" calcext:value-type="float">
            <text:p>3170</text:p>
          </table:table-cell>
          <table:table-cell table:number-columns-repeated="2"/>
          <table:table-cell office:value-type="string" calcext:value-type="string">
            <text:p>2023-12-10T14:18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string" calcext:value-type="string">
            <text:p>2023-12-10T14:51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4502" calcext:value-type="float">
            <text:p>4502</text:p>
          </table:table-cell>
          <table:table-cell table:number-columns-repeated="2"/>
          <table:table-cell office:value-type="string" calcext:value-type="string">
            <text:p>2023-12-10T14:19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529.75" calcext:value-type="float">
            <text:p>4529.75</text:p>
          </table:table-cell>
        </table:table-row>
        <table:table-row table:style-name="ro1">
          <table:table-cell office:value-type="string" calcext:value-type="string">
            <text:p>2023-12-10T14:51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4502" calcext:value-type="float">
            <text:p>4502</text:p>
          </table:table-cell>
          <table:table-cell table:number-columns-repeated="2"/>
          <table:table-cell office:value-type="string" calcext:value-type="string">
            <text:p>2023-12-10T14:20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string" calcext:value-type="string">
            <text:p>2023-12-10T14:51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4490" calcext:value-type="float">
            <text:p>4490</text:p>
          </table:table-cell>
          <table:table-cell table:number-columns-repeated="2"/>
          <table:table-cell office:value-type="string" calcext:value-type="string">
            <text:p>2023-12-10T14:21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string" calcext:value-type="string">
            <text:p>2023-12-10T14:51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4490" calcext:value-type="float">
            <text:p>4490</text:p>
          </table:table-cell>
          <table:table-cell table:number-columns-repeated="2"/>
          <table:table-cell office:value-type="string" calcext:value-type="string">
            <text:p>2023-12-10T14:22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447.66666666667" calcext:value-type="float">
            <text:p>5447.66666666667</text:p>
          </table:table-cell>
        </table:table-row>
        <table:table-row table:style-name="ro1">
          <table:table-cell office:value-type="string" calcext:value-type="string">
            <text:p>2023-12-10T14:51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string" calcext:value-type="string">
            <text:p>2023-12-10T14:23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office:value-type="string" calcext:value-type="string">
            <text:p>2023-12-10T14:51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string" calcext:value-type="string">
            <text:p>2023-12-10T14:24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string" calcext:value-type="string">
            <text:p>2023-12-10T14:51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3188" calcext:value-type="float">
            <text:p>3188</text:p>
          </table:table-cell>
          <table:table-cell table:number-columns-repeated="2"/>
          <table:table-cell office:value-type="string" calcext:value-type="string">
            <text:p>2023-12-10T14:25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869.83333333333" calcext:value-type="float">
            <text:p>5869.83333333333</text:p>
          </table:table-cell>
        </table:table-row>
        <table:table-row table:style-name="ro1">
          <table:table-cell office:value-type="string" calcext:value-type="string">
            <text:p>2023-12-10T14:51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3188" calcext:value-type="float">
            <text:p>3188</text:p>
          </table:table-cell>
          <table:table-cell table:number-columns-repeated="2"/>
          <table:table-cell office:value-type="string" calcext:value-type="string">
            <text:p>2023-12-10T14:26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751" calcext:value-type="float">
            <text:p>5751</text:p>
          </table:table-cell>
        </table:table-row>
        <table:table-row table:style-name="ro1">
          <table:table-cell office:value-type="string" calcext:value-type="string">
            <text:p>2023-12-10T14:51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518" calcext:value-type="float">
            <text:p>4518</text:p>
          </table:table-cell>
          <table:table-cell table:number-columns-repeated="2"/>
          <table:table-cell office:value-type="string" calcext:value-type="string">
            <text:p>2023-12-10T14:27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office:value-type="string" calcext:value-type="string">
            <text:p>2023-12-10T14:51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518" calcext:value-type="float">
            <text:p>4518</text:p>
          </table:table-cell>
          <table:table-cell table:number-columns-repeated="2"/>
          <table:table-cell office:value-type="string" calcext:value-type="string">
            <text:p>2023-12-10T14:28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string" calcext:value-type="string">
            <text:p>2023-12-10T14:51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510" calcext:value-type="float">
            <text:p>4510</text:p>
          </table:table-cell>
          <table:table-cell table:number-columns-repeated="2"/>
          <table:table-cell office:value-type="string" calcext:value-type="string">
            <text:p>2023-12-10T14:29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5798.25" calcext:value-type="float">
            <text:p>5798.25</text:p>
          </table:table-cell>
        </table:table-row>
        <table:table-row table:style-name="ro1">
          <table:table-cell office:value-type="string" calcext:value-type="string">
            <text:p>2023-12-10T14:52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510" calcext:value-type="float">
            <text:p>4510</text:p>
          </table:table-cell>
          <table:table-cell table:number-columns-repeated="2"/>
          <table:table-cell office:value-type="string" calcext:value-type="string">
            <text:p>2023-12-10T14:30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314" calcext:value-type="float">
            <text:p>7314</text:p>
          </table:table-cell>
        </table:table-row>
        <table:table-row table:style-name="ro1">
          <table:table-cell office:value-type="string" calcext:value-type="string">
            <text:p>2023-12-10T14:52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521" calcext:value-type="float">
            <text:p>4521</text:p>
          </table:table-cell>
          <table:table-cell table:number-columns-repeated="2"/>
          <table:table-cell office:value-type="string" calcext:value-type="string">
            <text:p>2023-12-10T14:31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7145.33333333333" calcext:value-type="float">
            <text:p>7145.33333333333</text:p>
          </table:table-cell>
        </table:table-row>
        <table:table-row table:style-name="ro1">
          <table:table-cell office:value-type="string" calcext:value-type="string">
            <text:p>2023-12-10T14:52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521" calcext:value-type="float">
            <text:p>4521</text:p>
          </table:table-cell>
          <table:table-cell table:number-columns-repeated="2"/>
          <table:table-cell office:value-type="string" calcext:value-type="string">
            <text:p>2023-12-10T14:32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</table:table-row>
        <table:table-row table:style-name="ro1">
          <table:table-cell office:value-type="string" calcext:value-type="string">
            <text:p>2023-12-10T14:52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3185" calcext:value-type="float">
            <text:p>3185</text:p>
          </table:table-cell>
          <table:table-cell table:number-columns-repeated="2"/>
          <table:table-cell office:value-type="string" calcext:value-type="string">
            <text:p>2023-12-10T14:33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628" calcext:value-type="float">
            <text:p>4628</text:p>
          </table:table-cell>
        </table:table-row>
        <table:table-row table:style-name="ro1">
          <table:table-cell office:value-type="string" calcext:value-type="string">
            <text:p>2023-12-10T14:52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3185" calcext:value-type="float">
            <text:p>3185</text:p>
          </table:table-cell>
          <table:table-cell table:number-columns-repeated="2"/>
          <table:table-cell office:value-type="string" calcext:value-type="string">
            <text:p>2023-12-10T14:34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569.41666666667" calcext:value-type="float">
            <text:p>4569.41666666667</text:p>
          </table:table-cell>
        </table:table-row>
        <table:table-row table:style-name="ro1">
          <table:table-cell office:value-type="string" calcext:value-type="string">
            <text:p>2023-12-10T14:52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519" calcext:value-type="float">
            <text:p>4519</text:p>
          </table:table-cell>
          <table:table-cell table:number-columns-repeated="2"/>
          <table:table-cell office:value-type="string" calcext:value-type="string">
            <text:p>2023-12-10T14:35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883.33333333333" calcext:value-type="float">
            <text:p>4883.33333333333</text:p>
          </table:table-cell>
        </table:table-row>
        <table:table-row table:style-name="ro1">
          <table:table-cell office:value-type="string" calcext:value-type="string">
            <text:p>2023-12-10T14:52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519" calcext:value-type="float">
            <text:p>4519</text:p>
          </table:table-cell>
          <table:table-cell table:number-columns-repeated="2"/>
          <table:table-cell office:value-type="string" calcext:value-type="string">
            <text:p>2023-12-10T14:36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020.83333333333" calcext:value-type="float">
            <text:p>3020.83333333333</text:p>
          </table:table-cell>
        </table:table-row>
        <table:table-row table:style-name="ro1">
          <table:table-cell office:value-type="string" calcext:value-type="string">
            <text:p>2023-12-10T14:52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string" calcext:value-type="string">
            <text:p>2023-12-10T14:37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string" calcext:value-type="string">
            <text:p>2023-12-10T14:52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string" calcext:value-type="string">
            <text:p>2023-12-10T14:38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string" calcext:value-type="string">
            <text:p>2023-12-10T14:52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491" calcext:value-type="float">
            <text:p>4491</text:p>
          </table:table-cell>
          <table:table-cell table:number-columns-repeated="2"/>
          <table:table-cell office:value-type="string" calcext:value-type="string">
            <text:p>2023-12-10T14:39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10.58333333333" calcext:value-type="float">
            <text:p>2910.58333333333</text:p>
          </table:table-cell>
        </table:table-row>
        <table:table-row table:style-name="ro1">
          <table:table-cell office:value-type="string" calcext:value-type="string">
            <text:p>2023-12-10T14:52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491" calcext:value-type="float">
            <text:p>4491</text:p>
          </table:table-cell>
          <table:table-cell table:number-columns-repeated="2"/>
          <table:table-cell office:value-type="string" calcext:value-type="string">
            <text:p>2023-12-10T14:40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string" calcext:value-type="string">
            <text:p>2023-12-10T14:52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490" calcext:value-type="float">
            <text:p>4490</text:p>
          </table:table-cell>
          <table:table-cell table:number-columns-repeated="2"/>
          <table:table-cell office:value-type="string" calcext:value-type="string">
            <text:p>2023-12-10T14:41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string" calcext:value-type="string">
            <text:p>2023-12-10T14:53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490" calcext:value-type="float">
            <text:p>4490</text:p>
          </table:table-cell>
          <table:table-cell table:number-columns-repeated="2"/>
          <table:table-cell office:value-type="string" calcext:value-type="string">
            <text:p>2023-12-10T14:42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string" calcext:value-type="string">
            <text:p>2023-12-10T14:53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493" calcext:value-type="float">
            <text:p>4493</text:p>
          </table:table-cell>
          <table:table-cell table:number-columns-repeated="2"/>
          <table:table-cell office:value-type="string" calcext:value-type="string">
            <text:p>2023-12-10T14:43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string" calcext:value-type="string">
            <text:p>2023-12-10T14:53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493" calcext:value-type="float">
            <text:p>4493</text:p>
          </table:table-cell>
          <table:table-cell table:number-columns-repeated="2"/>
          <table:table-cell office:value-type="string" calcext:value-type="string">
            <text:p>2023-12-10T14:44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532.5" calcext:value-type="float">
            <text:p>3532.5</text:p>
          </table:table-cell>
        </table:table-row>
        <table:table-row table:style-name="ro1">
          <table:table-cell office:value-type="string" calcext:value-type="string">
            <text:p>2023-12-10T14:53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string" calcext:value-type="string">
            <text:p>2023-12-10T14:45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string" calcext:value-type="string">
            <text:p>2023-12-10T14:53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string" calcext:value-type="string">
            <text:p>2023-12-10T14:46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string" calcext:value-type="string">
            <text:p>2023-12-10T14:53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509" calcext:value-type="float">
            <text:p>4509</text:p>
          </table:table-cell>
          <table:table-cell table:number-columns-repeated="2"/>
          <table:table-cell office:value-type="string" calcext:value-type="string">
            <text:p>2023-12-10T14:47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string" calcext:value-type="string">
            <text:p>2023-12-10T14:53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509" calcext:value-type="float">
            <text:p>4509</text:p>
          </table:table-cell>
          <table:table-cell table:number-columns-repeated="2"/>
          <table:table-cell office:value-type="string" calcext:value-type="string">
            <text:p>2023-12-10T14:48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820.33333333333" calcext:value-type="float">
            <text:p>3820.33333333333</text:p>
          </table:table-cell>
        </table:table-row>
        <table:table-row table:style-name="ro1">
          <table:table-cell office:value-type="string" calcext:value-type="string">
            <text:p>2023-12-10T14:53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3191" calcext:value-type="float">
            <text:p>3191</text:p>
          </table:table-cell>
          <table:table-cell table:number-columns-repeated="2"/>
          <table:table-cell office:value-type="string" calcext:value-type="string">
            <text:p>2023-12-10T14:49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string" calcext:value-type="string">
            <text:p>2023-12-10T14:53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3191" calcext:value-type="float">
            <text:p>3191</text:p>
          </table:table-cell>
          <table:table-cell table:number-columns-repeated="2"/>
          <table:table-cell office:value-type="string" calcext:value-type="string">
            <text:p>2023-12-10T14:50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string" calcext:value-type="string">
            <text:p>2023-12-10T14:53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  <table:table-cell office:value-type="float" office:value="4109" calcext:value-type="float">
            <text:p>4109</text:p>
          </table:table-cell>
          <table:table-cell table:number-columns-repeated="2"/>
          <table:table-cell office:value-type="string" calcext:value-type="string">
            <text:p>2023-12-10T14:51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892.5" calcext:value-type="float">
            <text:p>3892.5</text:p>
          </table:table-cell>
        </table:table-row>
        <table:table-row table:style-name="ro1">
          <table:table-cell office:value-type="string" calcext:value-type="string">
            <text:p>2023-12-10T14:53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109" calcext:value-type="float">
            <text:p>4109</text:p>
          </table:table-cell>
          <table:table-cell table:number-columns-repeated="2"/>
          <table:table-cell office:value-type="string" calcext:value-type="string">
            <text:p>2023-12-10T14:52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string" calcext:value-type="string">
            <text:p>2023-12-10T14:53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531" calcext:value-type="float">
            <text:p>4531</text:p>
          </table:table-cell>
          <table:table-cell table:number-columns-repeated="2"/>
          <table:table-cell office:value-type="string" calcext:value-type="string">
            <text:p>2023-12-10T14:53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01.5" calcext:value-type="float">
            <text:p>3601.5</text:p>
          </table:table-cell>
        </table:table-row>
        <table:table-row table:style-name="ro1">
          <table:table-cell office:value-type="string" calcext:value-type="string">
            <text:p>2023-12-10T14:54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531" calcext:value-type="float">
            <text:p>4531</text:p>
          </table:table-cell>
          <table:table-cell table:number-columns-repeated="2"/>
          <table:table-cell office:value-type="string" calcext:value-type="string">
            <text:p>2023-12-10T14:54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string" calcext:value-type="string">
            <text:p>2023-12-10T14:54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496" calcext:value-type="float">
            <text:p>4496</text:p>
          </table:table-cell>
          <table:table-cell table:number-columns-repeated="2"/>
          <table:table-cell office:value-type="string" calcext:value-type="string">
            <text:p>2023-12-10T14:55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string" calcext:value-type="string">
            <text:p>2023-12-10T14:54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496" calcext:value-type="float">
            <text:p>4496</text:p>
          </table:table-cell>
          <table:table-cell table:number-columns-repeated="2"/>
          <table:table-cell office:value-type="string" calcext:value-type="string">
            <text:p>2023-12-10T14:56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587.75" calcext:value-type="float">
            <text:p>2587.75</text:p>
          </table:table-cell>
        </table:table-row>
        <table:table-row table:style-name="ro1">
          <table:table-cell office:value-type="string" calcext:value-type="string">
            <text:p>2023-12-10T14:54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3211" calcext:value-type="float">
            <text:p>3211</text:p>
          </table:table-cell>
          <table:table-cell table:number-columns-repeated="2"/>
          <table:table-cell office:value-type="string" calcext:value-type="string">
            <text:p>2023-12-10T14:57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531.16666666667" calcext:value-type="float">
            <text:p>3531.16666666667</text:p>
          </table:table-cell>
        </table:table-row>
        <table:table-row table:style-name="ro1">
          <table:table-cell office:value-type="string" calcext:value-type="string">
            <text:p>2023-12-10T14:54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3211" calcext:value-type="float">
            <text:p>3211</text:p>
          </table:table-cell>
          <table:table-cell table:number-columns-repeated="2"/>
          <table:table-cell office:value-type="string" calcext:value-type="string">
            <text:p>2023-12-10T14:58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 office:value-type="string" calcext:value-type="string">
            <text:p>2023-12-10T14:54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35" calcext:value-type="float">
            <text:p>4235</text:p>
          </table:table-cell>
          <table:table-cell table:number-columns-repeated="2"/>
          <table:table-cell office:value-type="string" calcext:value-type="string">
            <text:p>2023-12-10T14:59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64.33333333333" calcext:value-type="float">
            <text:p>2964.33333333333</text:p>
          </table:table-cell>
        </table:table-row>
        <table:table-row table:style-name="ro1">
          <table:table-cell office:value-type="string" calcext:value-type="string">
            <text:p>2023-12-10T14:54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35" calcext:value-type="float">
            <text:p>4235</text:p>
          </table:table-cell>
          <table:table-cell table:number-columns-repeated="2"/>
          <table:table-cell office:value-type="string" calcext:value-type="string">
            <text:p>2023-12-10T15:00:00.000Z</text:p>
          </table:table-cell>
          <table:table-cell office:value-type="float" office:value="102611.770833333" calcext:value-type="float">
            <text:p>102611.770833333</text:p>
          </table:table-cell>
          <table:table-cell office:value-type="float" office:value="2011.66666666667" calcext:value-type="float">
            <text:p>2011.66666666667</text:p>
          </table:table-cell>
        </table:table-row>
        <table:table-row table:style-name="ro1">
          <table:table-cell office:value-type="string" calcext:value-type="string">
            <text:p>2023-12-10T14:54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5523" calcext:value-type="float">
            <text:p>5523</text:p>
          </table:table-cell>
          <table:table-cell table:number-columns-repeated="2"/>
          <table:table-cell office:value-type="string" calcext:value-type="string">
            <text:p>2023-12-10T15:01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2023-12-10T14:54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5523" calcext:value-type="float">
            <text:p>5523</text:p>
          </table:table-cell>
          <table:table-cell table:number-columns-repeated="2"/>
          <table:table-cell office:value-type="string" calcext:value-type="string">
            <text:p>2023-12-10T15:02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2023-12-10T14:54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28" calcext:value-type="float">
            <text:p>4228</text:p>
          </table:table-cell>
          <table:table-cell table:number-columns-repeated="2"/>
          <table:table-cell office:value-type="string" calcext:value-type="string">
            <text:p>2023-12-10T15:03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2023-12-10T14:54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28" calcext:value-type="float">
            <text:p>4228</text:p>
          </table:table-cell>
          <table:table-cell table:number-columns-repeated="2"/>
          <table:table-cell office:value-type="string" calcext:value-type="string">
            <text:p>2023-12-10T15:04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2023-12-10T14:54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84" calcext:value-type="float">
            <text:p>4284</text:p>
          </table:table-cell>
          <table:table-cell table:number-columns-repeated="2"/>
          <table:table-cell office:value-type="string" calcext:value-type="string">
            <text:p>2023-12-10T15:05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2023-12-10T14:55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84" calcext:value-type="float">
            <text:p>4284</text:p>
          </table:table-cell>
          <table:table-cell table:number-columns-repeated="2"/>
          <table:table-cell office:value-type="string" calcext:value-type="string">
            <text:p>2023-12-10T15:06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2023-12-10T14:55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54" calcext:value-type="float">
            <text:p>4254</text:p>
          </table:table-cell>
          <table:table-cell table:number-columns-repeated="2"/>
          <table:table-cell office:value-type="string" calcext:value-type="string">
            <text:p>2023-12-10T15:07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2023-12-10T14:55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54" calcext:value-type="float">
            <text:p>4254</text:p>
          </table:table-cell>
          <table:table-cell table:number-columns-repeated="2"/>
          <table:table-cell office:value-type="string" calcext:value-type="string">
            <text:p>2023-12-10T15:08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2023-12-10T14:55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52" calcext:value-type="float">
            <text:p>4252</text:p>
          </table:table-cell>
          <table:table-cell table:number-columns-repeated="2"/>
          <table:table-cell office:value-type="string" calcext:value-type="string">
            <text:p>2023-12-10T15:09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2023-12-10T14:55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52" calcext:value-type="float">
            <text:p>4252</text:p>
          </table:table-cell>
          <table:table-cell table:number-columns-repeated="2"/>
          <table:table-cell office:value-type="string" calcext:value-type="string">
            <text:p>2023-12-10T15:10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2023-12-10T14:55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50" calcext:value-type="float">
            <text:p>4250</text:p>
          </table:table-cell>
          <table:table-cell table:number-columns-repeated="2"/>
          <table:table-cell office:value-type="string" calcext:value-type="string">
            <text:p>2023-12-10T15:11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2023-12-10T14:55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50" calcext:value-type="float">
            <text:p>4250</text:p>
          </table:table-cell>
          <table:table-cell table:number-columns-repeated="2"/>
          <table:table-cell office:value-type="string" calcext:value-type="string">
            <text:p>2023-12-10T15:12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2023-12-10T14:55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41" calcext:value-type="float">
            <text:p>4241</text:p>
          </table:table-cell>
          <table:table-cell table:number-columns-repeated="2"/>
          <table:table-cell office:value-type="string" calcext:value-type="string">
            <text:p>2023-12-10T15:13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2023-12-10T14:55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41" calcext:value-type="float">
            <text:p>4241</text:p>
          </table:table-cell>
          <table:table-cell table:number-columns-repeated="2"/>
          <table:table-cell office:value-type="string" calcext:value-type="string">
            <text:p>2023-12-10T15:14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2023-12-10T14:55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70" calcext:value-type="float">
            <text:p>4270</text:p>
          </table:table-cell>
          <table:table-cell table:number-columns-repeated="2"/>
          <table:table-cell office:value-type="string" calcext:value-type="string">
            <text:p>2023-12-10T15:15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2023-12-10T14:55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70" calcext:value-type="float">
            <text:p>4270</text:p>
          </table:table-cell>
          <table:table-cell table:number-columns-repeated="2"/>
          <table:table-cell office:value-type="string" calcext:value-type="string">
            <text:p>2023-12-10T15:16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810.16666666667" calcext:value-type="float">
            <text:p>1810.16666666667</text:p>
          </table:table-cell>
        </table:table-row>
        <table:table-row table:style-name="ro1">
          <table:table-cell office:value-type="string" calcext:value-type="string">
            <text:p>2023-12-10T14:55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64" calcext:value-type="float">
            <text:p>4264</text:p>
          </table:table-cell>
          <table:table-cell table:number-columns-repeated="2"/>
          <table:table-cell office:value-type="string" calcext:value-type="string">
            <text:p>2023-12-10T15:17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2023-12-10T14:56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64" calcext:value-type="float">
            <text:p>4264</text:p>
          </table:table-cell>
          <table:table-cell table:number-columns-repeated="2"/>
          <table:table-cell office:value-type="string" calcext:value-type="string">
            <text:p>2023-12-10T15:18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2023-12-10T14:56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54" calcext:value-type="float">
            <text:p>4254</text:p>
          </table:table-cell>
          <table:table-cell table:number-columns-repeated="2"/>
          <table:table-cell office:value-type="string" calcext:value-type="string">
            <text:p>2023-12-10T15:19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2023-12-10T14:56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54" calcext:value-type="float">
            <text:p>4254</text:p>
          </table:table-cell>
          <table:table-cell table:number-columns-repeated="2"/>
          <table:table-cell office:value-type="string" calcext:value-type="string">
            <text:p>2023-12-10T15:20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2023-12-10T14:56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48" calcext:value-type="float">
            <text:p>4248</text:p>
          </table:table-cell>
          <table:table-cell table:number-columns-repeated="2"/>
          <table:table-cell office:value-type="string" calcext:value-type="string">
            <text:p>2023-12-10T15:21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2023-12-10T14:56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48" calcext:value-type="float">
            <text:p>4248</text:p>
          </table:table-cell>
          <table:table-cell table:number-columns-repeated="2"/>
          <table:table-cell office:value-type="string" calcext:value-type="string">
            <text:p>2023-12-10T15:22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2023-12-10T14:56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31" calcext:value-type="float">
            <text:p>4231</text:p>
          </table:table-cell>
          <table:table-cell table:number-columns-repeated="2"/>
          <table:table-cell office:value-type="string" calcext:value-type="string">
            <text:p>2023-12-10T15:23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2023-12-10T14:56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34" calcext:value-type="float">
            <text:p>2934</text:p>
          </table:table-cell>
          <table:table-cell office:value-type="float" office:value="4231" calcext:value-type="float">
            <text:p>4231</text:p>
          </table:table-cell>
          <table:table-cell table:number-columns-repeated="2"/>
          <table:table-cell office:value-type="string" calcext:value-type="string">
            <text:p>2023-12-10T15:24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2023-12-10T14:56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103" calcext:value-type="float">
            <text:p>2103</text:p>
          </table:table-cell>
          <table:table-cell office:value-type="float" office:value="4223" calcext:value-type="float">
            <text:p>4223</text:p>
          </table:table-cell>
          <table:table-cell table:number-columns-repeated="2"/>
          <table:table-cell office:value-type="string" calcext:value-type="string">
            <text:p>2023-12-10T15:25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2023-12-10T14:56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103" calcext:value-type="float">
            <text:p>2103</text:p>
          </table:table-cell>
          <table:table-cell office:value-type="float" office:value="4223" calcext:value-type="float">
            <text:p>4223</text:p>
          </table:table-cell>
          <table:table-cell table:number-columns-repeated="2"/>
          <table:table-cell office:value-type="string" calcext:value-type="string">
            <text:p>2023-12-10T15:26:00.000Z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23-12-10T14:56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103" calcext:value-type="float">
            <text:p>2103</text:p>
          </table:table-cell>
          <table:table-cell office:value-type="float" office:value="4251" calcext:value-type="float">
            <text:p>42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6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103" calcext:value-type="float">
            <text:p>2103</text:p>
          </table:table-cell>
          <table:table-cell office:value-type="float" office:value="4251" calcext:value-type="float">
            <text:p>42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6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103" calcext:value-type="float">
            <text:p>2103</text:p>
          </table:table-cell>
          <table:table-cell office:value-type="float" office:value="4196" calcext:value-type="float">
            <text:p>4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7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103" calcext:value-type="float">
            <text:p>2103</text:p>
          </table:table-cell>
          <table:table-cell office:value-type="float" office:value="4196" calcext:value-type="float">
            <text:p>4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7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18" calcext:value-type="float">
            <text:p>4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7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18" calcext:value-type="float">
            <text:p>4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7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30" calcext:value-type="float">
            <text:p>42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7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30" calcext:value-type="float">
            <text:p>42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7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18" calcext:value-type="float">
            <text:p>4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7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18" calcext:value-type="float">
            <text:p>4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7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10" calcext:value-type="float">
            <text:p>42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7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10" calcext:value-type="float">
            <text:p>42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7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45" calcext:value-type="float">
            <text:p>4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7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45" calcext:value-type="float">
            <text:p>4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7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45" calcext:value-type="float">
            <text:p>4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8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54" calcext:value-type="float">
            <text:p>4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8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54" calcext:value-type="float">
            <text:p>4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8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64" calcext:value-type="float">
            <text:p>4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8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64" calcext:value-type="float">
            <text:p>4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8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65" calcext:value-type="float">
            <text:p>4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8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65" calcext:value-type="float">
            <text:p>4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8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42" calcext:value-type="float">
            <text:p>4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8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42" calcext:value-type="float">
            <text:p>4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8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58" calcext:value-type="float">
            <text:p>4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8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58" calcext:value-type="float">
            <text:p>4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8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71" calcext:value-type="float">
            <text:p>4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8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71" calcext:value-type="float">
            <text:p>4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9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3661" calcext:value-type="float">
            <text:p>3661</text:p>
          </table:table-cell>
          <table:table-cell office:value-type="float" office:value="4253" calcext:value-type="float">
            <text:p>4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9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01" calcext:value-type="float">
            <text:p>2901</text:p>
          </table:table-cell>
          <table:table-cell office:value-type="float" office:value="4253" calcext:value-type="float">
            <text:p>4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9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01" calcext:value-type="float">
            <text:p>2901</text:p>
          </table:table-cell>
          <table:table-cell office:value-type="float" office:value="3858" calcext:value-type="float">
            <text:p>3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9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01" calcext:value-type="float">
            <text:p>2901</text:p>
          </table:table-cell>
          <table:table-cell office:value-type="float" office:value="3858" calcext:value-type="float">
            <text:p>3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9:2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01" calcext:value-type="float">
            <text:p>2901</text:p>
          </table:table-cell>
          <table:table-cell office:value-type="float" office:value="3842" calcext:value-type="float">
            <text:p>3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9:2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01" calcext:value-type="float">
            <text:p>2901</text:p>
          </table:table-cell>
          <table:table-cell office:value-type="float" office:value="3842" calcext:value-type="float">
            <text:p>3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9:3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01" calcext:value-type="float">
            <text:p>2901</text:p>
          </table:table-cell>
          <table:table-cell office:value-type="float" office:value="3868" calcext:value-type="float">
            <text:p>38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9:3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01" calcext:value-type="float">
            <text:p>2901</text:p>
          </table:table-cell>
          <table:table-cell office:value-type="float" office:value="3868" calcext:value-type="float">
            <text:p>38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9:4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01" calcext:value-type="float">
            <text:p>2901</text:p>
          </table:table-cell>
          <table:table-cell office:value-type="float" office:value="3874" calcext:value-type="float">
            <text:p>38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9:4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01" calcext:value-type="float">
            <text:p>2901</text:p>
          </table:table-cell>
          <table:table-cell office:value-type="float" office:value="3874" calcext:value-type="float">
            <text:p>38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9:5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01" calcext:value-type="float">
            <text:p>2901</text:p>
          </table:table-cell>
          <table:table-cell office:value-type="float" office:value="3867" calcext:value-type="float">
            <text:p>3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4:59:5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01" calcext:value-type="float">
            <text:p>2901</text:p>
          </table:table-cell>
          <table:table-cell office:value-type="float" office:value="3867" calcext:value-type="float">
            <text:p>3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0:0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01" calcext:value-type="float">
            <text:p>2901</text:p>
          </table:table-cell>
          <table:table-cell office:value-type="float" office:value="3872" calcext:value-type="float">
            <text:p>3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0:0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01" calcext:value-type="float">
            <text:p>2901</text:p>
          </table:table-cell>
          <table:table-cell office:value-type="float" office:value="3872" calcext:value-type="float">
            <text:p>3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0:10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01" calcext:value-type="float">
            <text:p>2901</text:p>
          </table:table-cell>
          <table:table-cell office:value-type="float" office:value="3882" calcext:value-type="float">
            <text:p>38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0:15.000Z</text:p>
          </table:table-cell>
          <table:table-cell office:value-type="float" office:value="102608.890625" calcext:value-type="float">
            <text:p>102608.890625</text:p>
          </table:table-cell>
          <table:table-cell office:value-type="float" office:value="2901" calcext:value-type="float">
            <text:p>2901</text:p>
          </table:table-cell>
          <table:table-cell office:value-type="float" office:value="3882" calcext:value-type="float">
            <text:p>38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0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89" calcext:value-type="float">
            <text:p>3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0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89" calcext:value-type="float">
            <text:p>3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0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80" calcext:value-type="float">
            <text:p>38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0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80" calcext:value-type="float">
            <text:p>38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0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61" calcext:value-type="float">
            <text:p>38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0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61" calcext:value-type="float">
            <text:p>38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0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63" calcext:value-type="float">
            <text:p>38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0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63" calcext:value-type="float">
            <text:p>38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1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69" calcext:value-type="float">
            <text:p>3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1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69" calcext:value-type="float">
            <text:p>3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1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91" calcext:value-type="float">
            <text:p>38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1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91" calcext:value-type="float">
            <text:p>38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1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52" calcext:value-type="float">
            <text:p>38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1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52" calcext:value-type="float">
            <text:p>38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1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41" calcext:value-type="float">
            <text:p>3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1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41" calcext:value-type="float">
            <text:p>3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1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37" calcext:value-type="float">
            <text:p>3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1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37" calcext:value-type="float">
            <text:p>3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1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36" calcext:value-type="float">
            <text:p>38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1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36" calcext:value-type="float">
            <text:p>38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2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30" calcext:value-type="float">
            <text:p>3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2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30" calcext:value-type="float">
            <text:p>3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2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48" calcext:value-type="float">
            <text:p>3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2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3848" calcext:value-type="float">
            <text:p>3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2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05" calcext:value-type="float">
            <text:p>2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2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05" calcext:value-type="float">
            <text:p>2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2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03" calcext:value-type="float">
            <text:p>2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2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03" calcext:value-type="float">
            <text:p>2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2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19" calcext:value-type="float">
            <text:p>2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2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19" calcext:value-type="float">
            <text:p>2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2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25" calcext:value-type="float">
            <text:p>2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2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25" calcext:value-type="float">
            <text:p>2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3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83" calcext:value-type="float">
            <text:p>2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3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83" calcext:value-type="float">
            <text:p>2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3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91" calcext:value-type="float">
            <text:p>2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3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91" calcext:value-type="float">
            <text:p>2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3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3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3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86" calcext:value-type="float">
            <text:p>27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3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86" calcext:value-type="float">
            <text:p>27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3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00" calcext:value-type="float">
            <text:p>2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3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00" calcext:value-type="float">
            <text:p>2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3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99" calcext:value-type="float">
            <text:p>27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3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99" calcext:value-type="float">
            <text:p>27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4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94" calcext:value-type="float">
            <text:p>27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4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94" calcext:value-type="float">
            <text:p>27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4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87" calcext:value-type="float">
            <text:p>2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4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87" calcext:value-type="float">
            <text:p>2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4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97" calcext:value-type="float">
            <text:p>2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4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97" calcext:value-type="float">
            <text:p>2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4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02" calcext:value-type="float">
            <text:p>28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4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02" calcext:value-type="float">
            <text:p>28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4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01" calcext:value-type="float">
            <text:p>2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4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01" calcext:value-type="float">
            <text:p>2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4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15" calcext:value-type="float">
            <text:p>2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4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15" calcext:value-type="float">
            <text:p>2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5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90" calcext:value-type="float">
            <text:p>27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5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90" calcext:value-type="float">
            <text:p>27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5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92" calcext:value-type="float">
            <text:p>2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5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92" calcext:value-type="float">
            <text:p>2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5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4125" calcext:value-type="float">
            <text:p>4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5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4125" calcext:value-type="float">
            <text:p>4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5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04" calcext:value-type="float">
            <text:p>2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5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04" calcext:value-type="float">
            <text:p>2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5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01" calcext:value-type="float">
            <text:p>2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5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01" calcext:value-type="float">
            <text:p>2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5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09" calcext:value-type="float">
            <text:p>2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5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809" calcext:value-type="float">
            <text:p>2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6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4141" calcext:value-type="float">
            <text:p>4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6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4141" calcext:value-type="float">
            <text:p>4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6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4137" calcext:value-type="float">
            <text:p>4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6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4137" calcext:value-type="float">
            <text:p>4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6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901" calcext:value-type="float">
            <text:p>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6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901" calcext:value-type="float">
            <text:p>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6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97" calcext:value-type="float">
            <text:p>2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6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97" calcext:value-type="float">
            <text:p>2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6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4127" calcext:value-type="float">
            <text:p>4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6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4127" calcext:value-type="float">
            <text:p>4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6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4127" calcext:value-type="float">
            <text:p>4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6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4110" calcext:value-type="float">
            <text:p>4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7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4110" calcext:value-type="float">
            <text:p>4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7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90" calcext:value-type="float">
            <text:p>27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7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2790" calcext:value-type="float">
            <text:p>27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7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4135" calcext:value-type="float">
            <text:p>4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7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4135" calcext:value-type="float">
            <text:p>4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7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567" calcext:value-type="float">
            <text:p>1567</text:p>
          </table:table-cell>
          <table:table-cell office:value-type="float" office:value="4143" calcext:value-type="float">
            <text:p>4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7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4143" calcext:value-type="float">
            <text:p>4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7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4140" calcext:value-type="float">
            <text:p>41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7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4140" calcext:value-type="float">
            <text:p>41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7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4142" calcext:value-type="float">
            <text:p>4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7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4142" calcext:value-type="float">
            <text:p>4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7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4139" calcext:value-type="float">
            <text:p>4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8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4139" calcext:value-type="float">
            <text:p>4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8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4139" calcext:value-type="float">
            <text:p>4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8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4178" calcext:value-type="float">
            <text:p>4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8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4178" calcext:value-type="float">
            <text:p>4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8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4133" calcext:value-type="float">
            <text:p>41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8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4133" calcext:value-type="float">
            <text:p>41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8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12" calcext:value-type="float">
            <text:p>28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8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12" calcext:value-type="float">
            <text:p>28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8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08" calcext:value-type="float">
            <text:p>2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8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08" calcext:value-type="float">
            <text:p>2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8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4132" calcext:value-type="float">
            <text:p>4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8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4132" calcext:value-type="float">
            <text:p>4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9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4126" calcext:value-type="float">
            <text:p>4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9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4126" calcext:value-type="float">
            <text:p>4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9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34" calcext:value-type="float">
            <text:p>28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9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34" calcext:value-type="float">
            <text:p>28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9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09" calcext:value-type="float">
            <text:p>2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9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09" calcext:value-type="float">
            <text:p>2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9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4157" calcext:value-type="float">
            <text:p>4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9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4157" calcext:value-type="float">
            <text:p>4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9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33" calcext:value-type="float">
            <text:p>28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9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33" calcext:value-type="float">
            <text:p>28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9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38" calcext:value-type="float">
            <text:p>28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09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38" calcext:value-type="float">
            <text:p>28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0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33" calcext:value-type="float">
            <text:p>28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0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33" calcext:value-type="float">
            <text:p>28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0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6" calcext:value-type="float">
            <text:p>2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0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6" calcext:value-type="float">
            <text:p>2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0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1" calcext:value-type="float">
            <text:p>2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0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1" calcext:value-type="float">
            <text:p>2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0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0" calcext:value-type="float">
            <text:p>2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0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0" calcext:value-type="float">
            <text:p>2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0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78" calcext:value-type="float">
            <text:p>2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0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78" calcext:value-type="float">
            <text:p>2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0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75" calcext:value-type="float">
            <text:p>2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0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75" calcext:value-type="float">
            <text:p>2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1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8" calcext:value-type="float">
            <text:p>2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1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8" calcext:value-type="float">
            <text:p>2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1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1" calcext:value-type="float">
            <text:p>28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1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1" calcext:value-type="float">
            <text:p>28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1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6" calcext:value-type="float">
            <text:p>2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1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6" calcext:value-type="float">
            <text:p>2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1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60" calcext:value-type="float">
            <text:p>28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1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60" calcext:value-type="float">
            <text:p>28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1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3" calcext:value-type="float">
            <text:p>28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1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3" calcext:value-type="float">
            <text:p>28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1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4" calcext:value-type="float">
            <text:p>28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1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4" calcext:value-type="float">
            <text:p>28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2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9" calcext:value-type="float">
            <text:p>2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2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9" calcext:value-type="float">
            <text:p>2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2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9" calcext:value-type="float">
            <text:p>2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2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7" calcext:value-type="float">
            <text:p>28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2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7" calcext:value-type="float">
            <text:p>28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2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6" calcext:value-type="float">
            <text:p>2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2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6" calcext:value-type="float">
            <text:p>2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2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4" calcext:value-type="float">
            <text:p>2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2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4" calcext:value-type="float">
            <text:p>2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2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0" calcext:value-type="float">
            <text:p>28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2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0" calcext:value-type="float">
            <text:p>28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2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6" calcext:value-type="float">
            <text:p>2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3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6" calcext:value-type="float">
            <text:p>2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3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33" calcext:value-type="float">
            <text:p>28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3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33" calcext:value-type="float">
            <text:p>28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3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3" calcext:value-type="float">
            <text:p>28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3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3" calcext:value-type="float">
            <text:p>28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3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0" calcext:value-type="float">
            <text:p>2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3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0" calcext:value-type="float">
            <text:p>2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3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14" calcext:value-type="float">
            <text:p>28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3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14" calcext:value-type="float">
            <text:p>28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3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14" calcext:value-type="float">
            <text:p>28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3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39" calcext:value-type="float">
            <text:p>28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3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39" calcext:value-type="float">
            <text:p>28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4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6" calcext:value-type="float">
            <text:p>2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4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6" calcext:value-type="float">
            <text:p>2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4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4" calcext:value-type="float">
            <text:p>28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4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4" calcext:value-type="float">
            <text:p>28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4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1" calcext:value-type="float">
            <text:p>28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4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1" calcext:value-type="float">
            <text:p>28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4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2" calcext:value-type="float">
            <text:p>28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4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2" calcext:value-type="float">
            <text:p>28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4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2" calcext:value-type="float">
            <text:p>28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4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5" calcext:value-type="float">
            <text:p>2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4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5" calcext:value-type="float">
            <text:p>2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4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0" calcext:value-type="float">
            <text:p>2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5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0" calcext:value-type="float">
            <text:p>2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5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9" calcext:value-type="float">
            <text:p>2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5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9" calcext:value-type="float">
            <text:p>2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5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3" calcext:value-type="float">
            <text:p>28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5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3" calcext:value-type="float">
            <text:p>28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5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53" calcext:value-type="float">
            <text:p>28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5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39" calcext:value-type="float">
            <text:p>28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5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23" calcext:value-type="float">
            <text:p>2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5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23" calcext:value-type="float">
            <text:p>2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5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6" calcext:value-type="float">
            <text:p>2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5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6" calcext:value-type="float">
            <text:p>2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5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32" calcext:value-type="float">
            <text:p>2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6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32" calcext:value-type="float">
            <text:p>2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6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8" calcext:value-type="float">
            <text:p>2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6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8" calcext:value-type="float">
            <text:p>2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6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5" calcext:value-type="float">
            <text:p>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6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45" calcext:value-type="float">
            <text:p>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6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19" calcext:value-type="float">
            <text:p>2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6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19" calcext:value-type="float">
            <text:p>2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6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19" calcext:value-type="float">
            <text:p>2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6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79" calcext:value-type="float">
            <text:p>28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6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1973" calcext:value-type="float">
            <text:p>1973</text:p>
          </table:table-cell>
          <table:table-cell office:value-type="float" office:value="2879" calcext:value-type="float">
            <text:p>28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6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2840" calcext:value-type="float">
            <text:p>2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6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2840" calcext:value-type="float">
            <text:p>2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7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2856" calcext:value-type="float">
            <text:p>2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7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2856" calcext:value-type="float">
            <text:p>2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7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33" calcext:value-type="float">
            <text:p>46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7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33" calcext:value-type="float">
            <text:p>46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7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36" calcext:value-type="float">
            <text:p>4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7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36" calcext:value-type="float">
            <text:p>4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7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21" calcext:value-type="float">
            <text:p>46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7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21" calcext:value-type="float">
            <text:p>46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7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566" calcext:value-type="float">
            <text:p>4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7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566" calcext:value-type="float">
            <text:p>4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7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23" calcext:value-type="float">
            <text:p>4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7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23" calcext:value-type="float">
            <text:p>4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8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09" calcext:value-type="float">
            <text:p>4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8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09" calcext:value-type="float">
            <text:p>4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8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33" calcext:value-type="float">
            <text:p>46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8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33" calcext:value-type="float">
            <text:p>46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8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05" calcext:value-type="float">
            <text:p>4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8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05" calcext:value-type="float">
            <text:p>4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8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09" calcext:value-type="float">
            <text:p>4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8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09" calcext:value-type="float">
            <text:p>4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8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21" calcext:value-type="float">
            <text:p>46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8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21" calcext:value-type="float">
            <text:p>46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8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15" calcext:value-type="float">
            <text:p>4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8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15" calcext:value-type="float">
            <text:p>4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9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15" calcext:value-type="float">
            <text:p>4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9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36" calcext:value-type="float">
            <text:p>4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9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36" calcext:value-type="float">
            <text:p>4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9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09" calcext:value-type="float">
            <text:p>4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9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09" calcext:value-type="float">
            <text:p>4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9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12" calcext:value-type="float">
            <text:p>4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9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12" calcext:value-type="float">
            <text:p>4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9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25" calcext:value-type="float">
            <text:p>4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9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25" calcext:value-type="float">
            <text:p>4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9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12" calcext:value-type="float">
            <text:p>4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9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12" calcext:value-type="float">
            <text:p>4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19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586" calcext:value-type="float">
            <text:p>4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0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586" calcext:value-type="float">
            <text:p>4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0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16" calcext:value-type="float">
            <text:p>4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0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616" calcext:value-type="float">
            <text:p>4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0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6293" calcext:value-type="float">
            <text:p>62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0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6293" calcext:value-type="float">
            <text:p>62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0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996" calcext:value-type="float">
            <text:p>49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0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4996" calcext:value-type="float">
            <text:p>49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0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946" calcext:value-type="float">
            <text:p>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0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946" calcext:value-type="float">
            <text:p>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0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2024" calcext:value-type="float">
            <text:p>2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0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2024" calcext:value-type="float">
            <text:p>2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0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306" calcext:value-type="float">
            <text:p>3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1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306" calcext:value-type="float">
            <text:p>3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1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303" calcext:value-type="float">
            <text:p>3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1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303" calcext:value-type="float">
            <text:p>3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1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303" calcext:value-type="float">
            <text:p>3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1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1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1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949" calcext:value-type="float">
            <text:p>1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1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949" calcext:value-type="float">
            <text:p>1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1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90" calcext:value-type="float">
            <text:p>32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1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90" calcext:value-type="float">
            <text:p>32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1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82" calcext:value-type="float">
            <text:p>32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1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82" calcext:value-type="float">
            <text:p>32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2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93" calcext:value-type="float">
            <text:p>32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2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93" calcext:value-type="float">
            <text:p>32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2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911" calcext:value-type="float">
            <text:p>19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2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911" calcext:value-type="float">
            <text:p>19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2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51" calcext:value-type="float">
            <text:p>32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2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51" calcext:value-type="float">
            <text:p>32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2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61" calcext:value-type="float">
            <text:p>32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2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61" calcext:value-type="float">
            <text:p>32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2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2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2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64" calcext:value-type="float">
            <text:p>3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2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64" calcext:value-type="float">
            <text:p>3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3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928" calcext:value-type="float">
            <text:p>1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3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928" calcext:value-type="float">
            <text:p>1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3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02" calcext:value-type="float">
            <text:p>3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3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02" calcext:value-type="float">
            <text:p>3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3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55" calcext:value-type="float">
            <text:p>3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3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55" calcext:value-type="float">
            <text:p>3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3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2701" calcext:value-type="float">
            <text:p>2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3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2701" calcext:value-type="float">
            <text:p>2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3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80" calcext:value-type="float">
            <text:p>18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3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80" calcext:value-type="float">
            <text:p>18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3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197" calcext:value-type="float">
            <text:p>3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3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197" calcext:value-type="float">
            <text:p>3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4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195" calcext:value-type="float">
            <text:p>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4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195" calcext:value-type="float">
            <text:p>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4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55" calcext:value-type="float">
            <text:p>1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4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55" calcext:value-type="float">
            <text:p>1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4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907" calcext:value-type="float">
            <text:p>1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4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907" calcext:value-type="float">
            <text:p>1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4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54" calcext:value-type="float">
            <text:p>3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4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3254" calcext:value-type="float">
            <text:p>3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4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90" calcext:value-type="float">
            <text:p>18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4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90" calcext:value-type="float">
            <text:p>18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4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901" calcext:value-type="float">
            <text:p>1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4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901" calcext:value-type="float">
            <text:p>1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5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84" calcext:value-type="float">
            <text:p>1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5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84" calcext:value-type="float">
            <text:p>1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5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97" calcext:value-type="float">
            <text:p>18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5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97" calcext:value-type="float">
            <text:p>18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5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75" calcext:value-type="float">
            <text:p>1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5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75" calcext:value-type="float">
            <text:p>1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5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76" calcext:value-type="float">
            <text:p>18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5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76" calcext:value-type="float">
            <text:p>18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5:4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84" calcext:value-type="float">
            <text:p>1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5:4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84" calcext:value-type="float">
            <text:p>1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5:5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89" calcext:value-type="float">
            <text:p>1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5:5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89" calcext:value-type="float">
            <text:p>1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6:0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77" calcext:value-type="float">
            <text:p>18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6:0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77" calcext:value-type="float">
            <text:p>18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6:1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76" calcext:value-type="float">
            <text:p>18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6:1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76" calcext:value-type="float">
            <text:p>18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6:2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70" calcext:value-type="float">
            <text:p>18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6:25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70" calcext:value-type="float">
            <text:p>18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6:30.000Z</text:p>
          </table:table-cell>
          <table:table-cell office:value-type="float" office:value="102613.2109375" calcext:value-type="float">
            <text:p>102613.2109375</text:p>
          </table:table-cell>
          <table:table-cell office:value-type="float" office:value="996" calcext:value-type="float">
            <text:p>996</text:p>
          </table:table-cell>
          <table:table-cell office:value-type="float" office:value="1886" calcext:value-type="float">
            <text:p>18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6:35.000Z</text:p>
          </table:table-cell>
          <table:table-cell office:value-type="float" office:value="102613.2109375" calcext:value-type="float">
            <text:p>102613.2109375</text:p>
          </table:table-cell>
          <table:table-cell office:value-type="string" calcext:value-type="string">
            <text:p>null</text:p>
          </table:table-cell>
          <table:table-cell office:value-type="float" office:value="1886" calcext:value-type="float">
            <text:p>18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3-12-10T15:26:40.000Z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1T07:30:36.393914867</dc:date>
    <meta:editing-duration>PT7H14M6S</meta:editing-duration>
    <meta:editing-cycles>1</meta:editing-cycles>
    <meta:document-statistic meta:table-count="1" meta:cell-count="3974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4.201cm" style:legend-expansion="high" chart:style-name="ch2"/>
        <chart:plot-area chart:style-name="ch3" table:cell-range-address="'Equalizer.-.Lifetime.power.import.Last.Hour'.G1:'Equalizer.-.Lifetime.power.import.Last.Hour'.H361" chart:data-source-has-labels="both" svg:x="0.32cm" svg:y="0.18cm" svg:width="12.799cm" svg:height="8.64cm">
          <chartooo:coordinate-region svg:x="3.361cm" svg:y="0.18cm" svg:width="9.758cm" svg:height="5.011cm"/>
          <chart:axis chart:dimension="x" chart:name="primary-x" chart:style-name="ch4" chartooo:axis-type="auto">
            <chartooo:date-scale/>
            <chart:categories table:cell-range-address="'Equalizer.-.Lifetime.power.import.Last.Hour'.G2:'Equalizer.-.Lifetime.power.import.Last.Hour'.G3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qualizer.-.Lifetime.power.import.Last.Hour'.H2:'Equalizer.-.Lifetime.power.import.Last.Hour'.H361" chart:label-cell-address="'Equalizer.-.Lifetime.power.import.Last.Hour'.H1:'Equalizer.-.Lifetime.power.import.Last.Hour'.H1" chart:class="chart:line">
            <chart:data-point chart:repeated="3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fetime</text:p>
                <draw:g>
                  <svg:desc>'Equalizer.-.Lifetime.power.import.Last.Hour'.H1:'Equalizer.-.Lifetime.power.import.Last.Hour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3-12-10T09:26:00.000Z</text:p>
                <draw:g>
                  <svg:desc>'Equalizer.-.Lifetime.power.import.Last.Hour'.G2:'Equalizer.-.Lifetime.power.import.Last.Hour'.G361</svg:desc>
                </draw:g>
              </table:table-cell>
              <table:table-cell office:value-type="float" office:value="102586.546875">
                <text:p>102586.546875</text:p>
                <draw:g>
                  <svg:desc>'Equalizer.-.Lifetime.power.import.Last.Hour'.H2:'Equalizer.-.Lifetime.power.import.Last.Hour'.H361</svg:desc>
                </draw:g>
              </table:table-cell>
            </table:table-row>
            <table:table-row>
              <table:table-cell office:value-type="string">
                <text:p>2023-12-10T09:27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28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29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30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31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32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33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34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35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36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37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38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39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40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41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42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43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44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45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46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47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48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49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50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51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52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53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54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55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56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57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58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09:59:00.000Z</text:p>
              </table:table-cell>
              <table:table-cell office:value-type="float" office:value="102586.546875">
                <text:p>102586.546875</text:p>
              </table:table-cell>
            </table:table-row>
            <table:table-row>
              <table:table-cell office:value-type="string">
                <text:p>2023-12-10T10:00:00.000Z</text:p>
              </table:table-cell>
              <table:table-cell office:value-type="float" office:value="102589.367838542">
                <text:p>102589.367838542</text:p>
              </table:table-cell>
            </table:table-row>
            <table:table-row>
              <table:table-cell office:value-type="string">
                <text:p>2023-12-10T10:01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02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03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04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05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06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07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08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09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10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11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12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13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14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15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16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17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18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19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20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21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22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23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24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25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26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27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28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29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30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31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32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33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34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35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36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37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38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39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40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41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42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43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44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45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46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47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48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49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50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51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52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53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54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55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56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57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58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0:59:00.000Z</text:p>
              </table:table-cell>
              <table:table-cell office:value-type="float" office:value="102591.3828125">
                <text:p>102591.3828125</text:p>
              </table:table-cell>
            </table:table-row>
            <table:table-row>
              <table:table-cell office:value-type="string">
                <text:p>2023-12-10T11:00:00.000Z</text:p>
              </table:table-cell>
              <table:table-cell office:value-type="float" office:value="102591.732421875">
                <text:p>102591.732421875</text:p>
              </table:table-cell>
            </table:table-row>
            <table:table-row>
              <table:table-cell office:value-type="string">
                <text:p>2023-12-10T11:01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02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03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04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05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06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07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08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09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10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11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12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13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14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15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16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17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18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19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20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21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22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23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24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25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26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27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28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29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30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31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32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33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34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35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36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37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38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39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40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41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42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43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44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45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46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47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48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49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50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51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52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53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54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55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56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57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58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1:59:00.000Z</text:p>
              </table:table-cell>
              <table:table-cell office:value-type="float" office:value="102595.578125">
                <text:p>102595.578125</text:p>
              </table:table-cell>
            </table:table-row>
            <table:table-row>
              <table:table-cell office:value-type="string">
                <text:p>2023-12-10T12:00:00.000Z</text:p>
              </table:table-cell>
              <table:table-cell office:value-type="float" office:value="102596.7734375">
                <text:p>102596.7734375</text:p>
              </table:table-cell>
            </table:table-row>
            <table:table-row>
              <table:table-cell office:value-type="string">
                <text:p>2023-12-10T12:01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02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03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04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05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06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07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08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09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10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11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12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13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14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15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16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17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18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19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20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21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22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23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24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25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26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27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28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29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30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31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32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33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34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35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36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37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38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39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40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41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42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43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44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45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46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47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48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49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50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51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52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53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54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55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56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57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58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2:59:00.000Z</text:p>
              </table:table-cell>
              <table:table-cell office:value-type="float" office:value="102600.359375">
                <text:p>102600.359375</text:p>
              </table:table-cell>
            </table:table-row>
            <table:table-row>
              <table:table-cell office:value-type="string">
                <text:p>2023-12-10T13:00:00.000Z</text:p>
              </table:table-cell>
              <table:table-cell office:value-type="float" office:value="102603.046875">
                <text:p>102603.046875</text:p>
              </table:table-cell>
            </table:table-row>
            <table:table-row>
              <table:table-cell office:value-type="string">
                <text:p>2023-12-10T13:01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02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03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04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05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06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07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08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09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10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11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12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13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14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15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16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17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18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19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20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21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22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23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24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25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26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27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28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29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30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31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32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33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34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35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36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37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38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39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40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41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42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43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44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45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46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47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48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49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50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51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52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53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54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55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56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57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58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3:59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4:00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4:01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4:02:00.000Z</text:p>
              </table:table-cell>
              <table:table-cell office:value-type="float" office:value="102604.390625">
                <text:p>102604.390625</text:p>
              </table:table-cell>
            </table:table-row>
            <table:table-row>
              <table:table-cell office:value-type="string">
                <text:p>2023-12-10T14:03:00.000Z</text:p>
              </table:table-cell>
              <table:table-cell office:value-type="float" office:value="102608.515625">
                <text:p>102608.515625</text:p>
              </table:table-cell>
            </table:table-row>
            <table:table-row>
              <table:table-cell office:value-type="string">
                <text:p>2023-12-10T14:04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05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06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07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08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09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10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11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12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13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14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15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16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17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18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19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20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21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22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23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24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25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26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27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28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29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30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31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32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33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34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35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36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37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38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39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40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41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42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43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44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45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46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47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48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49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50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51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52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53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54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55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56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57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58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4:59:00.000Z</text:p>
              </table:table-cell>
              <table:table-cell office:value-type="float" office:value="102608.890625">
                <text:p>102608.890625</text:p>
              </table:table-cell>
            </table:table-row>
            <table:table-row>
              <table:table-cell office:value-type="string">
                <text:p>2023-12-10T15:00:00.000Z</text:p>
              </table:table-cell>
              <table:table-cell office:value-type="float" office:value="102611.770833333">
                <text:p>102611.770833333</text:p>
              </table:table-cell>
            </table:table-row>
            <table:table-row>
              <table:table-cell office:value-type="string">
                <text:p>2023-12-10T15:01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02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03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04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05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06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07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08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09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10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11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12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13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14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15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16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17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18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19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20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21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22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23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24:00.000Z</text:p>
              </table:table-cell>
              <table:table-cell office:value-type="float" office:value="102613.2109375">
                <text:p>102613.2109375</text:p>
              </table:table-cell>
            </table:table-row>
            <table:table-row>
              <table:table-cell office:value-type="string">
                <text:p>2023-12-10T15:25:00.000Z</text:p>
              </table:table-cell>
              <table:table-cell office:value-type="float" office:value="102613.2109375">
                <text:p>102613.210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'Equalizer.-.Lifetime.power.import.Last.Hour'.G2:'Equalizer.-.Lifetime.power.import.Last.Hour'.G361 'Equalizer.-.Lifetime.power.import.Last.Hour'.I1:'Equalizer.-.Lifetime.power.import.Last.Hour'.I361" chart:data-source-has-labels="both" svg:x="0.32cm" svg:y="0.18cm" svg:width="13.063cm" svg:height="8.64cm">
          <chartooo:coordinate-region svg:x="3.361cm" svg:y="0.18cm" svg:width="10.022cm" svg:height="5.011cm"/>
          <chart:axis chart:dimension="x" chart:name="primary-x" chart:style-name="ch4" chartooo:axis-type="auto">
            <chartooo:date-scale/>
            <chart:categories table:cell-range-address="'Equalizer.-.Lifetime.power.import.Last.Hour'.G2:'Equalizer.-.Lifetime.power.import.Last.Hour'.G3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qualizer.-.Lifetime.power.import.Last.Hour'.I2:'Equalizer.-.Lifetime.power.import.Last.Hour'.I361" chart:label-cell-address="'Equalizer.-.Lifetime.power.import.Last.Hour'.I1:'Equalizer.-.Lifetime.power.import.Last.Hour'.I1" chart:class="chart:line">
            <chart:data-point chart:repeated="3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</text:p>
                <draw:g>
                  <svg:desc>'Equalizer.-.Lifetime.power.import.Last.Hour'.I1:'Equalizer.-.Lifetime.power.import.Last.Hour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3-12-10T09:26:00.000Z</text:p>
                <draw:g>
                  <svg:desc>'Equalizer.-.Lifetime.power.import.Last.Hour'.G2:'Equalizer.-.Lifetime.power.import.Last.Hour'.G361</svg:desc>
                </draw:g>
              </table:table-cell>
              <table:table-cell office:value-type="float" office:value="9372">
                <text:p>9372</text:p>
                <draw:g>
                  <svg:desc>'Equalizer.-.Lifetime.power.import.Last.Hour'.I2:'Equalizer.-.Lifetime.power.import.Last.Hour'.I361</svg:desc>
                </draw:g>
              </table:table-cell>
            </table:table-row>
            <table:table-row>
              <table:table-cell office:value-type="string">
                <text:p>2023-12-10T09:27:00.000Z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string">
                <text:p>2023-12-10T09:28:00.000Z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string">
                <text:p>2023-12-10T09:29:00.000Z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string">
                <text:p>2023-12-10T09:30:00.000Z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string">
                <text:p>2023-12-10T09:31:00.000Z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string">
                <text:p>2023-12-10T09:32:00.000Z</text:p>
              </table:table-cell>
              <table:table-cell office:value-type="float" office:value="7308.16666666667">
                <text:p>7308.16666666667</text:p>
              </table:table-cell>
            </table:table-row>
            <table:table-row>
              <table:table-cell office:value-type="string">
                <text:p>2023-12-10T09:33:00.000Z</text:p>
              </table:table-cell>
              <table:table-cell office:value-type="float" office:value="7389">
                <text:p>7389</text:p>
              </table:table-cell>
            </table:table-row>
            <table:table-row>
              <table:table-cell office:value-type="string">
                <text:p>2023-12-10T09:34:00.000Z</text:p>
              </table:table-cell>
              <table:table-cell office:value-type="float" office:value="7118.33333333333">
                <text:p>7118.33333333333</text:p>
              </table:table-cell>
            </table:table-row>
            <table:table-row>
              <table:table-cell office:value-type="string">
                <text:p>2023-12-10T09:35:00.000Z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2023-12-10T09:36:00.000Z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2023-12-10T09:37:00.000Z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2023-12-10T09:38:00.000Z</text:p>
              </table:table-cell>
              <table:table-cell office:value-type="float" office:value="4404.5">
                <text:p>4404.5</text:p>
              </table:table-cell>
            </table:table-row>
            <table:table-row>
              <table:table-cell office:value-type="string">
                <text:p>2023-12-10T09:39:00.000Z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2023-12-10T09:40:00.000Z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2023-12-10T09:41:00.000Z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2023-12-10T09:42:00.000Z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023-12-10T09:43:00.000Z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2023-12-10T09:44:00.000Z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2023-12-10T09:45:00.000Z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2023-12-10T09:46:00.000Z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2023-12-10T09:47:00.000Z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2023-12-10T09:48:00.000Z</text:p>
              </table:table-cell>
              <table:table-cell office:value-type="float" office:value="3334.33333333333">
                <text:p>3334.33333333333</text:p>
              </table:table-cell>
            </table:table-row>
            <table:table-row>
              <table:table-cell office:value-type="string">
                <text:p>2023-12-10T09:49:00.000Z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2023-12-10T09:50:00.000Z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2023-12-10T09:51:00.000Z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2023-12-10T09:52:00.000Z</text:p>
              </table:table-cell>
              <table:table-cell office:value-type="float" office:value="4299.5">
                <text:p>4299.5</text:p>
              </table:table-cell>
            </table:table-row>
            <table:table-row>
              <table:table-cell office:value-type="string">
                <text:p>2023-12-10T09:53:00.000Z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string">
                <text:p>2023-12-10T09:54:00.000Z</text:p>
              </table:table-cell>
              <table:table-cell office:value-type="float" office:value="4787.83333333333">
                <text:p>4787.83333333333</text:p>
              </table:table-cell>
            </table:table-row>
            <table:table-row>
              <table:table-cell office:value-type="string">
                <text:p>2023-12-10T09:55:00.000Z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2023-12-10T09:56:00.000Z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2023-12-10T09:57:00.000Z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2023-12-10T09:58:00.000Z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2023-12-10T09:59:00.000Z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2023-12-10T10:00:00.000Z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2023-12-10T10:01:00.000Z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2023-12-10T10:02:00.000Z</text:p>
              </table:table-cell>
              <table:table-cell office:value-type="float" office:value="4413.91666666667">
                <text:p>4413.91666666667</text:p>
              </table:table-cell>
            </table:table-row>
            <table:table-row>
              <table:table-cell office:value-type="string">
                <text:p>2023-12-10T10:03:00.000Z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string">
                <text:p>2023-12-10T10:04:00.000Z</text:p>
              </table:table-cell>
              <table:table-cell office:value-type="float" office:value="3162.66666666667">
                <text:p>3162.66666666667</text:p>
              </table:table-cell>
            </table:table-row>
            <table:table-row>
              <table:table-cell office:value-type="string">
                <text:p>2023-12-10T10:05:00.000Z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2023-12-10T10:06:00.000Z</text:p>
              </table:table-cell>
              <table:table-cell office:value-type="float" office:value="2809.16666666667">
                <text:p>2809.16666666667</text:p>
              </table:table-cell>
            </table:table-row>
            <table:table-row>
              <table:table-cell office:value-type="string">
                <text:p>2023-12-10T10:07:00.000Z</text:p>
              </table:table-cell>
              <table:table-cell office:value-type="float" office:value="2628.16666666667">
                <text:p>2628.16666666667</text:p>
              </table:table-cell>
            </table:table-row>
            <table:table-row>
              <table:table-cell office:value-type="string">
                <text:p>2023-12-10T10:08:00.000Z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2023-12-10T10:09:00.000Z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2023-12-10T10:10:00.000Z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2023-12-10T10:11:00.000Z</text:p>
              </table:table-cell>
              <table:table-cell office:value-type="float" office:value="1868.16666666667">
                <text:p>1868.16666666667</text:p>
              </table:table-cell>
            </table:table-row>
            <table:table-row>
              <table:table-cell office:value-type="string">
                <text:p>2023-12-10T10:12:00.000Z</text:p>
              </table:table-cell>
              <table:table-cell office:value-type="float" office:value="2683.75">
                <text:p>2683.75</text:p>
              </table:table-cell>
            </table:table-row>
            <table:table-row>
              <table:table-cell office:value-type="string">
                <text:p>2023-12-10T10:13:00.000Z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2023-12-10T10:14:00.000Z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2023-12-10T10:15:00.000Z</text:p>
              </table:table-cell>
              <table:table-cell office:value-type="float" office:value="3032.08333333333">
                <text:p>3032.08333333333</text:p>
              </table:table-cell>
            </table:table-row>
            <table:table-row>
              <table:table-cell office:value-type="string">
                <text:p>2023-12-10T10:16:00.000Z</text:p>
              </table:table-cell>
              <table:table-cell office:value-type="float" office:value="2696.58333333333">
                <text:p>2696.58333333333</text:p>
              </table:table-cell>
            </table:table-row>
            <table:table-row>
              <table:table-cell office:value-type="string">
                <text:p>2023-12-10T10:17:00.000Z</text:p>
              </table:table-cell>
              <table:table-cell office:value-type="float" office:value="5375.25">
                <text:p>5375.25</text:p>
              </table:table-cell>
            </table:table-row>
            <table:table-row>
              <table:table-cell office:value-type="string">
                <text:p>2023-12-10T10:18:00.000Z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2023-12-10T10:19:00.000Z</text:p>
              </table:table-cell>
              <table:table-cell office:value-type="float" office:value="5795.91666666667">
                <text:p>5795.91666666667</text:p>
              </table:table-cell>
            </table:table-row>
            <table:table-row>
              <table:table-cell office:value-type="string">
                <text:p>2023-12-10T10:20:00.000Z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string">
                <text:p>2023-12-10T10:21:00.000Z</text:p>
              </table:table-cell>
              <table:table-cell office:value-type="float" office:value="3880.91666666667">
                <text:p>3880.91666666667</text:p>
              </table:table-cell>
            </table:table-row>
            <table:table-row>
              <table:table-cell office:value-type="string">
                <text:p>2023-12-10T10:22:00.000Z</text:p>
              </table:table-cell>
              <table:table-cell office:value-type="float" office:value="7200.58333333333">
                <text:p>7200.58333333333</text:p>
              </table:table-cell>
            </table:table-row>
            <table:table-row>
              <table:table-cell office:value-type="string">
                <text:p>2023-12-10T10:23:00.000Z</text:p>
              </table:table-cell>
              <table:table-cell office:value-type="float" office:value="7742.33333333333">
                <text:p>7742.33333333333</text:p>
              </table:table-cell>
            </table:table-row>
            <table:table-row>
              <table:table-cell office:value-type="string">
                <text:p>2023-12-10T10:24:00.000Z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2023-12-10T10:25:00.000Z</text:p>
              </table:table-cell>
              <table:table-cell office:value-type="float" office:value="7938.75">
                <text:p>7938.75</text:p>
              </table:table-cell>
            </table:table-row>
            <table:table-row>
              <table:table-cell office:value-type="string">
                <text:p>2023-12-10T10:26:00.000Z</text:p>
              </table:table-cell>
              <table:table-cell office:value-type="float" office:value="6824">
                <text:p>6824</text:p>
              </table:table-cell>
            </table:table-row>
            <table:table-row>
              <table:table-cell office:value-type="string">
                <text:p>2023-12-10T10:27:00.000Z</text:p>
              </table:table-cell>
              <table:table-cell office:value-type="float" office:value="6960.5">
                <text:p>6960.5</text:p>
              </table:table-cell>
            </table:table-row>
            <table:table-row>
              <table:table-cell office:value-type="string">
                <text:p>2023-12-10T10:28:00.000Z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2023-12-10T10:29:00.000Z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2023-12-10T10:30:00.000Z</text:p>
              </table:table-cell>
              <table:table-cell office:value-type="float" office:value="7153.08333333333">
                <text:p>7153.08333333333</text:p>
              </table:table-cell>
            </table:table-row>
            <table:table-row>
              <table:table-cell office:value-type="string">
                <text:p>2023-12-10T10:31:00.000Z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string">
                <text:p>2023-12-10T10:32:00.000Z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string">
                <text:p>2023-12-10T10:33:00.000Z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string">
                <text:p>2023-12-10T10:34:00.000Z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string">
                <text:p>2023-12-10T10:35:00.000Z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string">
                <text:p>2023-12-10T10:36:00.000Z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string">
                <text:p>2023-12-10T10:37:00.000Z</text:p>
              </table:table-cell>
              <table:table-cell office:value-type="float" office:value="5859.33333333333">
                <text:p>5859.33333333333</text:p>
              </table:table-cell>
            </table:table-row>
            <table:table-row>
              <table:table-cell office:value-type="string">
                <text:p>2023-12-10T10:38:00.000Z</text:p>
              </table:table-cell>
              <table:table-cell office:value-type="float" office:value="5711">
                <text:p>5711</text:p>
              </table:table-cell>
            </table:table-row>
            <table:table-row>
              <table:table-cell office:value-type="string">
                <text:p>2023-12-10T10:39:00.000Z</text:p>
              </table:table-cell>
              <table:table-cell office:value-type="float" office:value="5711">
                <text:p>5711</text:p>
              </table:table-cell>
            </table:table-row>
            <table:table-row>
              <table:table-cell office:value-type="string">
                <text:p>2023-12-10T10:40:00.000Z</text:p>
              </table:table-cell>
              <table:table-cell office:value-type="float" office:value="5711">
                <text:p>5711</text:p>
              </table:table-cell>
            </table:table-row>
            <table:table-row>
              <table:table-cell office:value-type="string">
                <text:p>2023-12-10T10:41:00.000Z</text:p>
              </table:table-cell>
              <table:table-cell office:value-type="float" office:value="5711">
                <text:p>5711</text:p>
              </table:table-cell>
            </table:table-row>
            <table:table-row>
              <table:table-cell office:value-type="string">
                <text:p>2023-12-10T10:42:00.000Z</text:p>
              </table:table-cell>
              <table:table-cell office:value-type="float" office:value="3441.66666666667">
                <text:p>3441.66666666667</text:p>
              </table:table-cell>
            </table:table-row>
            <table:table-row>
              <table:table-cell office:value-type="string">
                <text:p>2023-12-10T10:43:00.000Z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2023-12-10T10:44:00.000Z</text:p>
              </table:table-cell>
              <table:table-cell office:value-type="float" office:value="1792.33333333333">
                <text:p>1792.33333333333</text:p>
              </table:table-cell>
            </table:table-row>
            <table:table-row>
              <table:table-cell office:value-type="string">
                <text:p>2023-12-10T10:45:00.000Z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2023-12-10T10:46:00.000Z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2023-12-10T10:47:00.000Z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2023-12-10T10:48:00.000Z</text:p>
              </table:table-cell>
              <table:table-cell office:value-type="float" office:value="3151.41666666667">
                <text:p>3151.41666666667</text:p>
              </table:table-cell>
            </table:table-row>
            <table:table-row>
              <table:table-cell office:value-type="string">
                <text:p>2023-12-10T10:49:00.000Z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string">
                <text:p>2023-12-10T10:50:00.000Z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string">
                <text:p>2023-12-10T10:51:00.000Z</text:p>
              </table:table-cell>
              <table:table-cell office:value-type="float" office:value="3381.33333333333">
                <text:p>3381.33333333333</text:p>
              </table:table-cell>
            </table:table-row>
            <table:table-row>
              <table:table-cell office:value-type="string">
                <text:p>2023-12-10T10:52:00.000Z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2023-12-10T10:53:00.000Z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2023-12-10T10:54:00.000Z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2023-12-10T10:55:00.000Z</text:p>
              </table:table-cell>
              <table:table-cell office:value-type="float" office:value="1710.66666666667">
                <text:p>1710.66666666667</text:p>
              </table:table-cell>
            </table:table-row>
            <table:table-row>
              <table:table-cell office:value-type="string">
                <text:p>2023-12-10T10:56:00.000Z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2023-12-10T10:57:00.000Z</text:p>
              </table:table-cell>
              <table:table-cell office:value-type="float" office:value="2196.41666666667">
                <text:p>2196.41666666667</text:p>
              </table:table-cell>
            </table:table-row>
            <table:table-row>
              <table:table-cell office:value-type="string">
                <text:p>2023-12-10T10:58:00.000Z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string">
                <text:p>2023-12-10T10:59:00.000Z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2023-12-10T11:00:00.000Z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2023-12-10T11:01:00.000Z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2023-12-10T11:02:00.000Z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2023-12-10T11:03:00.000Z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2023-12-10T11:04:00.000Z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2023-12-10T11:05:00.000Z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2023-12-10T11:06:00.000Z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2023-12-10T11:07:00.000Z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2023-12-10T11:08:00.000Z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2023-12-10T11:09:00.000Z</text:p>
              </table:table-cell>
              <table:table-cell office:value-type="float" office:value="4442.25">
                <text:p>4442.25</text:p>
              </table:table-cell>
            </table:table-row>
            <table:table-row>
              <table:table-cell office:value-type="string">
                <text:p>2023-12-10T11:10:00.000Z</text:p>
              </table:table-cell>
              <table:table-cell office:value-type="float" office:value="4866">
                <text:p>4866</text:p>
              </table:table-cell>
            </table:table-row>
            <table:table-row>
              <table:table-cell office:value-type="string">
                <text:p>2023-12-10T11:11:00.000Z</text:p>
              </table:table-cell>
              <table:table-cell office:value-type="float" office:value="4866">
                <text:p>4866</text:p>
              </table:table-cell>
            </table:table-row>
            <table:table-row>
              <table:table-cell office:value-type="string">
                <text:p>2023-12-10T11:12:00.000Z</text:p>
              </table:table-cell>
              <table:table-cell office:value-type="float" office:value="4866">
                <text:p>4866</text:p>
              </table:table-cell>
            </table:table-row>
            <table:table-row>
              <table:table-cell office:value-type="string">
                <text:p>2023-12-10T11:13:00.000Z</text:p>
              </table:table-cell>
              <table:table-cell office:value-type="float" office:value="4866">
                <text:p>4866</text:p>
              </table:table-cell>
            </table:table-row>
            <table:table-row>
              <table:table-cell office:value-type="string">
                <text:p>2023-12-10T11:14:00.000Z</text:p>
              </table:table-cell>
              <table:table-cell office:value-type="float" office:value="5503.5">
                <text:p>5503.5</text:p>
              </table:table-cell>
            </table:table-row>
            <table:table-row>
              <table:table-cell office:value-type="string">
                <text:p>2023-12-10T11:15:00.000Z</text:p>
              </table:table-cell>
              <table:table-cell office:value-type="float" office:value="5631">
                <text:p>5631</text:p>
              </table:table-cell>
            </table:table-row>
            <table:table-row>
              <table:table-cell office:value-type="string">
                <text:p>2023-12-10T11:16:00.000Z</text:p>
              </table:table-cell>
              <table:table-cell office:value-type="float" office:value="5189.41666666667">
                <text:p>5189.41666666667</text:p>
              </table:table-cell>
            </table:table-row>
            <table:table-row>
              <table:table-cell office:value-type="string">
                <text:p>2023-12-10T11:17:00.000Z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2023-12-10T11:18:00.000Z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2023-12-10T11:19:00.000Z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2023-12-10T11:20:00.000Z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2023-12-10T11:21:00.000Z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2023-12-10T11:22:00.000Z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2023-12-10T11:23:00.000Z</text:p>
              </table:table-cell>
              <table:table-cell office:value-type="float" office:value="3935.66666666667">
                <text:p>3935.66666666667</text:p>
              </table:table-cell>
            </table:table-row>
            <table:table-row>
              <table:table-cell office:value-type="string">
                <text:p>2023-12-10T11:24:00.000Z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2023-12-10T11:25:00.000Z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2023-12-10T11:26:00.000Z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2023-12-10T11:27:00.000Z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2023-12-10T11:28:00.000Z</text:p>
              </table:table-cell>
              <table:table-cell office:value-type="float" office:value="5810.5">
                <text:p>5810.5</text:p>
              </table:table-cell>
            </table:table-row>
            <table:table-row>
              <table:table-cell office:value-type="string">
                <text:p>2023-12-10T11:29:00.000Z</text:p>
              </table:table-cell>
              <table:table-cell office:value-type="float" office:value="4679.33333333333">
                <text:p>4679.33333333333</text:p>
              </table:table-cell>
            </table:table-row>
            <table:table-row>
              <table:table-cell office:value-type="string">
                <text:p>2023-12-10T11:30:00.000Z</text:p>
              </table:table-cell>
              <table:table-cell office:value-type="float" office:value="5605.66666666667">
                <text:p>5605.66666666667</text:p>
              </table:table-cell>
            </table:table-row>
            <table:table-row>
              <table:table-cell office:value-type="string">
                <text:p>2023-12-10T11:31:00.000Z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string">
                <text:p>2023-12-10T11:32:00.000Z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string">
                <text:p>2023-12-10T11:33:00.000Z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string">
                <text:p>2023-12-10T11:34:00.000Z</text:p>
              </table:table-cell>
              <table:table-cell office:value-type="float" office:value="5573.16666666667">
                <text:p>5573.16666666667</text:p>
              </table:table-cell>
            </table:table-row>
            <table:table-row>
              <table:table-cell office:value-type="string">
                <text:p>2023-12-10T11:35:00.000Z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2023-12-10T11:36:00.000Z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2023-12-10T11:37:00.000Z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2023-12-10T11:38:00.000Z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2023-12-10T11:39:00.000Z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2023-12-10T11:40:00.000Z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2023-12-10T11:41:00.000Z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2023-12-10T11:42:00.000Z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2023-12-10T11:43:00.000Z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2023-12-10T11:44:00.000Z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2023-12-10T11:45:00.000Z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2023-12-10T11:46:00.000Z</text:p>
              </table:table-cell>
              <table:table-cell office:value-type="float" office:value="6301.5">
                <text:p>6301.5</text:p>
              </table:table-cell>
            </table:table-row>
            <table:table-row>
              <table:table-cell office:value-type="string">
                <text:p>2023-12-10T11:47:00.000Z</text:p>
              </table:table-cell>
              <table:table-cell office:value-type="float" office:value="5913">
                <text:p>5913</text:p>
              </table:table-cell>
            </table:table-row>
            <table:table-row>
              <table:table-cell office:value-type="string">
                <text:p>2023-12-10T11:48:00.000Z</text:p>
              </table:table-cell>
              <table:table-cell office:value-type="float" office:value="5913">
                <text:p>5913</text:p>
              </table:table-cell>
            </table:table-row>
            <table:table-row>
              <table:table-cell office:value-type="string">
                <text:p>2023-12-10T11:49:00.000Z</text:p>
              </table:table-cell>
              <table:table-cell office:value-type="float" office:value="6477">
                <text:p>6477</text:p>
              </table:table-cell>
            </table:table-row>
            <table:table-row>
              <table:table-cell office:value-type="string">
                <text:p>2023-12-10T11:50:00.000Z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string">
                <text:p>2023-12-10T11:51:00.000Z</text:p>
              </table:table-cell>
              <table:table-cell office:value-type="float" office:value="5393.25">
                <text:p>5393.25</text:p>
              </table:table-cell>
            </table:table-row>
            <table:table-row>
              <table:table-cell office:value-type="string">
                <text:p>2023-12-10T11:52:00.000Z</text:p>
              </table:table-cell>
              <table:table-cell office:value-type="float" office:value="3409.75">
                <text:p>3409.75</text:p>
              </table:table-cell>
            </table:table-row>
            <table:table-row>
              <table:table-cell office:value-type="string">
                <text:p>2023-12-10T11:53:00.000Z</text:p>
              </table:table-cell>
              <table:table-cell office:value-type="float" office:value="3463.75">
                <text:p>3463.75</text:p>
              </table:table-cell>
            </table:table-row>
            <table:table-row>
              <table:table-cell office:value-type="string">
                <text:p>2023-12-10T11:54:00.000Z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string">
                <text:p>2023-12-10T11:55:00.000Z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2023-12-10T11:56:00.000Z</text:p>
              </table:table-cell>
              <table:table-cell office:value-type="float" office:value="3063.5">
                <text:p>3063.5</text:p>
              </table:table-cell>
            </table:table-row>
            <table:table-row>
              <table:table-cell office:value-type="string">
                <text:p>2023-12-10T11:57:00.000Z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2023-12-10T11:58:00.000Z</text:p>
              </table:table-cell>
              <table:table-cell office:value-type="float" office:value="2686.75">
                <text:p>2686.75</text:p>
              </table:table-cell>
            </table:table-row>
            <table:table-row>
              <table:table-cell office:value-type="string">
                <text:p>2023-12-10T11:59:00.000Z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2023-12-10T12:00:00.000Z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2023-12-10T12:01:00.000Z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2023-12-10T12:02:00.000Z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2023-12-10T12:03:00.000Z</text:p>
              </table:table-cell>
              <table:table-cell office:value-type="float" office:value="2779.75">
                <text:p>2779.75</text:p>
              </table:table-cell>
            </table:table-row>
            <table:table-row>
              <table:table-cell office:value-type="string">
                <text:p>2023-12-10T12:04:00.000Z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2023-12-10T12:05:00.000Z</text:p>
              </table:table-cell>
              <table:table-cell office:value-type="float" office:value="3530.75">
                <text:p>3530.75</text:p>
              </table:table-cell>
            </table:table-row>
            <table:table-row>
              <table:table-cell office:value-type="string">
                <text:p>2023-12-10T12:06:00.000Z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023-12-10T12:07:00.000Z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023-12-10T12:08:00.000Z</text:p>
              </table:table-cell>
              <table:table-cell office:value-type="float" office:value="3515.5">
                <text:p>3515.5</text:p>
              </table:table-cell>
            </table:table-row>
            <table:table-row>
              <table:table-cell office:value-type="string">
                <text:p>2023-12-10T12:09:00.000Z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2023-12-10T12:10:00.000Z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2023-12-10T12:11:00.000Z</text:p>
              </table:table-cell>
              <table:table-cell office:value-type="float" office:value="3645.75">
                <text:p>3645.75</text:p>
              </table:table-cell>
            </table:table-row>
            <table:table-row>
              <table:table-cell office:value-type="string">
                <text:p>2023-12-10T12:12:00.000Z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2023-12-10T12:13:00.000Z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2023-12-10T12:14:00.000Z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2023-12-10T12:15:00.000Z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2023-12-10T12:16:00.000Z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2023-12-10T12:17:00.000Z</text:p>
              </table:table-cell>
              <table:table-cell office:value-type="float" office:value="2685.5">
                <text:p>2685.5</text:p>
              </table:table-cell>
            </table:table-row>
            <table:table-row>
              <table:table-cell office:value-type="string">
                <text:p>2023-12-10T12:18:00.000Z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string">
                <text:p>2023-12-10T12:19:00.000Z</text:p>
              </table:table-cell>
              <table:table-cell office:value-type="float" office:value="3458.5">
                <text:p>3458.5</text:p>
              </table:table-cell>
            </table:table-row>
            <table:table-row>
              <table:table-cell office:value-type="string">
                <text:p>2023-12-10T12:20:00.000Z</text:p>
              </table:table-cell>
              <table:table-cell office:value-type="float" office:value="3463.25">
                <text:p>3463.25</text:p>
              </table:table-cell>
            </table:table-row>
            <table:table-row>
              <table:table-cell office:value-type="string">
                <text:p>2023-12-10T12:21:00.000Z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2023-12-10T12:22:00.000Z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2023-12-10T12:23:00.000Z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2023-12-10T12:24:00.000Z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2023-12-10T12:25:00.000Z</text:p>
              </table:table-cell>
              <table:table-cell office:value-type="float" office:value="3442.5">
                <text:p>3442.5</text:p>
              </table:table-cell>
            </table:table-row>
            <table:table-row>
              <table:table-cell office:value-type="string">
                <text:p>2023-12-10T12:26:00.000Z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2023-12-10T12:27:00.000Z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string">
                <text:p>2023-12-10T12:28:00.000Z</text:p>
              </table:table-cell>
              <table:table-cell office:value-type="float" office:value="4859">
                <text:p>4859</text:p>
              </table:table-cell>
            </table:table-row>
            <table:table-row>
              <table:table-cell office:value-type="string">
                <text:p>2023-12-10T12:29:00.000Z</text:p>
              </table:table-cell>
              <table:table-cell office:value-type="float" office:value="4486.25">
                <text:p>4486.25</text:p>
              </table:table-cell>
            </table:table-row>
            <table:table-row>
              <table:table-cell office:value-type="string">
                <text:p>2023-12-10T12:30:00.000Z</text:p>
              </table:table-cell>
              <table:table-cell office:value-type="float" office:value="4107.5">
                <text:p>4107.5</text:p>
              </table:table-cell>
            </table:table-row>
            <table:table-row>
              <table:table-cell office:value-type="string">
                <text:p>2023-12-10T12:31:00.000Z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2023-12-10T12:32:00.000Z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2023-12-10T12:33:00.000Z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23-12-10T12:34:00.000Z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2023-12-10T12:35:00.000Z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2023-12-10T12:36:00.000Z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2023-12-10T12:37:00.000Z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string">
                <text:p>2023-12-10T12:38:00.000Z</text:p>
              </table:table-cell>
              <table:table-cell office:value-type="float" office:value="4969.25">
                <text:p>4969.25</text:p>
              </table:table-cell>
            </table:table-row>
            <table:table-row>
              <table:table-cell office:value-type="string">
                <text:p>2023-12-10T12:39:00.000Z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2023-12-10T12:40:00.000Z</text:p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string">
                <text:p>2023-12-10T12:41:00.000Z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2023-12-10T12:42:00.000Z</text:p>
              </table:table-cell>
              <table:table-cell office:value-type="float" office:value="3148.33333333333">
                <text:p>3148.33333333333</text:p>
              </table:table-cell>
            </table:table-row>
            <table:table-row>
              <table:table-cell office:value-type="string">
                <text:p>2023-12-10T12:43:00.000Z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2023-12-10T12:44:00.000Z</text:p>
              </table:table-cell>
              <table:table-cell office:value-type="float" office:value="3197.58333333333">
                <text:p>3197.58333333333</text:p>
              </table:table-cell>
            </table:table-row>
            <table:table-row>
              <table:table-cell office:value-type="string">
                <text:p>2023-12-10T12:45:00.000Z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string">
                <text:p>2023-12-10T12:46:00.000Z</text:p>
              </table:table-cell>
              <table:table-cell office:value-type="float" office:value="3540.16666666667">
                <text:p>3540.16666666667</text:p>
              </table:table-cell>
            </table:table-row>
            <table:table-row>
              <table:table-cell office:value-type="string">
                <text:p>2023-12-10T12:47:00.000Z</text:p>
              </table:table-cell>
              <table:table-cell office:value-type="float" office:value="2433.41666666667">
                <text:p>2433.41666666667</text:p>
              </table:table-cell>
            </table:table-row>
            <table:table-row>
              <table:table-cell office:value-type="string">
                <text:p>2023-12-10T12:48:00.000Z</text:p>
              </table:table-cell>
              <table:table-cell office:value-type="float" office:value="3703.83333333333">
                <text:p>3703.83333333333</text:p>
              </table:table-cell>
            </table:table-row>
            <table:table-row>
              <table:table-cell office:value-type="string">
                <text:p>2023-12-10T12:49:00.000Z</text:p>
              </table:table-cell>
              <table:table-cell office:value-type="float" office:value="2972.75">
                <text:p>2972.75</text:p>
              </table:table-cell>
            </table:table-row>
            <table:table-row>
              <table:table-cell office:value-type="string">
                <text:p>2023-12-10T12:50:00.000Z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2023-12-10T12:51:00.000Z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2023-12-10T12:52:00.000Z</text:p>
              </table:table-cell>
              <table:table-cell office:value-type="float" office:value="2893.33333333333">
                <text:p>2893.33333333333</text:p>
              </table:table-cell>
            </table:table-row>
            <table:table-row>
              <table:table-cell office:value-type="string">
                <text:p>2023-12-10T12:53:00.000Z</text:p>
              </table:table-cell>
              <table:table-cell office:value-type="float" office:value="4250.66666666667">
                <text:p>4250.66666666667</text:p>
              </table:table-cell>
            </table:table-row>
            <table:table-row>
              <table:table-cell office:value-type="string">
                <text:p>2023-12-10T12:54:00.000Z</text:p>
              </table:table-cell>
              <table:table-cell office:value-type="float" office:value="4687.16666666667">
                <text:p>4687.16666666667</text:p>
              </table:table-cell>
            </table:table-row>
            <table:table-row>
              <table:table-cell office:value-type="string">
                <text:p>2023-12-10T12:55:00.000Z</text:p>
              </table:table-cell>
              <table:table-cell office:value-type="float" office:value="6565">
                <text:p>6565</text:p>
              </table:table-cell>
            </table:table-row>
            <table:table-row>
              <table:table-cell office:value-type="string">
                <text:p>2023-12-10T12:56:00.000Z</text:p>
              </table:table-cell>
              <table:table-cell office:value-type="float" office:value="6435.66666666667">
                <text:p>6435.66666666667</text:p>
              </table:table-cell>
            </table:table-row>
            <table:table-row>
              <table:table-cell office:value-type="string">
                <text:p>2023-12-10T12:57:00.000Z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string">
                <text:p>2023-12-10T12:58:00.000Z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string">
                <text:p>2023-12-10T12:59:00.000Z</text:p>
              </table:table-cell>
              <table:table-cell office:value-type="float" office:value="5904.66666666667">
                <text:p>5904.66666666667</text:p>
              </table:table-cell>
            </table:table-row>
            <table:table-row>
              <table:table-cell office:value-type="string">
                <text:p>2023-12-10T13:00:00.000Z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string">
                <text:p>2023-12-10T13:01:00.000Z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string">
                <text:p>2023-12-10T13:02:00.000Z</text:p>
              </table:table-cell>
              <table:table-cell office:value-type="float" office:value="6218.33333333333">
                <text:p>6218.33333333333</text:p>
              </table:table-cell>
            </table:table-row>
            <table:table-row>
              <table:table-cell office:value-type="string">
                <text:p>2023-12-10T13:03:00.000Z</text:p>
              </table:table-cell>
              <table:table-cell office:value-type="float" office:value="6724.33333333333">
                <text:p>6724.33333333333</text:p>
              </table:table-cell>
            </table:table-row>
            <table:table-row>
              <table:table-cell office:value-type="string">
                <text:p>2023-12-10T13:04:00.000Z</text:p>
              </table:table-cell>
              <table:table-cell office:value-type="float" office:value="6378.66666666667">
                <text:p>6378.66666666667</text:p>
              </table:table-cell>
            </table:table-row>
            <table:table-row>
              <table:table-cell office:value-type="string">
                <text:p>2023-12-10T13:05:00.000Z</text:p>
              </table:table-cell>
              <table:table-cell office:value-type="float" office:value="5691.83333333333">
                <text:p>5691.83333333333</text:p>
              </table:table-cell>
            </table:table-row>
            <table:table-row>
              <table:table-cell office:value-type="string">
                <text:p>2023-12-10T13:06:00.000Z</text:p>
              </table:table-cell>
              <table:table-cell office:value-type="float" office:value="5449.33333333333">
                <text:p>5449.33333333333</text:p>
              </table:table-cell>
            </table:table-row>
            <table:table-row>
              <table:table-cell office:value-type="string">
                <text:p>2023-12-10T13:07:00.000Z</text:p>
              </table:table-cell>
              <table:table-cell office:value-type="float" office:value="4928.66666666667">
                <text:p>4928.66666666667</text:p>
              </table:table-cell>
            </table:table-row>
            <table:table-row>
              <table:table-cell office:value-type="string">
                <text:p>2023-12-10T13:08:00.000Z</text:p>
              </table:table-cell>
              <table:table-cell office:value-type="float" office:value="5573.66666666667">
                <text:p>5573.66666666667</text:p>
              </table:table-cell>
            </table:table-row>
            <table:table-row>
              <table:table-cell office:value-type="string">
                <text:p>2023-12-10T13:09:00.000Z</text:p>
              </table:table-cell>
              <table:table-cell office:value-type="float" office:value="4658.16666666667">
                <text:p>4658.16666666667</text:p>
              </table:table-cell>
            </table:table-row>
            <table:table-row>
              <table:table-cell office:value-type="string">
                <text:p>2023-12-10T13:10:00.000Z</text:p>
              </table:table-cell>
              <table:table-cell office:value-type="float" office:value="5722.83333333333">
                <text:p>5722.83333333333</text:p>
              </table:table-cell>
            </table:table-row>
            <table:table-row>
              <table:table-cell office:value-type="string">
                <text:p>2023-12-10T13:11:00.000Z</text:p>
              </table:table-cell>
              <table:table-cell office:value-type="float" office:value="3953.58333333333">
                <text:p>3953.58333333333</text:p>
              </table:table-cell>
            </table:table-row>
            <table:table-row>
              <table:table-cell office:value-type="string">
                <text:p>2023-12-10T13:12:00.000Z</text:p>
              </table:table-cell>
              <table:table-cell office:value-type="float" office:value="3125.66666666667">
                <text:p>3125.66666666667</text:p>
              </table:table-cell>
            </table:table-row>
            <table:table-row>
              <table:table-cell office:value-type="string">
                <text:p>2023-12-10T13:13:00.000Z</text:p>
              </table:table-cell>
              <table:table-cell office:value-type="float" office:value="4029.33333333333">
                <text:p>4029.33333333333</text:p>
              </table:table-cell>
            </table:table-row>
            <table:table-row>
              <table:table-cell office:value-type="string">
                <text:p>2023-12-10T13:14:00.000Z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string">
                <text:p>2023-12-10T13:15:00.000Z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2023-12-10T13:16:00.000Z</text:p>
              </table:table-cell>
              <table:table-cell office:value-type="float" office:value="3301.91666666667">
                <text:p>3301.91666666667</text:p>
              </table:table-cell>
            </table:table-row>
            <table:table-row>
              <table:table-cell office:value-type="string">
                <text:p>2023-12-10T13:17:00.000Z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string">
                <text:p>2023-12-10T13:18:00.000Z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string">
                <text:p>2023-12-10T13:19:00.000Z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2023-12-10T13:20:00.000Z</text:p>
              </table:table-cell>
              <table:table-cell office:value-type="float" office:value="2837.83333333333">
                <text:p>2837.83333333333</text:p>
              </table:table-cell>
            </table:table-row>
            <table:table-row>
              <table:table-cell office:value-type="string">
                <text:p>2023-12-10T13:21:00.000Z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2023-12-10T13:22:00.000Z</text:p>
              </table:table-cell>
              <table:table-cell office:value-type="float" office:value="1524.41666666667">
                <text:p>1524.41666666667</text:p>
              </table:table-cell>
            </table:table-row>
            <table:table-row>
              <table:table-cell office:value-type="string">
                <text:p>2023-12-10T13:23:00.000Z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2023-12-10T13:24:00.000Z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2023-12-10T13:25:00.000Z</text:p>
              </table:table-cell>
              <table:table-cell office:value-type="float" office:value="2678.16666666667">
                <text:p>2678.16666666667</text:p>
              </table:table-cell>
            </table:table-row>
            <table:table-row>
              <table:table-cell office:value-type="string">
                <text:p>2023-12-10T13:26:00.000Z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2023-12-10T13:27:00.000Z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2023-12-10T13:28:00.000Z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2023-12-10T13:29:00.000Z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2023-12-10T13:30:00.000Z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2023-12-10T13:31:00.000Z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2023-12-10T13:32:00.000Z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2023-12-10T13:33:00.000Z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2023-12-10T13:34:00.000Z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2023-12-10T13:35:00.000Z</text:p>
              </table:table-cell>
              <table:table-cell office:value-type="float" office:value="3498.5">
                <text:p>3498.5</text:p>
              </table:table-cell>
            </table:table-row>
            <table:table-row>
              <table:table-cell office:value-type="string">
                <text:p>2023-12-10T13:36:00.000Z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2023-12-10T13:37:00.000Z</text:p>
              </table:table-cell>
              <table:table-cell office:value-type="float" office:value="4460.5">
                <text:p>4460.5</text:p>
              </table:table-cell>
            </table:table-row>
            <table:table-row>
              <table:table-cell office:value-type="string">
                <text:p>2023-12-10T13:38:00.000Z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2023-12-10T13:39:00.000Z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string">
                <text:p>2023-12-10T13:40:00.000Z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2023-12-10T13:41:00.000Z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2023-12-10T13:42:00.000Z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2023-12-10T13:43:00.000Z</text:p>
              </table:table-cell>
              <table:table-cell office:value-type="float" office:value="4789.33333333333">
                <text:p>4789.33333333333</text:p>
              </table:table-cell>
            </table:table-row>
            <table:table-row>
              <table:table-cell office:value-type="string">
                <text:p>2023-12-10T13:44:00.000Z</text:p>
              </table:table-cell>
              <table:table-cell office:value-type="float" office:value="5486.66666666667">
                <text:p>5486.66666666667</text:p>
              </table:table-cell>
            </table:table-row>
            <table:table-row>
              <table:table-cell office:value-type="string">
                <text:p>2023-12-10T13:45:00.000Z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2023-12-10T13:46:00.000Z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2023-12-10T13:47:00.000Z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2023-12-10T13:48:00.000Z</text:p>
              </table:table-cell>
              <table:table-cell office:value-type="float" office:value="4734.83333333333">
                <text:p>4734.83333333333</text:p>
              </table:table-cell>
            </table:table-row>
            <table:table-row>
              <table:table-cell office:value-type="string">
                <text:p>2023-12-10T13:49:00.000Z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2023-12-10T13:50:00.000Z</text:p>
              </table:table-cell>
              <table:table-cell office:value-type="float" office:value="6197.66666666667">
                <text:p>6197.66666666667</text:p>
              </table:table-cell>
            </table:table-row>
            <table:table-row>
              <table:table-cell office:value-type="string">
                <text:p>2023-12-10T13:51:00.000Z</text:p>
              </table:table-cell>
              <table:table-cell office:value-type="float" office:value="6460.41666666667">
                <text:p>6460.41666666667</text:p>
              </table:table-cell>
            </table:table-row>
            <table:table-row>
              <table:table-cell office:value-type="string">
                <text:p>2023-12-10T13:52:00.000Z</text:p>
              </table:table-cell>
              <table:table-cell office:value-type="float" office:value="6227.66666666667">
                <text:p>6227.66666666667</text:p>
              </table:table-cell>
            </table:table-row>
            <table:table-row>
              <table:table-cell office:value-type="string">
                <text:p>2023-12-10T13:53:00.000Z</text:p>
              </table:table-cell>
              <table:table-cell office:value-type="float" office:value="5770.66666666667">
                <text:p>5770.66666666667</text:p>
              </table:table-cell>
            </table:table-row>
            <table:table-row>
              <table:table-cell office:value-type="string">
                <text:p>2023-12-10T13:54:00.000Z</text:p>
              </table:table-cell>
              <table:table-cell office:value-type="float" office:value="5643">
                <text:p>5643</text:p>
              </table:table-cell>
            </table:table-row>
            <table:table-row>
              <table:table-cell office:value-type="string">
                <text:p>2023-12-10T13:55:00.000Z</text:p>
              </table:table-cell>
              <table:table-cell office:value-type="float" office:value="5643">
                <text:p>5643</text:p>
              </table:table-cell>
            </table:table-row>
            <table:table-row>
              <table:table-cell office:value-type="string">
                <text:p>2023-12-10T13:56:00.000Z</text:p>
              </table:table-cell>
              <table:table-cell office:value-type="float" office:value="5404.66666666667">
                <text:p>5404.66666666667</text:p>
              </table:table-cell>
            </table:table-row>
            <table:table-row>
              <table:table-cell office:value-type="string">
                <text:p>2023-12-10T13:57:00.000Z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2023-12-10T13:58:00.000Z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2023-12-10T13:59:00.000Z</text:p>
              </table:table-cell>
              <table:table-cell office:value-type="float" office:value="5485.91666666667">
                <text:p>5485.91666666667</text:p>
              </table:table-cell>
            </table:table-row>
            <table:table-row>
              <table:table-cell office:value-type="string">
                <text:p>2023-12-10T14:00:00.000Z</text:p>
              </table:table-cell>
              <table:table-cell office:value-type="float" office:value="5287">
                <text:p>5287</text:p>
              </table:table-cell>
            </table:table-row>
            <table:table-row>
              <table:table-cell office:value-type="string">
                <text:p>2023-12-10T14:01:00.000Z</text:p>
              </table:table-cell>
              <table:table-cell office:value-type="float" office:value="5287">
                <text:p>5287</text:p>
              </table:table-cell>
            </table:table-row>
            <table:table-row>
              <table:table-cell office:value-type="string">
                <text:p>2023-12-10T14:02:00.000Z</text:p>
              </table:table-cell>
              <table:table-cell office:value-type="float" office:value="5287">
                <text:p>5287</text:p>
              </table:table-cell>
            </table:table-row>
            <table:table-row>
              <table:table-cell office:value-type="string">
                <text:p>2023-12-10T14:03:00.000Z</text:p>
              </table:table-cell>
              <table:table-cell office:value-type="float" office:value="5089">
                <text:p>5089</text:p>
              </table:table-cell>
            </table:table-row>
            <table:table-row>
              <table:table-cell office:value-type="string">
                <text:p>2023-12-10T14:04:00.000Z</text:p>
              </table:table-cell>
              <table:table-cell office:value-type="float" office:value="5204.16666666667">
                <text:p>5204.16666666667</text:p>
              </table:table-cell>
            </table:table-row>
            <table:table-row>
              <table:table-cell office:value-type="string">
                <text:p>2023-12-10T14:05:00.000Z</text:p>
              </table:table-cell>
              <table:table-cell office:value-type="float" office:value="4462.91666666667">
                <text:p>4462.91666666667</text:p>
              </table:table-cell>
            </table:table-row>
            <table:table-row>
              <table:table-cell office:value-type="string">
                <text:p>2023-12-10T14:06:00.000Z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>2023-12-10T14:07:00.000Z</text:p>
              </table:table-cell>
              <table:table-cell office:value-type="float" office:value="5522.5">
                <text:p>5522.5</text:p>
              </table:table-cell>
            </table:table-row>
            <table:table-row>
              <table:table-cell office:value-type="string">
                <text:p>2023-12-10T14:08:00.000Z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string">
                <text:p>2023-12-10T14:09:00.000Z</text:p>
              </table:table-cell>
              <table:table-cell office:value-type="float" office:value="4821.66666666667">
                <text:p>4821.66666666667</text:p>
              </table:table-cell>
            </table:table-row>
            <table:table-row>
              <table:table-cell office:value-type="string">
                <text:p>2023-12-10T14:10:00.000Z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2023-12-10T14:11:00.000Z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2023-12-10T14:12:00.000Z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2023-12-10T14:13:00.000Z</text:p>
              </table:table-cell>
              <table:table-cell office:value-type="float" office:value="4286.5">
                <text:p>4286.5</text:p>
              </table:table-cell>
            </table:table-row>
            <table:table-row>
              <table:table-cell office:value-type="string">
                <text:p>2023-12-10T14:14:00.000Z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2023-12-10T14:15:00.000Z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2023-12-10T14:16:00.000Z</text:p>
              </table:table-cell>
              <table:table-cell office:value-type="float" office:value="5781.66666666667">
                <text:p>5781.66666666667</text:p>
              </table:table-cell>
            </table:table-row>
            <table:table-row>
              <table:table-cell office:value-type="string">
                <text:p>2023-12-10T14:17:00.000Z</text:p>
              </table:table-cell>
              <table:table-cell office:value-type="float" office:value="4485.66666666667">
                <text:p>4485.66666666667</text:p>
              </table:table-cell>
            </table:table-row>
            <table:table-row>
              <table:table-cell office:value-type="string">
                <text:p>2023-12-10T14:18:00.000Z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2023-12-10T14:19:00.000Z</text:p>
              </table:table-cell>
              <table:table-cell office:value-type="float" office:value="4529.75">
                <text:p>4529.75</text:p>
              </table:table-cell>
            </table:table-row>
            <table:table-row>
              <table:table-cell office:value-type="string">
                <text:p>2023-12-10T14:20:00.000Z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string">
                <text:p>2023-12-10T14:21:00.000Z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string">
                <text:p>2023-12-10T14:22:00.000Z</text:p>
              </table:table-cell>
              <table:table-cell office:value-type="float" office:value="5447.66666666667">
                <text:p>5447.66666666667</text:p>
              </table:table-cell>
            </table:table-row>
            <table:table-row>
              <table:table-cell office:value-type="string">
                <text:p>2023-12-10T14:23:00.000Z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2023-12-10T14:24:00.000Z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2023-12-10T14:25:00.000Z</text:p>
              </table:table-cell>
              <table:table-cell office:value-type="float" office:value="5869.83333333333">
                <text:p>5869.83333333333</text:p>
              </table:table-cell>
            </table:table-row>
            <table:table-row>
              <table:table-cell office:value-type="string">
                <text:p>2023-12-10T14:26:00.000Z</text:p>
              </table:table-cell>
              <table:table-cell office:value-type="float" office:value="5751">
                <text:p>5751</text:p>
              </table:table-cell>
            </table:table-row>
            <table:table-row>
              <table:table-cell office:value-type="string">
                <text:p>2023-12-10T14:27:00.000Z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8:00.000Z</text:p>
              </table:table-cell>
              <table:table-cell office:value-type="float" office:value="5678">
                <text:p>5678</text:p>
              </table:table-cell>
            </table:table-row>
            <table:table-row>
              <table:table-cell office:value-type="string">
                <text:p>2023-12-10T14:29:00.000Z</text:p>
              </table:table-cell>
              <table:table-cell office:value-type="float" office:value="5798.25">
                <text:p>5798.25</text:p>
              </table:table-cell>
            </table:table-row>
            <table:table-row>
              <table:table-cell office:value-type="string">
                <text:p>2023-12-10T14:30:00.000Z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31:00.000Z</text:p>
              </table:table-cell>
              <table:table-cell office:value-type="float" office:value="7145.33333333333">
                <text:p>7145.33333333333</text:p>
              </table:table-cell>
            </table:table-row>
            <table:table-row>
              <table:table-cell office:value-type="string">
                <text:p>2023-12-10T14:32:00.000Z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3:00.000Z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4:00.000Z</text:p>
              </table:table-cell>
              <table:table-cell office:value-type="float" office:value="4569.41666666667">
                <text:p>4569.41666666667</text:p>
              </table:table-cell>
            </table:table-row>
            <table:table-row>
              <table:table-cell office:value-type="string">
                <text:p>2023-12-10T14:35:00.000Z</text:p>
              </table:table-cell>
              <table:table-cell office:value-type="float" office:value="4883.33333333333">
                <text:p>4883.33333333333</text:p>
              </table:table-cell>
            </table:table-row>
            <table:table-row>
              <table:table-cell office:value-type="string">
                <text:p>2023-12-10T14:36:00.000Z</text:p>
              </table:table-cell>
              <table:table-cell office:value-type="float" office:value="3020.83333333333">
                <text:p>3020.83333333333</text:p>
              </table:table-cell>
            </table:table-row>
            <table:table-row>
              <table:table-cell office:value-type="string">
                <text:p>2023-12-10T14:37:00.000Z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2023-12-10T14:38:00.000Z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9:00.000Z</text:p>
              </table:table-cell>
              <table:table-cell office:value-type="float" office:value="2910.58333333333">
                <text:p>2910.58333333333</text:p>
              </table:table-cell>
            </table:table-row>
            <table:table-row>
              <table:table-cell office:value-type="string">
                <text:p>2023-12-10T14:40:00.000Z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1:00.000Z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2:00.000Z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3:00.000Z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2023-12-10T14:44:00.000Z</text:p>
              </table:table-cell>
              <table:table-cell office:value-type="float" office:value="3532.5">
                <text:p>3532.5</text:p>
              </table:table-cell>
            </table:table-row>
            <table:table-row>
              <table:table-cell office:value-type="string">
                <text:p>2023-12-10T14:45:00.000Z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6:00.000Z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7:00.000Z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8:00.000Z</text:p>
              </table:table-cell>
              <table:table-cell office:value-type="float" office:value="3820.33333333333">
                <text:p>3820.33333333333</text:p>
              </table:table-cell>
            </table:table-row>
            <table:table-row>
              <table:table-cell office:value-type="string">
                <text:p>2023-12-10T14:49:00.000Z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0:00.000Z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1:00.000Z</text:p>
              </table:table-cell>
              <table:table-cell office:value-type="float" office:value="3892.5">
                <text:p>3892.5</text:p>
              </table:table-cell>
            </table:table-row>
            <table:table-row>
              <table:table-cell office:value-type="string">
                <text:p>2023-12-10T14:52:00.000Z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3:00.000Z</text:p>
              </table:table-cell>
              <table:table-cell office:value-type="float" office:value="3601.5">
                <text:p>3601.5</text:p>
              </table:table-cell>
            </table:table-row>
            <table:table-row>
              <table:table-cell office:value-type="string">
                <text:p>2023-12-10T14:54:00.000Z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5:00.000Z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6:00.000Z</text:p>
              </table:table-cell>
              <table:table-cell office:value-type="float" office:value="2587.75">
                <text:p>2587.75</text:p>
              </table:table-cell>
            </table:table-row>
            <table:table-row>
              <table:table-cell office:value-type="string">
                <text:p>2023-12-10T14:57:00.000Z</text:p>
              </table:table-cell>
              <table:table-cell office:value-type="float" office:value="3531.16666666667">
                <text:p>3531.16666666667</text:p>
              </table:table-cell>
            </table:table-row>
            <table:table-row>
              <table:table-cell office:value-type="string">
                <text:p>2023-12-10T14:58:00.000Z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9:00.000Z</text:p>
              </table:table-cell>
              <table:table-cell office:value-type="float" office:value="2964.33333333333">
                <text:p>2964.33333333333</text:p>
              </table:table-cell>
            </table:table-row>
            <table:table-row>
              <table:table-cell office:value-type="string">
                <text:p>2023-12-10T15:00:00.000Z</text:p>
              </table:table-cell>
              <table:table-cell office:value-type="float" office:value="2011.66666666667">
                <text:p>2011.66666666667</text:p>
              </table:table-cell>
            </table:table-row>
            <table:table-row>
              <table:table-cell office:value-type="string">
                <text:p>2023-12-10T15:01:00.000Z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2:00.000Z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3:00.000Z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4:00.000Z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5:00.000Z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6:00.000Z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7:00.000Z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023-12-10T15:08:00.000Z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9:00.000Z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0:00.000Z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1:00.000Z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2:00.000Z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3:00.000Z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4:00.000Z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5:00.000Z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6:00.000Z</text:p>
              </table:table-cell>
              <table:table-cell office:value-type="float" office:value="1810.16666666667">
                <text:p>1810.16666666667</text:p>
              </table:table-cell>
            </table:table-row>
            <table:table-row>
              <table:table-cell office:value-type="string">
                <text:p>2023-12-10T15:17:00.000Z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8:00.000Z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9:00.000Z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0:00.000Z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1:00.000Z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2:00.000Z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3:00.000Z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4:00.000Z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5:00.000Z</text:p>
              </table:table-cell>
              <table:table-cell office:value-type="float" office:value="996">
                <text:p>9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7.154cm" svg:height="18.993cm" xlink:href=".." xlink:type="simple" chart:class="chart:line" chart:column-mapping="1" chart:style-name="ch1">
        <chart:legend chart:legend-position="end" svg:x="74.196cm" svg:y="8.948cm" style:legend-expansion="high" chart:style-name="ch2"/>
        <chart:plot-area chart:style-name="ch3" table:cell-range-address="'Equalizer.-.Lifetime.power.import.Last.Hour'.A1:'Equalizer.-.Lifetime.power.import.Last.Hour'.A720 'Equalizer.-.Lifetime.power.import.Last.Hour'.C1:'Equalizer.-.Lifetime.power.import.Last.Hour'.D720" chart:data-source-has-labels="both" svg:x="1.543cm" svg:y="0.379cm" svg:width="71.11cm" svg:height="18.235cm">
          <chartooo:coordinate-region svg:x="4.489cm" svg:y="0.379cm" svg:width="68.164cm" svg:height="14.606cm"/>
          <chart:axis chart:dimension="x" chart:name="primary-x" chart:style-name="ch4" chartooo:axis-type="auto">
            <chartooo:date-scale/>
            <chart:categories table:cell-range-address="'Equalizer.-.Lifetime.power.import.Last.Hour'.A2:'Equalizer.-.Lifetime.power.import.Last.Hour'.A7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qualizer.-.Lifetime.power.import.Last.Hour'.D2:'Equalizer.-.Lifetime.power.import.Last.Hour'.D720" chart:label-cell-address="'Equalizer.-.Lifetime.power.import.Last.Hour'.D1:'Equalizer.-.Lifetime.power.import.Last.Hour'.D1" chart:class="chart:line">
            <chart:data-point chart:repeated="719"/>
          </chart:series>
          <chart:series chart:style-name="ch7" chart:values-cell-range-address="'Equalizer.-.Lifetime.power.import.Last.Hour'.C2:'Equalizer.-.Lifetime.power.import.Last.Hour'.C720" chart:label-cell-address="'Equalizer.-.Lifetime.power.import.Last.Hour'.C1:'Equalizer.-.Lifetime.power.import.Last.Hour'.C1" chart:class="chart:line">
            <chart:data-point chart:repeated="7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 power</text:p>
                <draw:g>
                  <svg:desc>'Equalizer.-.Lifetime.power.import.Last.Hour'.D1:'Equalizer.-.Lifetime.power.import.Last.Hour'.D1</svg:desc>
                </draw:g>
              </table:table-cell>
              <table:table-cell office:value-type="string">
                <text:p>Power</text:p>
                <draw:g>
                  <svg:desc>'Equalizer.-.Lifetime.power.import.Last.Hour'.C1:'Equalizer.-.Lifetime.power.import.Last.Hour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3-12-10T14:26:40.000Z</text:p>
                <draw:g>
                  <svg:desc>'Equalizer.-.Lifetime.power.import.Last.Hour'.A2:'Equalizer.-.Lifetime.power.import.Last.Hour'.A720</svg:desc>
                </draw:g>
              </table:table-cell>
              <table:table-cell office:value-type="float" office:value="5685">
                <text:p>5685</text:p>
                <draw:g>
                  <svg:desc>'Equalizer.-.Lifetime.power.import.Last.Hour'.D2:'Equalizer.-.Lifetime.power.import.Last.Hour'.D720</svg:desc>
                </draw:g>
              </table:table-cell>
              <table:table-cell office:value-type="float" office:value="6282">
                <text:p>6282</text:p>
                <draw:g>
                  <svg:desc>'Equalizer.-.Lifetime.power.import.Last.Hour'.C2:'Equalizer.-.Lifetime.power.import.Last.Hour'.C720</svg:desc>
                </draw:g>
              </table:table-cell>
            </table:table-row>
            <table:table-row>
              <table:table-cell office:value-type="string">
                <text:p>2023-12-10T14:26:45.000Z</text:p>
              </table:table-cell>
              <table:table-cell office:value-type="float" office:value="5674">
                <text:p>5674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6:50.000Z</text:p>
              </table:table-cell>
              <table:table-cell office:value-type="float" office:value="5674">
                <text:p>5674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6:55.000Z</text:p>
              </table:table-cell>
              <table:table-cell office:value-type="float" office:value="5667">
                <text:p>5667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7:00.000Z</text:p>
              </table:table-cell>
              <table:table-cell office:value-type="float" office:value="5667">
                <text:p>5667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7:05.000Z</text:p>
              </table:table-cell>
              <table:table-cell office:value-type="float" office:value="5657">
                <text:p>5657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7:10.000Z</text:p>
              </table:table-cell>
              <table:table-cell office:value-type="float" office:value="5657">
                <text:p>5657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7:15.000Z</text:p>
              </table:table-cell>
              <table:table-cell office:value-type="float" office:value="5646">
                <text:p>5646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7:20.000Z</text:p>
              </table:table-cell>
              <table:table-cell office:value-type="float" office:value="5646">
                <text:p>5646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7:25.000Z</text:p>
              </table:table-cell>
              <table:table-cell office:value-type="float" office:value="5641">
                <text:p>5641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7:30.000Z</text:p>
              </table:table-cell>
              <table:table-cell office:value-type="float" office:value="5641">
                <text:p>5641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7:35.000Z</text:p>
              </table:table-cell>
              <table:table-cell office:value-type="float" office:value="5652">
                <text:p>5652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7:40.000Z</text:p>
              </table:table-cell>
              <table:table-cell office:value-type="float" office:value="5652">
                <text:p>5652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7:45.000Z</text:p>
              </table:table-cell>
              <table:table-cell office:value-type="float" office:value="5663">
                <text:p>5663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7:50.000Z</text:p>
              </table:table-cell>
              <table:table-cell office:value-type="float" office:value="5663">
                <text:p>5663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7:55.000Z</text:p>
              </table:table-cell>
              <table:table-cell office:value-type="float" office:value="5662">
                <text:p>5662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8:00.000Z</text:p>
              </table:table-cell>
              <table:table-cell office:value-type="float" office:value="5662">
                <text:p>5662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8:05.000Z</text:p>
              </table:table-cell>
              <table:table-cell office:value-type="float" office:value="5649">
                <text:p>5649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8:10.000Z</text:p>
              </table:table-cell>
              <table:table-cell office:value-type="float" office:value="5649">
                <text:p>5649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8:15.000Z</text:p>
              </table:table-cell>
              <table:table-cell office:value-type="float" office:value="5653">
                <text:p>5653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023-12-10T14:28:20.000Z</text:p>
              </table:table-cell>
              <table:table-cell office:value-type="float" office:value="5653">
                <text:p>5653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2023-12-10T14:28:25.000Z</text:p>
              </table:table-cell>
              <table:table-cell office:value-type="float" office:value="5667">
                <text:p>5667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2023-12-10T14:28:30.000Z</text:p>
              </table:table-cell>
              <table:table-cell office:value-type="float" office:value="5667">
                <text:p>5667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2023-12-10T14:28:35.000Z</text:p>
              </table:table-cell>
              <table:table-cell office:value-type="float" office:value="5658">
                <text:p>5658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2023-12-10T14:28:40.000Z</text:p>
              </table:table-cell>
              <table:table-cell office:value-type="float" office:value="5658">
                <text:p>5658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2023-12-10T14:28:45.000Z</text:p>
              </table:table-cell>
              <table:table-cell office:value-type="float" office:value="5702">
                <text:p>5702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2023-12-10T14:28:50.000Z</text:p>
              </table:table-cell>
              <table:table-cell office:value-type="float" office:value="5702">
                <text:p>5702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2023-12-10T14:28:55.000Z</text:p>
              </table:table-cell>
              <table:table-cell office:value-type="float" office:value="5679">
                <text:p>5679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2023-12-10T14:29:00.000Z</text:p>
              </table:table-cell>
              <table:table-cell office:value-type="float" office:value="5679">
                <text:p>5679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2023-12-10T14:29:05.000Z</text:p>
              </table:table-cell>
              <table:table-cell office:value-type="float" office:value="5675">
                <text:p>5675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2023-12-10T14:29:10.000Z</text:p>
              </table:table-cell>
              <table:table-cell office:value-type="float" office:value="5675">
                <text:p>5675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2023-12-10T14:29:15.000Z</text:p>
              </table:table-cell>
              <table:table-cell office:value-type="float" office:value="5672">
                <text:p>5672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2023-12-10T14:29:20.000Z</text:p>
              </table:table-cell>
              <table:table-cell office:value-type="float" office:value="5672">
                <text:p>5672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2023-12-10T14:29:25.000Z</text:p>
              </table:table-cell>
              <table:table-cell office:value-type="float" office:value="5702">
                <text:p>5702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2023-12-10T14:29:30.000Z</text:p>
              </table:table-cell>
              <table:table-cell office:value-type="float" office:value="5702">
                <text:p>5702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2023-12-10T14:29:35.000Z</text:p>
              </table:table-cell>
              <table:table-cell office:value-type="float" office:value="5689">
                <text:p>5689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29:40.000Z</text:p>
              </table:table-cell>
              <table:table-cell office:value-type="float" office:value="5689">
                <text:p>5689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29:45.000Z</text:p>
              </table:table-cell>
              <table:table-cell office:value-type="float" office:value="5688">
                <text:p>5688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29:50.000Z</text:p>
              </table:table-cell>
              <table:table-cell office:value-type="float" office:value="5688">
                <text:p>5688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29:55.000Z</text:p>
              </table:table-cell>
              <table:table-cell office:value-type="float" office:value="5696">
                <text:p>5696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30:00.000Z</text:p>
              </table:table-cell>
              <table:table-cell office:value-type="float" office:value="5696">
                <text:p>5696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30:05.000Z</text:p>
              </table:table-cell>
              <table:table-cell office:value-type="float" office:value="4667">
                <text:p>4667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30:10.000Z</text:p>
              </table:table-cell>
              <table:table-cell office:value-type="float" office:value="4667">
                <text:p>4667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30:15.000Z</text:p>
              </table:table-cell>
              <table:table-cell office:value-type="float" office:value="4641">
                <text:p>4641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30:20.000Z</text:p>
              </table:table-cell>
              <table:table-cell office:value-type="float" office:value="4641">
                <text:p>4641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30:25.000Z</text:p>
              </table:table-cell>
              <table:table-cell office:value-type="float" office:value="4651">
                <text:p>4651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30:30.000Z</text:p>
              </table:table-cell>
              <table:table-cell office:value-type="float" office:value="4651">
                <text:p>4651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30:35.000Z</text:p>
              </table:table-cell>
              <table:table-cell office:value-type="float" office:value="4667">
                <text:p>4667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30:40.000Z</text:p>
              </table:table-cell>
              <table:table-cell office:value-type="float" office:value="4667">
                <text:p>4667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30:45.000Z</text:p>
              </table:table-cell>
              <table:table-cell office:value-type="float" office:value="4654">
                <text:p>4654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30:50.000Z</text:p>
              </table:table-cell>
              <table:table-cell office:value-type="float" office:value="4654">
                <text:p>4654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30:55.000Z</text:p>
              </table:table-cell>
              <table:table-cell office:value-type="float" office:value="4631">
                <text:p>4631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31:00.000Z</text:p>
              </table:table-cell>
              <table:table-cell office:value-type="float" office:value="4631">
                <text:p>4631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31:05.000Z</text:p>
              </table:table-cell>
              <table:table-cell office:value-type="float" office:value="4633">
                <text:p>4633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31:10.000Z</text:p>
              </table:table-cell>
              <table:table-cell office:value-type="float" office:value="4633">
                <text:p>4633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31:15.000Z</text:p>
              </table:table-cell>
              <table:table-cell office:value-type="float" office:value="4606">
                <text:p>4606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2023-12-10T14:31:20.000Z</text:p>
              </table:table-cell>
              <table:table-cell office:value-type="float" office:value="4606">
                <text:p>4606</text:p>
              </table:table-cell>
              <table:table-cell office:value-type="float" office:value="7197">
                <text:p>7197</text:p>
              </table:table-cell>
            </table:table-row>
            <table:table-row>
              <table:table-cell office:value-type="string">
                <text:p>2023-12-10T14:31:25.000Z</text:p>
              </table:table-cell>
              <table:table-cell office:value-type="float" office:value="4638">
                <text:p>4638</text:p>
              </table:table-cell>
              <table:table-cell office:value-type="float" office:value="7197">
                <text:p>7197</text:p>
              </table:table-cell>
            </table:table-row>
            <table:table-row>
              <table:table-cell office:value-type="string">
                <text:p>2023-12-10T14:31:30.000Z</text:p>
              </table:table-cell>
              <table:table-cell office:value-type="float" office:value="4638">
                <text:p>4638</text:p>
              </table:table-cell>
              <table:table-cell office:value-type="float" office:value="7197">
                <text:p>7197</text:p>
              </table:table-cell>
            </table:table-row>
            <table:table-row>
              <table:table-cell office:value-type="string">
                <text:p>2023-12-10T14:31:35.000Z</text:p>
              </table:table-cell>
              <table:table-cell office:value-type="float" office:value="4618">
                <text:p>4618</text:p>
              </table:table-cell>
              <table:table-cell office:value-type="float" office:value="8547">
                <text:p>8547</text:p>
              </table:table-cell>
            </table:table-row>
            <table:table-row>
              <table:table-cell office:value-type="string">
                <text:p>2023-12-10T14:31:40.000Z</text:p>
              </table:table-cell>
              <table:table-cell office:value-type="float" office:value="4618">
                <text:p>4618</text:p>
              </table:table-cell>
              <table:table-cell office:value-type="float" office:value="8547">
                <text:p>8547</text:p>
              </table:table-cell>
            </table:table-row>
            <table:table-row>
              <table:table-cell office:value-type="string">
                <text:p>2023-12-10T14:31:45.000Z</text:p>
              </table:table-cell>
              <table:table-cell office:value-type="float" office:value="4618">
                <text:p>4618</text:p>
              </table:table-cell>
              <table:table-cell office:value-type="float" office:value="8547">
                <text:p>8547</text:p>
              </table:table-cell>
            </table:table-row>
            <table:table-row>
              <table:table-cell office:value-type="string">
                <text:p>2023-12-10T14:31:50.000Z</text:p>
              </table:table-cell>
              <table:table-cell office:value-type="float" office:value="4645">
                <text:p>4645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1:55.000Z</text:p>
              </table:table-cell>
              <table:table-cell office:value-type="float" office:value="4645">
                <text:p>4645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2:00.000Z</text:p>
              </table:table-cell>
              <table:table-cell office:value-type="float" office:value="4620">
                <text:p>4620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2:05.000Z</text:p>
              </table:table-cell>
              <table:table-cell office:value-type="float" office:value="4620">
                <text:p>4620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2:10.000Z</text:p>
              </table:table-cell>
              <table:table-cell office:value-type="float" office:value="4625">
                <text:p>4625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2:15.000Z</text:p>
              </table:table-cell>
              <table:table-cell office:value-type="float" office:value="4625">
                <text:p>4625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2:20.000Z</text:p>
              </table:table-cell>
              <table:table-cell office:value-type="float" office:value="4621">
                <text:p>4621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2:25.000Z</text:p>
              </table:table-cell>
              <table:table-cell office:value-type="float" office:value="4621">
                <text:p>4621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2:30.000Z</text:p>
              </table:table-cell>
              <table:table-cell office:value-type="float" office:value="4617">
                <text:p>4617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2:35.000Z</text:p>
              </table:table-cell>
              <table:table-cell office:value-type="float" office:value="4617">
                <text:p>4617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2:40.000Z</text:p>
              </table:table-cell>
              <table:table-cell office:value-type="float" office:value="4611">
                <text:p>4611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2:45.000Z</text:p>
              </table:table-cell>
              <table:table-cell office:value-type="float" office:value="4611">
                <text:p>4611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2:50.000Z</text:p>
              </table:table-cell>
              <table:table-cell office:value-type="float" office:value="4645">
                <text:p>4645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2:55.000Z</text:p>
              </table:table-cell>
              <table:table-cell office:value-type="float" office:value="4645">
                <text:p>4645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3:00.000Z</text:p>
              </table:table-cell>
              <table:table-cell office:value-type="float" office:value="4605">
                <text:p>4605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3:05.000Z</text:p>
              </table:table-cell>
              <table:table-cell office:value-type="float" office:value="4605">
                <text:p>4605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3:10.000Z</text:p>
              </table:table-cell>
              <table:table-cell office:value-type="float" office:value="4621">
                <text:p>4621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3:15.000Z</text:p>
              </table:table-cell>
              <table:table-cell office:value-type="float" office:value="4621">
                <text:p>4621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3:20.000Z</text:p>
              </table:table-cell>
              <table:table-cell office:value-type="float" office:value="4602">
                <text:p>4602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3:25.000Z</text:p>
              </table:table-cell>
              <table:table-cell office:value-type="float" office:value="4602">
                <text:p>4602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3:30.000Z</text:p>
              </table:table-cell>
              <table:table-cell office:value-type="float" office:value="4584">
                <text:p>4584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3:35.000Z</text:p>
              </table:table-cell>
              <table:table-cell office:value-type="float" office:value="4584">
                <text:p>4584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3:40.000Z</text:p>
              </table:table-cell>
              <table:table-cell office:value-type="float" office:value="6549">
                <text:p>6549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3:45.000Z</text:p>
              </table:table-cell>
              <table:table-cell office:value-type="float" office:value="6549">
                <text:p>6549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3:50.000Z</text:p>
              </table:table-cell>
              <table:table-cell office:value-type="float" office:value="6560">
                <text:p>6560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3:55.000Z</text:p>
              </table:table-cell>
              <table:table-cell office:value-type="float" office:value="6560">
                <text:p>6560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4:00.000Z</text:p>
              </table:table-cell>
              <table:table-cell office:value-type="float" office:value="6565">
                <text:p>6565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4:05.000Z</text:p>
              </table:table-cell>
              <table:table-cell office:value-type="float" office:value="6565">
                <text:p>6565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4:10.000Z</text:p>
              </table:table-cell>
              <table:table-cell office:value-type="float" office:value="6573">
                <text:p>6573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4:15.000Z</text:p>
              </table:table-cell>
              <table:table-cell office:value-type="float" office:value="6573">
                <text:p>6573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4:20.000Z</text:p>
              </table:table-cell>
              <table:table-cell office:value-type="float" office:value="6563">
                <text:p>6563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4:25.000Z</text:p>
              </table:table-cell>
              <table:table-cell office:value-type="float" office:value="6563">
                <text:p>6563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4:30.000Z</text:p>
              </table:table-cell>
              <table:table-cell office:value-type="float" office:value="6582">
                <text:p>6582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023-12-10T14:34:35.000Z</text:p>
              </table:table-cell>
              <table:table-cell office:value-type="float" office:value="6582">
                <text:p>6582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2023-12-10T14:34:40.000Z</text:p>
              </table:table-cell>
              <table:table-cell office:value-type="float" office:value="6593">
                <text:p>6593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2023-12-10T14:34:45.000Z</text:p>
              </table:table-cell>
              <table:table-cell office:value-type="float" office:value="6593">
                <text:p>6593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2023-12-10T14:34:50.000Z</text:p>
              </table:table-cell>
              <table:table-cell office:value-type="float" office:value="6596">
                <text:p>6596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string">
                <text:p>2023-12-10T14:34:55.000Z</text:p>
              </table:table-cell>
              <table:table-cell office:value-type="float" office:value="6596">
                <text:p>6596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string">
                <text:p>2023-12-10T14:35:00.000Z</text:p>
              </table:table-cell>
              <table:table-cell office:value-type="float" office:value="4863">
                <text:p>4863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string">
                <text:p>2023-12-10T14:35:05.000Z</text:p>
              </table:table-cell>
              <table:table-cell office:value-type="float" office:value="4863">
                <text:p>4863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string">
                <text:p>2023-12-10T14:35:10.000Z</text:p>
              </table:table-cell>
              <table:table-cell office:value-type="float" office:value="4871">
                <text:p>4871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string">
                <text:p>2023-12-10T14:35:15.000Z</text:p>
              </table:table-cell>
              <table:table-cell office:value-type="float" office:value="4871">
                <text:p>4871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string">
                <text:p>2023-12-10T14:35:20.000Z</text:p>
              </table:table-cell>
              <table:table-cell office:value-type="float" office:value="6170">
                <text:p>6170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string">
                <text:p>2023-12-10T14:35:25.000Z</text:p>
              </table:table-cell>
              <table:table-cell office:value-type="float" office:value="6170">
                <text:p>6170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string">
                <text:p>2023-12-10T14:35:30.000Z</text:p>
              </table:table-cell>
              <table:table-cell office:value-type="float" office:value="4853">
                <text:p>4853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string">
                <text:p>2023-12-10T14:35:35.000Z</text:p>
              </table:table-cell>
              <table:table-cell office:value-type="float" office:value="4853">
                <text:p>4853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string">
                <text:p>2023-12-10T14:35:40.000Z</text:p>
              </table:table-cell>
              <table:table-cell office:value-type="float" office:value="4871">
                <text:p>4871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string">
                <text:p>2023-12-10T14:35:45.000Z</text:p>
              </table:table-cell>
              <table:table-cell office:value-type="float" office:value="4871">
                <text:p>4871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string">
                <text:p>2023-12-10T14:35:50.000Z</text:p>
              </table:table-cell>
              <table:table-cell office:value-type="float" office:value="4870">
                <text:p>487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2023-12-10T14:35:55.000Z</text:p>
              </table:table-cell>
              <table:table-cell office:value-type="float" office:value="4870">
                <text:p>487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2023-12-10T14:36:00.000Z</text:p>
              </table:table-cell>
              <table:table-cell office:value-type="float" office:value="6183">
                <text:p>6183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2023-12-10T14:36:05.000Z</text:p>
              </table:table-cell>
              <table:table-cell office:value-type="float" office:value="6183">
                <text:p>6183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2023-12-10T14:36:10.000Z</text:p>
              </table:table-cell>
              <table:table-cell office:value-type="float" office:value="6181">
                <text:p>6181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2023-12-10T14:36:15.000Z</text:p>
              </table:table-cell>
              <table:table-cell office:value-type="float" office:value="6181">
                <text:p>6181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2023-12-10T14:36:20.000Z</text:p>
              </table:table-cell>
              <table:table-cell office:value-type="float" office:value="4862">
                <text:p>4862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2023-12-10T14:36:25.000Z</text:p>
              </table:table-cell>
              <table:table-cell office:value-type="float" office:value="4862">
                <text:p>4862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2023-12-10T14:36:30.000Z</text:p>
              </table:table-cell>
              <table:table-cell office:value-type="float" office:value="4871">
                <text:p>4871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2023-12-10T14:36:35.000Z</text:p>
              </table:table-cell>
              <table:table-cell office:value-type="float" office:value="4871">
                <text:p>4871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2023-12-10T14:36:40.000Z</text:p>
              </table:table-cell>
              <table:table-cell office:value-type="float" office:value="6179">
                <text:p>6179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2023-12-10T14:36:45.000Z</text:p>
              </table:table-cell>
              <table:table-cell office:value-type="float" office:value="6179">
                <text:p>6179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2023-12-10T14:36:50.000Z</text:p>
              </table:table-cell>
              <table:table-cell office:value-type="float" office:value="6153">
                <text:p>6153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2023-12-10T14:36:55.000Z</text:p>
              </table:table-cell>
              <table:table-cell office:value-type="float" office:value="6153">
                <text:p>6153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2023-12-10T14:37:00.000Z</text:p>
              </table:table-cell>
              <table:table-cell office:value-type="float" office:value="6187">
                <text:p>6187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2023-12-10T14:37:05.000Z</text:p>
              </table:table-cell>
              <table:table-cell office:value-type="float" office:value="6187">
                <text:p>6187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2023-12-10T14:37:10.000Z</text:p>
              </table:table-cell>
              <table:table-cell office:value-type="float" office:value="4890">
                <text:p>4890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2023-12-10T14:37:15.000Z</text:p>
              </table:table-cell>
              <table:table-cell office:value-type="float" office:value="4890">
                <text:p>4890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2023-12-10T14:37:20.000Z</text:p>
              </table:table-cell>
              <table:table-cell office:value-type="float" office:value="6158">
                <text:p>6158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7:25.000Z</text:p>
              </table:table-cell>
              <table:table-cell office:value-type="float" office:value="6158">
                <text:p>6158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7:30.000Z</text:p>
              </table:table-cell>
              <table:table-cell office:value-type="float" office:value="6161">
                <text:p>6161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7:35.000Z</text:p>
              </table:table-cell>
              <table:table-cell office:value-type="float" office:value="6161">
                <text:p>6161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7:40.000Z</text:p>
              </table:table-cell>
              <table:table-cell office:value-type="float" office:value="6154">
                <text:p>6154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7:45.000Z</text:p>
              </table:table-cell>
              <table:table-cell office:value-type="float" office:value="6154">
                <text:p>6154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7:50.000Z</text:p>
              </table:table-cell>
              <table:table-cell office:value-type="float" office:value="4890">
                <text:p>489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7:55.000Z</text:p>
              </table:table-cell>
              <table:table-cell office:value-type="float" office:value="4890">
                <text:p>489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8:00.000Z</text:p>
              </table:table-cell>
              <table:table-cell office:value-type="float" office:value="6195">
                <text:p>619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8:05.000Z</text:p>
              </table:table-cell>
              <table:table-cell office:value-type="float" office:value="6195">
                <text:p>619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8:10.000Z</text:p>
              </table:table-cell>
              <table:table-cell office:value-type="float" office:value="6138">
                <text:p>6138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8:15.000Z</text:p>
              </table:table-cell>
              <table:table-cell office:value-type="float" office:value="6138">
                <text:p>6138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8:20.000Z</text:p>
              </table:table-cell>
              <table:table-cell office:value-type="float" office:value="6123">
                <text:p>6123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8:25.000Z</text:p>
              </table:table-cell>
              <table:table-cell office:value-type="float" office:value="6123">
                <text:p>6123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8:30.000Z</text:p>
              </table:table-cell>
              <table:table-cell office:value-type="float" office:value="4809">
                <text:p>4809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8:35.000Z</text:p>
              </table:table-cell>
              <table:table-cell office:value-type="float" office:value="4809">
                <text:p>4809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8:40.000Z</text:p>
              </table:table-cell>
              <table:table-cell office:value-type="float" office:value="6150">
                <text:p>615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8:45.000Z</text:p>
              </table:table-cell>
              <table:table-cell office:value-type="float" office:value="6150">
                <text:p>615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8:50.000Z</text:p>
              </table:table-cell>
              <table:table-cell office:value-type="float" office:value="6150">
                <text:p>615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8:55.000Z</text:p>
              </table:table-cell>
              <table:table-cell office:value-type="float" office:value="6144">
                <text:p>6144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9:00.000Z</text:p>
              </table:table-cell>
              <table:table-cell office:value-type="float" office:value="6144">
                <text:p>6144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023-12-10T14:39:05.000Z</text:p>
              </table:table-cell>
              <table:table-cell office:value-type="float" office:value="4857">
                <text:p>4857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2023-12-10T14:39:10.000Z</text:p>
              </table:table-cell>
              <table:table-cell office:value-type="float" office:value="4857">
                <text:p>4857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2023-12-10T14:39:15.000Z</text:p>
              </table:table-cell>
              <table:table-cell office:value-type="float" office:value="4967">
                <text:p>4967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2023-12-10T14:39:20.000Z</text:p>
              </table:table-cell>
              <table:table-cell office:value-type="float" office:value="4967">
                <text:p>4967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39:25.000Z</text:p>
              </table:table-cell>
              <table:table-cell office:value-type="float" office:value="6184">
                <text:p>618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39:30.000Z</text:p>
              </table:table-cell>
              <table:table-cell office:value-type="float" office:value="6184">
                <text:p>618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39:35.000Z</text:p>
              </table:table-cell>
              <table:table-cell office:value-type="float" office:value="4854">
                <text:p>485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39:40.000Z</text:p>
              </table:table-cell>
              <table:table-cell office:value-type="float" office:value="4854">
                <text:p>485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39:45.000Z</text:p>
              </table:table-cell>
              <table:table-cell office:value-type="float" office:value="4864">
                <text:p>486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39:50.000Z</text:p>
              </table:table-cell>
              <table:table-cell office:value-type="float" office:value="4864">
                <text:p>486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39:55.000Z</text:p>
              </table:table-cell>
              <table:table-cell office:value-type="float" office:value="4843">
                <text:p>4843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2023-12-10T14:40:00.000Z</text:p>
              </table:table-cell>
              <table:table-cell office:value-type="float" office:value="4843">
                <text:p>4843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0:05.000Z</text:p>
              </table:table-cell>
              <table:table-cell office:value-type="float" office:value="4831">
                <text:p>4831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0:10.000Z</text:p>
              </table:table-cell>
              <table:table-cell office:value-type="float" office:value="4831">
                <text:p>4831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0:15.000Z</text:p>
              </table:table-cell>
              <table:table-cell office:value-type="float" office:value="4841">
                <text:p>4841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0:20.000Z</text:p>
              </table:table-cell>
              <table:table-cell office:value-type="float" office:value="4841">
                <text:p>4841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0:25.000Z</text:p>
              </table:table-cell>
              <table:table-cell office:value-type="float" office:value="4824">
                <text:p>482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0:30.000Z</text:p>
              </table:table-cell>
              <table:table-cell office:value-type="float" office:value="4824">
                <text:p>482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0:35.000Z</text:p>
              </table:table-cell>
              <table:table-cell office:value-type="float" office:value="4816">
                <text:p>4816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0:40.000Z</text:p>
              </table:table-cell>
              <table:table-cell office:value-type="float" office:value="4816">
                <text:p>4816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0:45.000Z</text:p>
              </table:table-cell>
              <table:table-cell office:value-type="float" office:value="4837">
                <text:p>4837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0:50.000Z</text:p>
              </table:table-cell>
              <table:table-cell office:value-type="float" office:value="4837">
                <text:p>4837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0:55.000Z</text:p>
              </table:table-cell>
              <table:table-cell office:value-type="float" office:value="4804">
                <text:p>480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1:00.000Z</text:p>
              </table:table-cell>
              <table:table-cell office:value-type="float" office:value="4804">
                <text:p>480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1:05.000Z</text:p>
              </table:table-cell>
              <table:table-cell office:value-type="float" office:value="4772">
                <text:p>4772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1:10.000Z</text:p>
              </table:table-cell>
              <table:table-cell office:value-type="float" office:value="4772">
                <text:p>4772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1:15.000Z</text:p>
              </table:table-cell>
              <table:table-cell office:value-type="float" office:value="4807">
                <text:p>4807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1:20.000Z</text:p>
              </table:table-cell>
              <table:table-cell office:value-type="float" office:value="4807">
                <text:p>4807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1:25.000Z</text:p>
              </table:table-cell>
              <table:table-cell office:value-type="float" office:value="4808">
                <text:p>4808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1:30.000Z</text:p>
              </table:table-cell>
              <table:table-cell office:value-type="float" office:value="4808">
                <text:p>4808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1:35.000Z</text:p>
              </table:table-cell>
              <table:table-cell office:value-type="float" office:value="4777">
                <text:p>4777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1:40.000Z</text:p>
              </table:table-cell>
              <table:table-cell office:value-type="float" office:value="4777">
                <text:p>4777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1:45.000Z</text:p>
              </table:table-cell>
              <table:table-cell office:value-type="float" office:value="4797">
                <text:p>4797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1:50.000Z</text:p>
              </table:table-cell>
              <table:table-cell office:value-type="float" office:value="4797">
                <text:p>4797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1:55.000Z</text:p>
              </table:table-cell>
              <table:table-cell office:value-type="float" office:value="4799">
                <text:p>4799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2:00.000Z</text:p>
              </table:table-cell>
              <table:table-cell office:value-type="float" office:value="4799">
                <text:p>4799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2:05.000Z</text:p>
              </table:table-cell>
              <table:table-cell office:value-type="float" office:value="4786">
                <text:p>4786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2:10.000Z</text:p>
              </table:table-cell>
              <table:table-cell office:value-type="float" office:value="4786">
                <text:p>4786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2:15.000Z</text:p>
              </table:table-cell>
              <table:table-cell office:value-type="float" office:value="4800">
                <text:p>4800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2:20.000Z</text:p>
              </table:table-cell>
              <table:table-cell office:value-type="float" office:value="4800">
                <text:p>4800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2:25.000Z</text:p>
              </table:table-cell>
              <table:table-cell office:value-type="float" office:value="4793">
                <text:p>4793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2:30.000Z</text:p>
              </table:table-cell>
              <table:table-cell office:value-type="float" office:value="4793">
                <text:p>4793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2:35.000Z</text:p>
              </table:table-cell>
              <table:table-cell office:value-type="float" office:value="4799">
                <text:p>4799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2:40.000Z</text:p>
              </table:table-cell>
              <table:table-cell office:value-type="float" office:value="4799">
                <text:p>4799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2:45.000Z</text:p>
              </table:table-cell>
              <table:table-cell office:value-type="float" office:value="2803">
                <text:p>2803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2:50.000Z</text:p>
              </table:table-cell>
              <table:table-cell office:value-type="float" office:value="2803">
                <text:p>2803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2:55.000Z</text:p>
              </table:table-cell>
              <table:table-cell office:value-type="float" office:value="2751">
                <text:p>2751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3:00.000Z</text:p>
              </table:table-cell>
              <table:table-cell office:value-type="float" office:value="2751">
                <text:p>2751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3:05.000Z</text:p>
              </table:table-cell>
              <table:table-cell office:value-type="float" office:value="2749">
                <text:p>2749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3:10.000Z</text:p>
              </table:table-cell>
              <table:table-cell office:value-type="float" office:value="2749">
                <text:p>2749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3:15.000Z</text:p>
              </table:table-cell>
              <table:table-cell office:value-type="float" office:value="2754">
                <text:p>275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2023-12-10T14:43:20.000Z</text:p>
              </table:table-cell>
              <table:table-cell office:value-type="float" office:value="2754">
                <text:p>2754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2023-12-10T14:43:25.000Z</text:p>
              </table:table-cell>
              <table:table-cell office:value-type="float" office:value="2770">
                <text:p>2770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2023-12-10T14:43:30.000Z</text:p>
              </table:table-cell>
              <table:table-cell office:value-type="float" office:value="2770">
                <text:p>2770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2023-12-10T14:43:35.000Z</text:p>
              </table:table-cell>
              <table:table-cell office:value-type="float" office:value="3139">
                <text:p>3139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2023-12-10T14:43:40.000Z</text:p>
              </table:table-cell>
              <table:table-cell office:value-type="float" office:value="3139">
                <text:p>3139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2023-12-10T14:43:45.000Z</text:p>
              </table:table-cell>
              <table:table-cell office:value-type="float" office:value="3176">
                <text:p>3176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2023-12-10T14:43:50.000Z</text:p>
              </table:table-cell>
              <table:table-cell office:value-type="float" office:value="3176">
                <text:p>3176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2023-12-10T14:43:55.000Z</text:p>
              </table:table-cell>
              <table:table-cell office:value-type="float" office:value="3186">
                <text:p>3186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2023-12-10T14:44:00.000Z</text:p>
              </table:table-cell>
              <table:table-cell office:value-type="float" office:value="3186">
                <text:p>3186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2023-12-10T14:44:05.000Z</text:p>
              </table:table-cell>
              <table:table-cell office:value-type="float" office:value="3146">
                <text:p>3146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2023-12-10T14:44:10.000Z</text:p>
              </table:table-cell>
              <table:table-cell office:value-type="float" office:value="3146">
                <text:p>3146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2023-12-10T14:44:15.000Z</text:p>
              </table:table-cell>
              <table:table-cell office:value-type="float" office:value="3171">
                <text:p>3171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2023-12-10T14:44:20.000Z</text:p>
              </table:table-cell>
              <table:table-cell office:value-type="float" office:value="3171">
                <text:p>3171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2023-12-10T14:44:25.000Z</text:p>
              </table:table-cell>
              <table:table-cell office:value-type="float" office:value="3151">
                <text:p>3151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2023-12-10T14:44:30.000Z</text:p>
              </table:table-cell>
              <table:table-cell office:value-type="float" office:value="3151">
                <text:p>3151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2023-12-10T14:44:35.000Z</text:p>
              </table:table-cell>
              <table:table-cell office:value-type="float" office:value="3168">
                <text:p>3168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4:40.000Z</text:p>
              </table:table-cell>
              <table:table-cell office:value-type="float" office:value="3168">
                <text:p>3168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4:45.000Z</text:p>
              </table:table-cell>
              <table:table-cell office:value-type="float" office:value="3166">
                <text:p>3166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4:50.000Z</text:p>
              </table:table-cell>
              <table:table-cell office:value-type="float" office:value="3166">
                <text:p>3166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4:55.000Z</text:p>
              </table:table-cell>
              <table:table-cell office:value-type="float" office:value="3139">
                <text:p>3139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5:00.000Z</text:p>
              </table:table-cell>
              <table:table-cell office:value-type="float" office:value="3139">
                <text:p>3139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5:05.000Z</text:p>
              </table:table-cell>
              <table:table-cell office:value-type="float" office:value="3138">
                <text:p>3138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5:10.000Z</text:p>
              </table:table-cell>
              <table:table-cell office:value-type="float" office:value="3138">
                <text:p>3138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5:15.000Z</text:p>
              </table:table-cell>
              <table:table-cell office:value-type="float" office:value="3127">
                <text:p>3127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5:20.000Z</text:p>
              </table:table-cell>
              <table:table-cell office:value-type="float" office:value="3127">
                <text:p>3127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5:25.000Z</text:p>
              </table:table-cell>
              <table:table-cell office:value-type="float" office:value="3127">
                <text:p>3127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5:30.000Z</text:p>
              </table:table-cell>
              <table:table-cell office:value-type="float" office:value="3111">
                <text:p>3111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5:35.000Z</text:p>
              </table:table-cell>
              <table:table-cell office:value-type="float" office:value="3111">
                <text:p>3111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5:40.000Z</text:p>
              </table:table-cell>
              <table:table-cell office:value-type="float" office:value="3125">
                <text:p>3125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5:45.000Z</text:p>
              </table:table-cell>
              <table:table-cell office:value-type="float" office:value="3125">
                <text:p>3125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5:50.000Z</text:p>
              </table:table-cell>
              <table:table-cell office:value-type="float" office:value="3124">
                <text:p>3124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5:55.000Z</text:p>
              </table:table-cell>
              <table:table-cell office:value-type="float" office:value="3124">
                <text:p>3124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6:00.000Z</text:p>
              </table:table-cell>
              <table:table-cell office:value-type="float" office:value="3130">
                <text:p>3130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6:05.000Z</text:p>
              </table:table-cell>
              <table:table-cell office:value-type="float" office:value="3130">
                <text:p>3130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6:10.000Z</text:p>
              </table:table-cell>
              <table:table-cell office:value-type="float" office:value="3117">
                <text:p>3117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6:15.000Z</text:p>
              </table:table-cell>
              <table:table-cell office:value-type="float" office:value="3117">
                <text:p>3117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6:20.000Z</text:p>
              </table:table-cell>
              <table:table-cell office:value-type="float" office:value="3130">
                <text:p>3130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6:25.000Z</text:p>
              </table:table-cell>
              <table:table-cell office:value-type="float" office:value="3130">
                <text:p>3130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6:30.000Z</text:p>
              </table:table-cell>
              <table:table-cell office:value-type="float" office:value="3143">
                <text:p>3143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6:35.000Z</text:p>
              </table:table-cell>
              <table:table-cell office:value-type="float" office:value="3143">
                <text:p>3143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6:40.000Z</text:p>
              </table:table-cell>
              <table:table-cell office:value-type="float" office:value="3182">
                <text:p>318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6:45.000Z</text:p>
              </table:table-cell>
              <table:table-cell office:value-type="float" office:value="3182">
                <text:p>318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6:50.000Z</text:p>
              </table:table-cell>
              <table:table-cell office:value-type="float" office:value="3177">
                <text:p>3177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6:55.000Z</text:p>
              </table:table-cell>
              <table:table-cell office:value-type="float" office:value="3177">
                <text:p>3177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7:00.000Z</text:p>
              </table:table-cell>
              <table:table-cell office:value-type="float" office:value="3160">
                <text:p>3160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7:05.000Z</text:p>
              </table:table-cell>
              <table:table-cell office:value-type="float" office:value="3160">
                <text:p>3160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7:10.000Z</text:p>
              </table:table-cell>
              <table:table-cell office:value-type="float" office:value="3147">
                <text:p>3147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7:15.000Z</text:p>
              </table:table-cell>
              <table:table-cell office:value-type="float" office:value="3147">
                <text:p>3147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7:20.000Z</text:p>
              </table:table-cell>
              <table:table-cell office:value-type="float" office:value="3117">
                <text:p>3117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7:25.000Z</text:p>
              </table:table-cell>
              <table:table-cell office:value-type="float" office:value="3117">
                <text:p>3117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7:30.000Z</text:p>
              </table:table-cell>
              <table:table-cell office:value-type="float" office:value="3170">
                <text:p>3170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7:35.000Z</text:p>
              </table:table-cell>
              <table:table-cell office:value-type="float" office:value="3170">
                <text:p>3170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7:40.000Z</text:p>
              </table:table-cell>
              <table:table-cell office:value-type="float" office:value="3155">
                <text:p>3155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7:45.000Z</text:p>
              </table:table-cell>
              <table:table-cell office:value-type="float" office:value="3155">
                <text:p>3155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7:50.000Z</text:p>
              </table:table-cell>
              <table:table-cell office:value-type="float" office:value="3155">
                <text:p>3155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7:55.000Z</text:p>
              </table:table-cell>
              <table:table-cell office:value-type="float" office:value="3144">
                <text:p>3144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8:00.000Z</text:p>
              </table:table-cell>
              <table:table-cell office:value-type="float" office:value="3144">
                <text:p>3144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8:05.000Z</text:p>
              </table:table-cell>
              <table:table-cell office:value-type="float" office:value="3132">
                <text:p>3132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2023-12-10T14:48:10.000Z</text:p>
              </table:table-cell>
              <table:table-cell office:value-type="float" office:value="3132">
                <text:p>3132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2023-12-10T14:48:15.000Z</text:p>
              </table:table-cell>
              <table:table-cell office:value-type="float" office:value="3126">
                <text:p>3126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8:20.000Z</text:p>
              </table:table-cell>
              <table:table-cell office:value-type="float" office:value="3126">
                <text:p>3126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8:25.000Z</text:p>
              </table:table-cell>
              <table:table-cell office:value-type="float" office:value="3172">
                <text:p>317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8:30.000Z</text:p>
              </table:table-cell>
              <table:table-cell office:value-type="float" office:value="3172">
                <text:p>317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8:35.000Z</text:p>
              </table:table-cell>
              <table:table-cell office:value-type="float" office:value="3192">
                <text:p>319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8:40.000Z</text:p>
              </table:table-cell>
              <table:table-cell office:value-type="float" office:value="3192">
                <text:p>319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8:45.000Z</text:p>
              </table:table-cell>
              <table:table-cell office:value-type="float" office:value="3198">
                <text:p>3198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8:50.000Z</text:p>
              </table:table-cell>
              <table:table-cell office:value-type="float" office:value="3198">
                <text:p>3198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8:55.000Z</text:p>
              </table:table-cell>
              <table:table-cell office:value-type="float" office:value="3189">
                <text:p>3189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9:00.000Z</text:p>
              </table:table-cell>
              <table:table-cell office:value-type="float" office:value="3189">
                <text:p>3189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9:05.000Z</text:p>
              </table:table-cell>
              <table:table-cell office:value-type="float" office:value="3163">
                <text:p>3163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9:10.000Z</text:p>
              </table:table-cell>
              <table:table-cell office:value-type="float" office:value="3163">
                <text:p>3163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9:15.000Z</text:p>
              </table:table-cell>
              <table:table-cell office:value-type="float" office:value="3151">
                <text:p>3151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9:20.000Z</text:p>
              </table:table-cell>
              <table:table-cell office:value-type="float" office:value="3151">
                <text:p>3151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9:25.000Z</text:p>
              </table:table-cell>
              <table:table-cell office:value-type="float" office:value="3211">
                <text:p>3211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9:30.000Z</text:p>
              </table:table-cell>
              <table:table-cell office:value-type="float" office:value="3211">
                <text:p>3211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9:35.000Z</text:p>
              </table:table-cell>
              <table:table-cell office:value-type="float" office:value="3189">
                <text:p>3189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9:40.000Z</text:p>
              </table:table-cell>
              <table:table-cell office:value-type="float" office:value="3189">
                <text:p>3189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9:45.000Z</text:p>
              </table:table-cell>
              <table:table-cell office:value-type="float" office:value="3178">
                <text:p>3178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9:50.000Z</text:p>
              </table:table-cell>
              <table:table-cell office:value-type="float" office:value="3178">
                <text:p>3178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49:55.000Z</text:p>
              </table:table-cell>
              <table:table-cell office:value-type="float" office:value="3194">
                <text:p>3194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0:00.000Z</text:p>
              </table:table-cell>
              <table:table-cell office:value-type="float" office:value="3194">
                <text:p>3194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0:05.000Z</text:p>
              </table:table-cell>
              <table:table-cell office:value-type="float" office:value="3196">
                <text:p>3196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0:10.000Z</text:p>
              </table:table-cell>
              <table:table-cell office:value-type="float" office:value="3196">
                <text:p>3196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0:15.000Z</text:p>
              </table:table-cell>
              <table:table-cell office:value-type="float" office:value="3187">
                <text:p>3187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0:20.000Z</text:p>
              </table:table-cell>
              <table:table-cell office:value-type="float" office:value="3187">
                <text:p>3187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0:25.000Z</text:p>
              </table:table-cell>
              <table:table-cell office:value-type="float" office:value="4502">
                <text:p>450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0:30.000Z</text:p>
              </table:table-cell>
              <table:table-cell office:value-type="float" office:value="4502">
                <text:p>450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0:35.000Z</text:p>
              </table:table-cell>
              <table:table-cell office:value-type="float" office:value="3193">
                <text:p>3193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0:40.000Z</text:p>
              </table:table-cell>
              <table:table-cell office:value-type="float" office:value="3193">
                <text:p>3193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0:45.000Z</text:p>
              </table:table-cell>
              <table:table-cell office:value-type="float" office:value="3183">
                <text:p>3183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0:50.000Z</text:p>
              </table:table-cell>
              <table:table-cell office:value-type="float" office:value="3183">
                <text:p>3183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0:55.000Z</text:p>
              </table:table-cell>
              <table:table-cell office:value-type="float" office:value="3170">
                <text:p>3170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1:00.000Z</text:p>
              </table:table-cell>
              <table:table-cell office:value-type="float" office:value="3170">
                <text:p>3170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1:05.000Z</text:p>
              </table:table-cell>
              <table:table-cell office:value-type="float" office:value="4502">
                <text:p>450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1:10.000Z</text:p>
              </table:table-cell>
              <table:table-cell office:value-type="float" office:value="4502">
                <text:p>450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1:15.000Z</text:p>
              </table:table-cell>
              <table:table-cell office:value-type="float" office:value="4490">
                <text:p>4490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1:20.000Z</text:p>
              </table:table-cell>
              <table:table-cell office:value-type="float" office:value="4490">
                <text:p>4490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1:25.000Z</text:p>
              </table:table-cell>
              <table:table-cell office:value-type="float" office:value="3164">
                <text:p>3164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1:30.000Z</text:p>
              </table:table-cell>
              <table:table-cell office:value-type="float" office:value="3164">
                <text:p>3164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23-12-10T14:51:35.000Z</text:p>
              </table:table-cell>
              <table:table-cell office:value-type="float" office:value="3188">
                <text:p>3188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1:40.000Z</text:p>
              </table:table-cell>
              <table:table-cell office:value-type="float" office:value="3188">
                <text:p>3188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1:45.000Z</text:p>
              </table:table-cell>
              <table:table-cell office:value-type="float" office:value="4518">
                <text:p>4518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1:50.000Z</text:p>
              </table:table-cell>
              <table:table-cell office:value-type="float" office:value="4518">
                <text:p>4518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1:55.000Z</text:p>
              </table:table-cell>
              <table:table-cell office:value-type="float" office:value="4510">
                <text:p>4510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2:00.000Z</text:p>
              </table:table-cell>
              <table:table-cell office:value-type="float" office:value="4510">
                <text:p>4510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2:05.000Z</text:p>
              </table:table-cell>
              <table:table-cell office:value-type="float" office:value="4521">
                <text:p>4521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2:10.000Z</text:p>
              </table:table-cell>
              <table:table-cell office:value-type="float" office:value="4521">
                <text:p>4521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2:15.000Z</text:p>
              </table:table-cell>
              <table:table-cell office:value-type="float" office:value="3185">
                <text:p>3185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2:20.000Z</text:p>
              </table:table-cell>
              <table:table-cell office:value-type="float" office:value="3185">
                <text:p>3185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2:25.000Z</text:p>
              </table:table-cell>
              <table:table-cell office:value-type="float" office:value="4519">
                <text:p>4519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2:30.000Z</text:p>
              </table:table-cell>
              <table:table-cell office:value-type="float" office:value="4519">
                <text:p>4519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2:35.000Z</text:p>
              </table:table-cell>
              <table:table-cell office:value-type="float" office:value="4495">
                <text:p>4495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2:40.000Z</text:p>
              </table:table-cell>
              <table:table-cell office:value-type="float" office:value="4495">
                <text:p>4495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2:45.000Z</text:p>
              </table:table-cell>
              <table:table-cell office:value-type="float" office:value="4491">
                <text:p>4491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2:50.000Z</text:p>
              </table:table-cell>
              <table:table-cell office:value-type="float" office:value="4491">
                <text:p>4491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2:55.000Z</text:p>
              </table:table-cell>
              <table:table-cell office:value-type="float" office:value="4490">
                <text:p>4490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3:00.000Z</text:p>
              </table:table-cell>
              <table:table-cell office:value-type="float" office:value="4490">
                <text:p>4490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3:05.000Z</text:p>
              </table:table-cell>
              <table:table-cell office:value-type="float" office:value="4493">
                <text:p>4493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3:10.000Z</text:p>
              </table:table-cell>
              <table:table-cell office:value-type="float" office:value="4493">
                <text:p>4493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3:15.000Z</text:p>
              </table:table-cell>
              <table:table-cell office:value-type="float" office:value="4495">
                <text:p>4495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3:20.000Z</text:p>
              </table:table-cell>
              <table:table-cell office:value-type="float" office:value="4495">
                <text:p>4495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3:25.000Z</text:p>
              </table:table-cell>
              <table:table-cell office:value-type="float" office:value="4509">
                <text:p>4509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3:30.000Z</text:p>
              </table:table-cell>
              <table:table-cell office:value-type="float" office:value="4509">
                <text:p>4509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3:35.000Z</text:p>
              </table:table-cell>
              <table:table-cell office:value-type="float" office:value="3191">
                <text:p>3191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3:40.000Z</text:p>
              </table:table-cell>
              <table:table-cell office:value-type="float" office:value="3191">
                <text:p>3191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3:45.000Z</text:p>
              </table:table-cell>
              <table:table-cell office:value-type="float" office:value="4109">
                <text:p>4109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23-12-10T14:53:50.000Z</text:p>
              </table:table-cell>
              <table:table-cell office:value-type="float" office:value="4109">
                <text:p>4109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3:55.000Z</text:p>
              </table:table-cell>
              <table:table-cell office:value-type="float" office:value="4531">
                <text:p>4531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4:00.000Z</text:p>
              </table:table-cell>
              <table:table-cell office:value-type="float" office:value="4531">
                <text:p>4531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4:05.000Z</text:p>
              </table:table-cell>
              <table:table-cell office:value-type="float" office:value="4496">
                <text:p>4496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4:10.000Z</text:p>
              </table:table-cell>
              <table:table-cell office:value-type="float" office:value="4496">
                <text:p>4496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4:15.000Z</text:p>
              </table:table-cell>
              <table:table-cell office:value-type="float" office:value="3211">
                <text:p>3211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4:20.000Z</text:p>
              </table:table-cell>
              <table:table-cell office:value-type="float" office:value="3211">
                <text:p>3211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4:25.000Z</text:p>
              </table:table-cell>
              <table:table-cell office:value-type="float" office:value="4235">
                <text:p>4235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4:30.000Z</text:p>
              </table:table-cell>
              <table:table-cell office:value-type="float" office:value="4235">
                <text:p>4235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4:35.000Z</text:p>
              </table:table-cell>
              <table:table-cell office:value-type="float" office:value="5523">
                <text:p>5523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4:40.000Z</text:p>
              </table:table-cell>
              <table:table-cell office:value-type="float" office:value="5523">
                <text:p>5523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4:45.000Z</text:p>
              </table:table-cell>
              <table:table-cell office:value-type="float" office:value="4228">
                <text:p>4228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4:50.000Z</text:p>
              </table:table-cell>
              <table:table-cell office:value-type="float" office:value="4228">
                <text:p>4228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4:55.000Z</text:p>
              </table:table-cell>
              <table:table-cell office:value-type="float" office:value="4284">
                <text:p>4284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5:00.000Z</text:p>
              </table:table-cell>
              <table:table-cell office:value-type="float" office:value="4284">
                <text:p>4284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5:05.000Z</text:p>
              </table:table-cell>
              <table:table-cell office:value-type="float" office:value="4254">
                <text:p>4254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5:10.000Z</text:p>
              </table:table-cell>
              <table:table-cell office:value-type="float" office:value="4254">
                <text:p>4254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5:15.000Z</text:p>
              </table:table-cell>
              <table:table-cell office:value-type="float" office:value="4252">
                <text:p>4252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5:20.000Z</text:p>
              </table:table-cell>
              <table:table-cell office:value-type="float" office:value="4252">
                <text:p>4252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5:25.000Z</text:p>
              </table:table-cell>
              <table:table-cell office:value-type="float" office:value="4250">
                <text:p>4250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5:30.000Z</text:p>
              </table:table-cell>
              <table:table-cell office:value-type="float" office:value="4250">
                <text:p>4250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5:35.000Z</text:p>
              </table:table-cell>
              <table:table-cell office:value-type="float" office:value="4241">
                <text:p>4241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5:40.000Z</text:p>
              </table:table-cell>
              <table:table-cell office:value-type="float" office:value="4241">
                <text:p>4241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5:45.000Z</text:p>
              </table:table-cell>
              <table:table-cell office:value-type="float" office:value="4270">
                <text:p>4270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5:50.000Z</text:p>
              </table:table-cell>
              <table:table-cell office:value-type="float" office:value="4270">
                <text:p>4270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5:55.000Z</text:p>
              </table:table-cell>
              <table:table-cell office:value-type="float" office:value="4264">
                <text:p>4264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6:00.000Z</text:p>
              </table:table-cell>
              <table:table-cell office:value-type="float" office:value="4264">
                <text:p>4264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6:05.000Z</text:p>
              </table:table-cell>
              <table:table-cell office:value-type="float" office:value="4254">
                <text:p>4254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6:10.000Z</text:p>
              </table:table-cell>
              <table:table-cell office:value-type="float" office:value="4254">
                <text:p>4254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6:15.000Z</text:p>
              </table:table-cell>
              <table:table-cell office:value-type="float" office:value="4248">
                <text:p>4248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6:20.000Z</text:p>
              </table:table-cell>
              <table:table-cell office:value-type="float" office:value="4248">
                <text:p>4248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6:25.000Z</text:p>
              </table:table-cell>
              <table:table-cell office:value-type="float" office:value="4231">
                <text:p>4231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6:30.000Z</text:p>
              </table:table-cell>
              <table:table-cell office:value-type="float" office:value="4231">
                <text:p>4231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023-12-10T14:56:35.000Z</text:p>
              </table:table-cell>
              <table:table-cell office:value-type="float" office:value="4223">
                <text:p>4223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023-12-10T14:56:40.000Z</text:p>
              </table:table-cell>
              <table:table-cell office:value-type="float" office:value="4223">
                <text:p>4223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023-12-10T14:56:45.000Z</text:p>
              </table:table-cell>
              <table:table-cell office:value-type="float" office:value="4251">
                <text:p>4251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023-12-10T14:56:50.000Z</text:p>
              </table:table-cell>
              <table:table-cell office:value-type="float" office:value="4251">
                <text:p>4251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023-12-10T14:56:55.000Z</text:p>
              </table:table-cell>
              <table:table-cell office:value-type="float" office:value="4196">
                <text:p>4196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023-12-10T14:57:00.000Z</text:p>
              </table:table-cell>
              <table:table-cell office:value-type="float" office:value="4196">
                <text:p>4196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023-12-10T14:57:05.000Z</text:p>
              </table:table-cell>
              <table:table-cell office:value-type="float" office:value="4218">
                <text:p>4218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7:10.000Z</text:p>
              </table:table-cell>
              <table:table-cell office:value-type="float" office:value="4218">
                <text:p>4218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7:15.000Z</text:p>
              </table:table-cell>
              <table:table-cell office:value-type="float" office:value="4230">
                <text:p>4230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7:20.000Z</text:p>
              </table:table-cell>
              <table:table-cell office:value-type="float" office:value="4230">
                <text:p>4230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7:25.000Z</text:p>
              </table:table-cell>
              <table:table-cell office:value-type="float" office:value="4218">
                <text:p>4218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7:30.000Z</text:p>
              </table:table-cell>
              <table:table-cell office:value-type="float" office:value="4218">
                <text:p>4218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7:35.000Z</text:p>
              </table:table-cell>
              <table:table-cell office:value-type="float" office:value="4210">
                <text:p>4210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7:40.000Z</text:p>
              </table:table-cell>
              <table:table-cell office:value-type="float" office:value="4210">
                <text:p>4210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7:45.000Z</text:p>
              </table:table-cell>
              <table:table-cell office:value-type="float" office:value="4245">
                <text:p>4245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7:50.000Z</text:p>
              </table:table-cell>
              <table:table-cell office:value-type="float" office:value="4245">
                <text:p>4245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7:55.000Z</text:p>
              </table:table-cell>
              <table:table-cell office:value-type="float" office:value="4245">
                <text:p>4245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8:00.000Z</text:p>
              </table:table-cell>
              <table:table-cell office:value-type="float" office:value="4254">
                <text:p>4254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8:05.000Z</text:p>
              </table:table-cell>
              <table:table-cell office:value-type="float" office:value="4254">
                <text:p>4254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8:10.000Z</text:p>
              </table:table-cell>
              <table:table-cell office:value-type="float" office:value="4264">
                <text:p>4264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8:15.000Z</text:p>
              </table:table-cell>
              <table:table-cell office:value-type="float" office:value="4264">
                <text:p>4264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8:20.000Z</text:p>
              </table:table-cell>
              <table:table-cell office:value-type="float" office:value="4265">
                <text:p>4265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8:25.000Z</text:p>
              </table:table-cell>
              <table:table-cell office:value-type="float" office:value="4265">
                <text:p>4265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8:30.000Z</text:p>
              </table:table-cell>
              <table:table-cell office:value-type="float" office:value="4242">
                <text:p>4242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8:35.000Z</text:p>
              </table:table-cell>
              <table:table-cell office:value-type="float" office:value="4242">
                <text:p>4242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8:40.000Z</text:p>
              </table:table-cell>
              <table:table-cell office:value-type="float" office:value="4258">
                <text:p>4258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8:45.000Z</text:p>
              </table:table-cell>
              <table:table-cell office:value-type="float" office:value="4258">
                <text:p>4258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8:50.000Z</text:p>
              </table:table-cell>
              <table:table-cell office:value-type="float" office:value="4271">
                <text:p>4271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8:55.000Z</text:p>
              </table:table-cell>
              <table:table-cell office:value-type="float" office:value="4271">
                <text:p>4271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9:00.000Z</text:p>
              </table:table-cell>
              <table:table-cell office:value-type="float" office:value="4253">
                <text:p>4253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2023-12-10T14:59:05.000Z</text:p>
              </table:table-cell>
              <table:table-cell office:value-type="float" office:value="4253">
                <text:p>4253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2023-12-10T14:59:10.000Z</text:p>
              </table:table-cell>
              <table:table-cell office:value-type="float" office:value="3858">
                <text:p>3858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2023-12-10T14:59:15.000Z</text:p>
              </table:table-cell>
              <table:table-cell office:value-type="float" office:value="3858">
                <text:p>3858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2023-12-10T14:59:20.000Z</text:p>
              </table:table-cell>
              <table:table-cell office:value-type="float" office:value="3842">
                <text:p>3842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2023-12-10T14:59:25.000Z</text:p>
              </table:table-cell>
              <table:table-cell office:value-type="float" office:value="3842">
                <text:p>3842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2023-12-10T14:59:30.000Z</text:p>
              </table:table-cell>
              <table:table-cell office:value-type="float" office:value="3868">
                <text:p>3868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2023-12-10T14:59:35.000Z</text:p>
              </table:table-cell>
              <table:table-cell office:value-type="float" office:value="3868">
                <text:p>3868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2023-12-10T14:59:40.000Z</text:p>
              </table:table-cell>
              <table:table-cell office:value-type="float" office:value="3874">
                <text:p>3874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2023-12-10T14:59:45.000Z</text:p>
              </table:table-cell>
              <table:table-cell office:value-type="float" office:value="3874">
                <text:p>3874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2023-12-10T14:59:50.000Z</text:p>
              </table:table-cell>
              <table:table-cell office:value-type="float" office:value="3867">
                <text:p>3867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2023-12-10T14:59:55.000Z</text:p>
              </table:table-cell>
              <table:table-cell office:value-type="float" office:value="3867">
                <text:p>3867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2023-12-10T15:00:00.000Z</text:p>
              </table:table-cell>
              <table:table-cell office:value-type="float" office:value="3872">
                <text:p>3872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2023-12-10T15:00:05.000Z</text:p>
              </table:table-cell>
              <table:table-cell office:value-type="float" office:value="3872">
                <text:p>3872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2023-12-10T15:00:10.000Z</text:p>
              </table:table-cell>
              <table:table-cell office:value-type="float" office:value="3882">
                <text:p>3882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2023-12-10T15:00:15.000Z</text:p>
              </table:table-cell>
              <table:table-cell office:value-type="float" office:value="3882">
                <text:p>3882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2023-12-10T15:00:20.000Z</text:p>
              </table:table-cell>
              <table:table-cell office:value-type="float" office:value="3889">
                <text:p>388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0:25.000Z</text:p>
              </table:table-cell>
              <table:table-cell office:value-type="float" office:value="3889">
                <text:p>388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0:30.000Z</text:p>
              </table:table-cell>
              <table:table-cell office:value-type="float" office:value="3880">
                <text:p>388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0:35.000Z</text:p>
              </table:table-cell>
              <table:table-cell office:value-type="float" office:value="3880">
                <text:p>388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0:40.000Z</text:p>
              </table:table-cell>
              <table:table-cell office:value-type="float" office:value="3861">
                <text:p>386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0:45.000Z</text:p>
              </table:table-cell>
              <table:table-cell office:value-type="float" office:value="3861">
                <text:p>386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0:50.000Z</text:p>
              </table:table-cell>
              <table:table-cell office:value-type="float" office:value="3863">
                <text:p>3863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0:55.000Z</text:p>
              </table:table-cell>
              <table:table-cell office:value-type="float" office:value="3863">
                <text:p>3863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1:00.000Z</text:p>
              </table:table-cell>
              <table:table-cell office:value-type="float" office:value="3869">
                <text:p>386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1:05.000Z</text:p>
              </table:table-cell>
              <table:table-cell office:value-type="float" office:value="3869">
                <text:p>386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1:10.000Z</text:p>
              </table:table-cell>
              <table:table-cell office:value-type="float" office:value="3891">
                <text:p>389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1:15.000Z</text:p>
              </table:table-cell>
              <table:table-cell office:value-type="float" office:value="3891">
                <text:p>389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1:20.000Z</text:p>
              </table:table-cell>
              <table:table-cell office:value-type="float" office:value="3852">
                <text:p>3852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1:25.000Z</text:p>
              </table:table-cell>
              <table:table-cell office:value-type="float" office:value="3852">
                <text:p>3852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1:30.000Z</text:p>
              </table:table-cell>
              <table:table-cell office:value-type="float" office:value="3841">
                <text:p>384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1:35.000Z</text:p>
              </table:table-cell>
              <table:table-cell office:value-type="float" office:value="3841">
                <text:p>384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1:40.000Z</text:p>
              </table:table-cell>
              <table:table-cell office:value-type="float" office:value="3837">
                <text:p>3837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1:45.000Z</text:p>
              </table:table-cell>
              <table:table-cell office:value-type="float" office:value="3837">
                <text:p>3837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1:50.000Z</text:p>
              </table:table-cell>
              <table:table-cell office:value-type="float" office:value="3836">
                <text:p>3836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1:55.000Z</text:p>
              </table:table-cell>
              <table:table-cell office:value-type="float" office:value="3836">
                <text:p>3836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2:00.000Z</text:p>
              </table:table-cell>
              <table:table-cell office:value-type="float" office:value="3830">
                <text:p>383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2:05.000Z</text:p>
              </table:table-cell>
              <table:table-cell office:value-type="float" office:value="3830">
                <text:p>383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2:10.000Z</text:p>
              </table:table-cell>
              <table:table-cell office:value-type="float" office:value="3848">
                <text:p>3848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2:15.000Z</text:p>
              </table:table-cell>
              <table:table-cell office:value-type="float" office:value="3848">
                <text:p>3848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2:20.000Z</text:p>
              </table:table-cell>
              <table:table-cell office:value-type="float" office:value="2805">
                <text:p>280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2:25.000Z</text:p>
              </table:table-cell>
              <table:table-cell office:value-type="float" office:value="2805">
                <text:p>280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2:30.000Z</text:p>
              </table:table-cell>
              <table:table-cell office:value-type="float" office:value="2803">
                <text:p>2803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2:35.000Z</text:p>
              </table:table-cell>
              <table:table-cell office:value-type="float" office:value="2803">
                <text:p>2803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2:40.000Z</text:p>
              </table:table-cell>
              <table:table-cell office:value-type="float" office:value="2819">
                <text:p>281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2:45.000Z</text:p>
              </table:table-cell>
              <table:table-cell office:value-type="float" office:value="2819">
                <text:p>281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2:50.000Z</text:p>
              </table:table-cell>
              <table:table-cell office:value-type="float" office:value="2825">
                <text:p>282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2:55.000Z</text:p>
              </table:table-cell>
              <table:table-cell office:value-type="float" office:value="2825">
                <text:p>282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3:00.000Z</text:p>
              </table:table-cell>
              <table:table-cell office:value-type="float" office:value="2783">
                <text:p>2783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3:05.000Z</text:p>
              </table:table-cell>
              <table:table-cell office:value-type="float" office:value="2783">
                <text:p>2783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3:10.000Z</text:p>
              </table:table-cell>
              <table:table-cell office:value-type="float" office:value="2791">
                <text:p>279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3:15.000Z</text:p>
              </table:table-cell>
              <table:table-cell office:value-type="float" office:value="2791">
                <text:p>279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3:20.000Z</text:p>
              </table:table-cell>
              <table:table-cell office:value-type="float" office:value="2795">
                <text:p>279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3:25.000Z</text:p>
              </table:table-cell>
              <table:table-cell office:value-type="float" office:value="2795">
                <text:p>279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3:30.000Z</text:p>
              </table:table-cell>
              <table:table-cell office:value-type="float" office:value="2786">
                <text:p>2786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3:35.000Z</text:p>
              </table:table-cell>
              <table:table-cell office:value-type="float" office:value="2786">
                <text:p>2786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3:40.000Z</text:p>
              </table:table-cell>
              <table:table-cell office:value-type="float" office:value="2800">
                <text:p>280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3:45.000Z</text:p>
              </table:table-cell>
              <table:table-cell office:value-type="float" office:value="2800">
                <text:p>280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3:50.000Z</text:p>
              </table:table-cell>
              <table:table-cell office:value-type="float" office:value="2799">
                <text:p>279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3:55.000Z</text:p>
              </table:table-cell>
              <table:table-cell office:value-type="float" office:value="2799">
                <text:p>279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4:00.000Z</text:p>
              </table:table-cell>
              <table:table-cell office:value-type="float" office:value="2794">
                <text:p>2794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4:05.000Z</text:p>
              </table:table-cell>
              <table:table-cell office:value-type="float" office:value="2794">
                <text:p>2794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4:10.000Z</text:p>
              </table:table-cell>
              <table:table-cell office:value-type="float" office:value="2787">
                <text:p>2787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4:15.000Z</text:p>
              </table:table-cell>
              <table:table-cell office:value-type="float" office:value="2787">
                <text:p>2787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4:20.000Z</text:p>
              </table:table-cell>
              <table:table-cell office:value-type="float" office:value="2797">
                <text:p>2797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4:25.000Z</text:p>
              </table:table-cell>
              <table:table-cell office:value-type="float" office:value="2797">
                <text:p>2797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4:30.000Z</text:p>
              </table:table-cell>
              <table:table-cell office:value-type="float" office:value="2802">
                <text:p>2802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4:35.000Z</text:p>
              </table:table-cell>
              <table:table-cell office:value-type="float" office:value="2802">
                <text:p>2802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4:40.000Z</text:p>
              </table:table-cell>
              <table:table-cell office:value-type="float" office:value="2801">
                <text:p>280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4:45.000Z</text:p>
              </table:table-cell>
              <table:table-cell office:value-type="float" office:value="2801">
                <text:p>280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4:50.000Z</text:p>
              </table:table-cell>
              <table:table-cell office:value-type="float" office:value="2815">
                <text:p>281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4:55.000Z</text:p>
              </table:table-cell>
              <table:table-cell office:value-type="float" office:value="2815">
                <text:p>281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5:00.000Z</text:p>
              </table:table-cell>
              <table:table-cell office:value-type="float" office:value="2790">
                <text:p>279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5:05.000Z</text:p>
              </table:table-cell>
              <table:table-cell office:value-type="float" office:value="2790">
                <text:p>279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5:10.000Z</text:p>
              </table:table-cell>
              <table:table-cell office:value-type="float" office:value="2792">
                <text:p>2792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5:15.000Z</text:p>
              </table:table-cell>
              <table:table-cell office:value-type="float" office:value="2792">
                <text:p>2792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5:20.000Z</text:p>
              </table:table-cell>
              <table:table-cell office:value-type="float" office:value="4125">
                <text:p>412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5:25.000Z</text:p>
              </table:table-cell>
              <table:table-cell office:value-type="float" office:value="4125">
                <text:p>412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5:30.000Z</text:p>
              </table:table-cell>
              <table:table-cell office:value-type="float" office:value="2804">
                <text:p>2804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5:35.000Z</text:p>
              </table:table-cell>
              <table:table-cell office:value-type="float" office:value="2804">
                <text:p>2804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5:40.000Z</text:p>
              </table:table-cell>
              <table:table-cell office:value-type="float" office:value="2801">
                <text:p>280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5:45.000Z</text:p>
              </table:table-cell>
              <table:table-cell office:value-type="float" office:value="2801">
                <text:p>280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5:50.000Z</text:p>
              </table:table-cell>
              <table:table-cell office:value-type="float" office:value="2809">
                <text:p>280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5:55.000Z</text:p>
              </table:table-cell>
              <table:table-cell office:value-type="float" office:value="2809">
                <text:p>280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6:00.000Z</text:p>
              </table:table-cell>
              <table:table-cell office:value-type="float" office:value="4141">
                <text:p>414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6:05.000Z</text:p>
              </table:table-cell>
              <table:table-cell office:value-type="float" office:value="4141">
                <text:p>414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6:10.000Z</text:p>
              </table:table-cell>
              <table:table-cell office:value-type="float" office:value="4137">
                <text:p>4137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6:15.000Z</text:p>
              </table:table-cell>
              <table:table-cell office:value-type="float" office:value="4137">
                <text:p>4137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6:20.000Z</text:p>
              </table:table-cell>
              <table:table-cell office:value-type="float" office:value="2901">
                <text:p>290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6:25.000Z</text:p>
              </table:table-cell>
              <table:table-cell office:value-type="float" office:value="2901">
                <text:p>290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6:30.000Z</text:p>
              </table:table-cell>
              <table:table-cell office:value-type="float" office:value="2797">
                <text:p>2797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6:35.000Z</text:p>
              </table:table-cell>
              <table:table-cell office:value-type="float" office:value="2797">
                <text:p>2797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6:40.000Z</text:p>
              </table:table-cell>
              <table:table-cell office:value-type="float" office:value="4127">
                <text:p>4127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6:45.000Z</text:p>
              </table:table-cell>
              <table:table-cell office:value-type="float" office:value="4127">
                <text:p>4127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6:50.000Z</text:p>
              </table:table-cell>
              <table:table-cell office:value-type="float" office:value="4127">
                <text:p>4127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6:55.000Z</text:p>
              </table:table-cell>
              <table:table-cell office:value-type="float" office:value="4110">
                <text:p>411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7:00.000Z</text:p>
              </table:table-cell>
              <table:table-cell office:value-type="float" office:value="4110">
                <text:p>411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7:05.000Z</text:p>
              </table:table-cell>
              <table:table-cell office:value-type="float" office:value="2790">
                <text:p>279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7:10.000Z</text:p>
              </table:table-cell>
              <table:table-cell office:value-type="float" office:value="2790">
                <text:p>279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7:15.000Z</text:p>
              </table:table-cell>
              <table:table-cell office:value-type="float" office:value="4135">
                <text:p>413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7:20.000Z</text:p>
              </table:table-cell>
              <table:table-cell office:value-type="float" office:value="4135">
                <text:p>413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7:25.000Z</text:p>
              </table:table-cell>
              <table:table-cell office:value-type="float" office:value="4143">
                <text:p>4143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23-12-10T15:07:30.000Z</text:p>
              </table:table-cell>
              <table:table-cell office:value-type="float" office:value="4143">
                <text:p>414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7:35.000Z</text:p>
              </table:table-cell>
              <table:table-cell office:value-type="float" office:value="4140">
                <text:p>414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7:40.000Z</text:p>
              </table:table-cell>
              <table:table-cell office:value-type="float" office:value="4140">
                <text:p>414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7:45.000Z</text:p>
              </table:table-cell>
              <table:table-cell office:value-type="float" office:value="4142">
                <text:p>414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7:50.000Z</text:p>
              </table:table-cell>
              <table:table-cell office:value-type="float" office:value="4142">
                <text:p>414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7:55.000Z</text:p>
              </table:table-cell>
              <table:table-cell office:value-type="float" office:value="4139">
                <text:p>413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8:00.000Z</text:p>
              </table:table-cell>
              <table:table-cell office:value-type="float" office:value="4139">
                <text:p>413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8:05.000Z</text:p>
              </table:table-cell>
              <table:table-cell office:value-type="float" office:value="4139">
                <text:p>413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8:10.000Z</text:p>
              </table:table-cell>
              <table:table-cell office:value-type="float" office:value="4178">
                <text:p>4178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8:15.000Z</text:p>
              </table:table-cell>
              <table:table-cell office:value-type="float" office:value="4178">
                <text:p>4178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8:20.000Z</text:p>
              </table:table-cell>
              <table:table-cell office:value-type="float" office:value="4133">
                <text:p>413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8:25.000Z</text:p>
              </table:table-cell>
              <table:table-cell office:value-type="float" office:value="4133">
                <text:p>413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8:30.000Z</text:p>
              </table:table-cell>
              <table:table-cell office:value-type="float" office:value="2812">
                <text:p>281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8:35.000Z</text:p>
              </table:table-cell>
              <table:table-cell office:value-type="float" office:value="2812">
                <text:p>281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8:40.000Z</text:p>
              </table:table-cell>
              <table:table-cell office:value-type="float" office:value="2808">
                <text:p>2808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8:45.000Z</text:p>
              </table:table-cell>
              <table:table-cell office:value-type="float" office:value="2808">
                <text:p>2808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8:50.000Z</text:p>
              </table:table-cell>
              <table:table-cell office:value-type="float" office:value="4132">
                <text:p>413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8:55.000Z</text:p>
              </table:table-cell>
              <table:table-cell office:value-type="float" office:value="4132">
                <text:p>413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9:00.000Z</text:p>
              </table:table-cell>
              <table:table-cell office:value-type="float" office:value="4126">
                <text:p>412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9:05.000Z</text:p>
              </table:table-cell>
              <table:table-cell office:value-type="float" office:value="4126">
                <text:p>412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9:10.000Z</text:p>
              </table:table-cell>
              <table:table-cell office:value-type="float" office:value="2834">
                <text:p>2834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9:15.000Z</text:p>
              </table:table-cell>
              <table:table-cell office:value-type="float" office:value="2834">
                <text:p>2834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9:20.000Z</text:p>
              </table:table-cell>
              <table:table-cell office:value-type="float" office:value="2809">
                <text:p>280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9:25.000Z</text:p>
              </table:table-cell>
              <table:table-cell office:value-type="float" office:value="2809">
                <text:p>280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9:30.000Z</text:p>
              </table:table-cell>
              <table:table-cell office:value-type="float" office:value="4157">
                <text:p>4157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9:35.000Z</text:p>
              </table:table-cell>
              <table:table-cell office:value-type="float" office:value="4157">
                <text:p>4157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9:40.000Z</text:p>
              </table:table-cell>
              <table:table-cell office:value-type="float" office:value="2833">
                <text:p>283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9:45.000Z</text:p>
              </table:table-cell>
              <table:table-cell office:value-type="float" office:value="2833">
                <text:p>283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9:50.000Z</text:p>
              </table:table-cell>
              <table:table-cell office:value-type="float" office:value="2838">
                <text:p>2838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09:55.000Z</text:p>
              </table:table-cell>
              <table:table-cell office:value-type="float" office:value="2838">
                <text:p>2838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0:00.000Z</text:p>
              </table:table-cell>
              <table:table-cell office:value-type="float" office:value="2833">
                <text:p>283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0:05.000Z</text:p>
              </table:table-cell>
              <table:table-cell office:value-type="float" office:value="2833">
                <text:p>283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0:10.000Z</text:p>
              </table:table-cell>
              <table:table-cell office:value-type="float" office:value="2846">
                <text:p>284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0:15.000Z</text:p>
              </table:table-cell>
              <table:table-cell office:value-type="float" office:value="2846">
                <text:p>284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0:20.000Z</text:p>
              </table:table-cell>
              <table:table-cell office:value-type="float" office:value="2841">
                <text:p>2841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0:25.000Z</text:p>
              </table:table-cell>
              <table:table-cell office:value-type="float" office:value="2841">
                <text:p>2841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0:30.000Z</text:p>
              </table:table-cell>
              <table:table-cell office:value-type="float" office:value="2840">
                <text:p>284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0:35.000Z</text:p>
              </table:table-cell>
              <table:table-cell office:value-type="float" office:value="2840">
                <text:p>284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0:40.000Z</text:p>
              </table:table-cell>
              <table:table-cell office:value-type="float" office:value="2878">
                <text:p>2878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0:45.000Z</text:p>
              </table:table-cell>
              <table:table-cell office:value-type="float" office:value="2878">
                <text:p>2878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0:50.000Z</text:p>
              </table:table-cell>
              <table:table-cell office:value-type="float" office:value="2875">
                <text:p>2875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0:55.000Z</text:p>
              </table:table-cell>
              <table:table-cell office:value-type="float" office:value="2875">
                <text:p>2875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1:00.000Z</text:p>
              </table:table-cell>
              <table:table-cell office:value-type="float" office:value="2858">
                <text:p>2858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1:05.000Z</text:p>
              </table:table-cell>
              <table:table-cell office:value-type="float" office:value="2858">
                <text:p>2858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1:10.000Z</text:p>
              </table:table-cell>
              <table:table-cell office:value-type="float" office:value="2851">
                <text:p>2851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1:15.000Z</text:p>
              </table:table-cell>
              <table:table-cell office:value-type="float" office:value="2851">
                <text:p>2851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1:20.000Z</text:p>
              </table:table-cell>
              <table:table-cell office:value-type="float" office:value="2846">
                <text:p>284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1:25.000Z</text:p>
              </table:table-cell>
              <table:table-cell office:value-type="float" office:value="2846">
                <text:p>284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1:30.000Z</text:p>
              </table:table-cell>
              <table:table-cell office:value-type="float" office:value="2860">
                <text:p>286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1:35.000Z</text:p>
              </table:table-cell>
              <table:table-cell office:value-type="float" office:value="2860">
                <text:p>286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1:40.000Z</text:p>
              </table:table-cell>
              <table:table-cell office:value-type="float" office:value="2853">
                <text:p>285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1:45.000Z</text:p>
              </table:table-cell>
              <table:table-cell office:value-type="float" office:value="2853">
                <text:p>285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1:50.000Z</text:p>
              </table:table-cell>
              <table:table-cell office:value-type="float" office:value="2854">
                <text:p>2854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1:55.000Z</text:p>
              </table:table-cell>
              <table:table-cell office:value-type="float" office:value="2854">
                <text:p>2854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2:00.000Z</text:p>
              </table:table-cell>
              <table:table-cell office:value-type="float" office:value="2849">
                <text:p>284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2:05.000Z</text:p>
              </table:table-cell>
              <table:table-cell office:value-type="float" office:value="2849">
                <text:p>284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2:10.000Z</text:p>
              </table:table-cell>
              <table:table-cell office:value-type="float" office:value="2849">
                <text:p>284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2:15.000Z</text:p>
              </table:table-cell>
              <table:table-cell office:value-type="float" office:value="2847">
                <text:p>2847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2:20.000Z</text:p>
              </table:table-cell>
              <table:table-cell office:value-type="float" office:value="2847">
                <text:p>2847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2:25.000Z</text:p>
              </table:table-cell>
              <table:table-cell office:value-type="float" office:value="2856">
                <text:p>285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2:30.000Z</text:p>
              </table:table-cell>
              <table:table-cell office:value-type="float" office:value="2856">
                <text:p>285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2:35.000Z</text:p>
              </table:table-cell>
              <table:table-cell office:value-type="float" office:value="2844">
                <text:p>2844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2:40.000Z</text:p>
              </table:table-cell>
              <table:table-cell office:value-type="float" office:value="2844">
                <text:p>2844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2:45.000Z</text:p>
              </table:table-cell>
              <table:table-cell office:value-type="float" office:value="2850">
                <text:p>285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2:50.000Z</text:p>
              </table:table-cell>
              <table:table-cell office:value-type="float" office:value="2850">
                <text:p>285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2:55.000Z</text:p>
              </table:table-cell>
              <table:table-cell office:value-type="float" office:value="2846">
                <text:p>284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3:00.000Z</text:p>
              </table:table-cell>
              <table:table-cell office:value-type="float" office:value="2846">
                <text:p>284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3:05.000Z</text:p>
              </table:table-cell>
              <table:table-cell office:value-type="float" office:value="2833">
                <text:p>283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3:10.000Z</text:p>
              </table:table-cell>
              <table:table-cell office:value-type="float" office:value="2833">
                <text:p>283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3:15.000Z</text:p>
              </table:table-cell>
              <table:table-cell office:value-type="float" office:value="2843">
                <text:p>284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3:20.000Z</text:p>
              </table:table-cell>
              <table:table-cell office:value-type="float" office:value="2843">
                <text:p>284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3:25.000Z</text:p>
              </table:table-cell>
              <table:table-cell office:value-type="float" office:value="2840">
                <text:p>284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3:30.000Z</text:p>
              </table:table-cell>
              <table:table-cell office:value-type="float" office:value="2840">
                <text:p>284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3:35.000Z</text:p>
              </table:table-cell>
              <table:table-cell office:value-type="float" office:value="2814">
                <text:p>2814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3:40.000Z</text:p>
              </table:table-cell>
              <table:table-cell office:value-type="float" office:value="2814">
                <text:p>2814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3:45.000Z</text:p>
              </table:table-cell>
              <table:table-cell office:value-type="float" office:value="2814">
                <text:p>2814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3:50.000Z</text:p>
              </table:table-cell>
              <table:table-cell office:value-type="float" office:value="2839">
                <text:p>283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3:55.000Z</text:p>
              </table:table-cell>
              <table:table-cell office:value-type="float" office:value="2839">
                <text:p>283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4:00.000Z</text:p>
              </table:table-cell>
              <table:table-cell office:value-type="float" office:value="2846">
                <text:p>284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4:05.000Z</text:p>
              </table:table-cell>
              <table:table-cell office:value-type="float" office:value="2846">
                <text:p>284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4:10.000Z</text:p>
              </table:table-cell>
              <table:table-cell office:value-type="float" office:value="2854">
                <text:p>2854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4:15.000Z</text:p>
              </table:table-cell>
              <table:table-cell office:value-type="float" office:value="2854">
                <text:p>2854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4:20.000Z</text:p>
              </table:table-cell>
              <table:table-cell office:value-type="float" office:value="2851">
                <text:p>2851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4:25.000Z</text:p>
              </table:table-cell>
              <table:table-cell office:value-type="float" office:value="2851">
                <text:p>2851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4:30.000Z</text:p>
              </table:table-cell>
              <table:table-cell office:value-type="float" office:value="2852">
                <text:p>285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4:35.000Z</text:p>
              </table:table-cell>
              <table:table-cell office:value-type="float" office:value="2852">
                <text:p>285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4:40.000Z</text:p>
              </table:table-cell>
              <table:table-cell office:value-type="float" office:value="2852">
                <text:p>285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4:45.000Z</text:p>
              </table:table-cell>
              <table:table-cell office:value-type="float" office:value="2855">
                <text:p>2855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4:50.000Z</text:p>
              </table:table-cell>
              <table:table-cell office:value-type="float" office:value="2855">
                <text:p>2855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4:55.000Z</text:p>
              </table:table-cell>
              <table:table-cell office:value-type="float" office:value="2840">
                <text:p>284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5:00.000Z</text:p>
              </table:table-cell>
              <table:table-cell office:value-type="float" office:value="2840">
                <text:p>284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5:05.000Z</text:p>
              </table:table-cell>
              <table:table-cell office:value-type="float" office:value="2849">
                <text:p>284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5:10.000Z</text:p>
              </table:table-cell>
              <table:table-cell office:value-type="float" office:value="2849">
                <text:p>284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5:15.000Z</text:p>
              </table:table-cell>
              <table:table-cell office:value-type="float" office:value="2853">
                <text:p>285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5:20.000Z</text:p>
              </table:table-cell>
              <table:table-cell office:value-type="float" office:value="2853">
                <text:p>285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5:25.000Z</text:p>
              </table:table-cell>
              <table:table-cell office:value-type="float" office:value="2853">
                <text:p>285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5:30.000Z</text:p>
              </table:table-cell>
              <table:table-cell office:value-type="float" office:value="2839">
                <text:p>283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5:35.000Z</text:p>
              </table:table-cell>
              <table:table-cell office:value-type="float" office:value="2823">
                <text:p>282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5:40.000Z</text:p>
              </table:table-cell>
              <table:table-cell office:value-type="float" office:value="2823">
                <text:p>282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5:45.000Z</text:p>
              </table:table-cell>
              <table:table-cell office:value-type="float" office:value="2846">
                <text:p>284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5:50.000Z</text:p>
              </table:table-cell>
              <table:table-cell office:value-type="float" office:value="2846">
                <text:p>284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5:55.000Z</text:p>
              </table:table-cell>
              <table:table-cell office:value-type="float" office:value="2832">
                <text:p>283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6:00.000Z</text:p>
              </table:table-cell>
              <table:table-cell office:value-type="float" office:value="2832">
                <text:p>283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6:05.000Z</text:p>
              </table:table-cell>
              <table:table-cell office:value-type="float" office:value="2848">
                <text:p>2848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6:10.000Z</text:p>
              </table:table-cell>
              <table:table-cell office:value-type="float" office:value="2848">
                <text:p>2848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6:15.000Z</text:p>
              </table:table-cell>
              <table:table-cell office:value-type="float" office:value="2845">
                <text:p>2845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6:20.000Z</text:p>
              </table:table-cell>
              <table:table-cell office:value-type="float" office:value="2845">
                <text:p>2845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6:25.000Z</text:p>
              </table:table-cell>
              <table:table-cell office:value-type="float" office:value="2819">
                <text:p>281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6:30.000Z</text:p>
              </table:table-cell>
              <table:table-cell office:value-type="float" office:value="2819">
                <text:p>281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6:35.000Z</text:p>
              </table:table-cell>
              <table:table-cell office:value-type="float" office:value="2819">
                <text:p>281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6:40.000Z</text:p>
              </table:table-cell>
              <table:table-cell office:value-type="float" office:value="2879">
                <text:p>287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6:45.000Z</text:p>
              </table:table-cell>
              <table:table-cell office:value-type="float" office:value="2879">
                <text:p>287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3-12-10T15:16:50.000Z</text:p>
              </table:table-cell>
              <table:table-cell office:value-type="float" office:value="2840">
                <text:p>284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6:55.000Z</text:p>
              </table:table-cell>
              <table:table-cell office:value-type="float" office:value="2840">
                <text:p>284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7:00.000Z</text:p>
              </table:table-cell>
              <table:table-cell office:value-type="float" office:value="2856">
                <text:p>285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7:05.000Z</text:p>
              </table:table-cell>
              <table:table-cell office:value-type="float" office:value="2856">
                <text:p>285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7:10.000Z</text:p>
              </table:table-cell>
              <table:table-cell office:value-type="float" office:value="4633">
                <text:p>463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7:15.000Z</text:p>
              </table:table-cell>
              <table:table-cell office:value-type="float" office:value="4633">
                <text:p>463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7:20.000Z</text:p>
              </table:table-cell>
              <table:table-cell office:value-type="float" office:value="4636">
                <text:p>463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7:25.000Z</text:p>
              </table:table-cell>
              <table:table-cell office:value-type="float" office:value="4636">
                <text:p>463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7:30.000Z</text:p>
              </table:table-cell>
              <table:table-cell office:value-type="float" office:value="4621">
                <text:p>462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7:35.000Z</text:p>
              </table:table-cell>
              <table:table-cell office:value-type="float" office:value="4621">
                <text:p>462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7:40.000Z</text:p>
              </table:table-cell>
              <table:table-cell office:value-type="float" office:value="4566">
                <text:p>456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7:45.000Z</text:p>
              </table:table-cell>
              <table:table-cell office:value-type="float" office:value="4566">
                <text:p>456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7:50.000Z</text:p>
              </table:table-cell>
              <table:table-cell office:value-type="float" office:value="4623">
                <text:p>462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7:55.000Z</text:p>
              </table:table-cell>
              <table:table-cell office:value-type="float" office:value="4623">
                <text:p>462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8:00.000Z</text:p>
              </table:table-cell>
              <table:table-cell office:value-type="float" office:value="4609">
                <text:p>460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8:05.000Z</text:p>
              </table:table-cell>
              <table:table-cell office:value-type="float" office:value="4609">
                <text:p>460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8:10.000Z</text:p>
              </table:table-cell>
              <table:table-cell office:value-type="float" office:value="4633">
                <text:p>463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8:15.000Z</text:p>
              </table:table-cell>
              <table:table-cell office:value-type="float" office:value="4633">
                <text:p>463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8:20.000Z</text:p>
              </table:table-cell>
              <table:table-cell office:value-type="float" office:value="4605">
                <text:p>460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8:25.000Z</text:p>
              </table:table-cell>
              <table:table-cell office:value-type="float" office:value="4605">
                <text:p>460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8:30.000Z</text:p>
              </table:table-cell>
              <table:table-cell office:value-type="float" office:value="4609">
                <text:p>460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8:35.000Z</text:p>
              </table:table-cell>
              <table:table-cell office:value-type="float" office:value="4609">
                <text:p>460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8:40.000Z</text:p>
              </table:table-cell>
              <table:table-cell office:value-type="float" office:value="4621">
                <text:p>462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8:45.000Z</text:p>
              </table:table-cell>
              <table:table-cell office:value-type="float" office:value="4621">
                <text:p>462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8:50.000Z</text:p>
              </table:table-cell>
              <table:table-cell office:value-type="float" office:value="4615">
                <text:p>461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8:55.000Z</text:p>
              </table:table-cell>
              <table:table-cell office:value-type="float" office:value="4615">
                <text:p>461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9:00.000Z</text:p>
              </table:table-cell>
              <table:table-cell office:value-type="float" office:value="4615">
                <text:p>461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9:05.000Z</text:p>
              </table:table-cell>
              <table:table-cell office:value-type="float" office:value="4636">
                <text:p>463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9:10.000Z</text:p>
              </table:table-cell>
              <table:table-cell office:value-type="float" office:value="4636">
                <text:p>463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9:15.000Z</text:p>
              </table:table-cell>
              <table:table-cell office:value-type="float" office:value="4609">
                <text:p>460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9:20.000Z</text:p>
              </table:table-cell>
              <table:table-cell office:value-type="float" office:value="4609">
                <text:p>460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9:25.000Z</text:p>
              </table:table-cell>
              <table:table-cell office:value-type="float" office:value="4612">
                <text:p>461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9:30.000Z</text:p>
              </table:table-cell>
              <table:table-cell office:value-type="float" office:value="4612">
                <text:p>461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9:35.000Z</text:p>
              </table:table-cell>
              <table:table-cell office:value-type="float" office:value="4625">
                <text:p>462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9:40.000Z</text:p>
              </table:table-cell>
              <table:table-cell office:value-type="float" office:value="4625">
                <text:p>462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9:45.000Z</text:p>
              </table:table-cell>
              <table:table-cell office:value-type="float" office:value="4612">
                <text:p>461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9:50.000Z</text:p>
              </table:table-cell>
              <table:table-cell office:value-type="float" office:value="4612">
                <text:p>461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19:55.000Z</text:p>
              </table:table-cell>
              <table:table-cell office:value-type="float" office:value="4586">
                <text:p>458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0:00.000Z</text:p>
              </table:table-cell>
              <table:table-cell office:value-type="float" office:value="4586">
                <text:p>458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0:05.000Z</text:p>
              </table:table-cell>
              <table:table-cell office:value-type="float" office:value="4616">
                <text:p>461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0:10.000Z</text:p>
              </table:table-cell>
              <table:table-cell office:value-type="float" office:value="4616">
                <text:p>461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0:15.000Z</text:p>
              </table:table-cell>
              <table:table-cell office:value-type="float" office:value="6293">
                <text:p>629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0:20.000Z</text:p>
              </table:table-cell>
              <table:table-cell office:value-type="float" office:value="6293">
                <text:p>629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0:25.000Z</text:p>
              </table:table-cell>
              <table:table-cell office:value-type="float" office:value="4996">
                <text:p>499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0:30.000Z</text:p>
              </table:table-cell>
              <table:table-cell office:value-type="float" office:value="4996">
                <text:p>499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0:35.000Z</text:p>
              </table:table-cell>
              <table:table-cell office:value-type="float" office:value="1946">
                <text:p>194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0:40.000Z</text:p>
              </table:table-cell>
              <table:table-cell office:value-type="float" office:value="1946">
                <text:p>194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0:45.000Z</text:p>
              </table:table-cell>
              <table:table-cell office:value-type="float" office:value="2024">
                <text:p>202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0:50.000Z</text:p>
              </table:table-cell>
              <table:table-cell office:value-type="float" office:value="2024">
                <text:p>202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0:55.000Z</text:p>
              </table:table-cell>
              <table:table-cell office:value-type="float" office:value="3306">
                <text:p>330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1:00.000Z</text:p>
              </table:table-cell>
              <table:table-cell office:value-type="float" office:value="3306">
                <text:p>330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1:05.000Z</text:p>
              </table:table-cell>
              <table:table-cell office:value-type="float" office:value="3303">
                <text:p>330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1:10.000Z</text:p>
              </table:table-cell>
              <table:table-cell office:value-type="float" office:value="3303">
                <text:p>330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1:15.000Z</text:p>
              </table:table-cell>
              <table:table-cell office:value-type="float" office:value="3303">
                <text:p>330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1:20.000Z</text:p>
              </table:table-cell>
              <table:table-cell office:value-type="float" office:value="2038">
                <text:p>2038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1:25.000Z</text:p>
              </table:table-cell>
              <table:table-cell office:value-type="float" office:value="2038">
                <text:p>2038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1:30.000Z</text:p>
              </table:table-cell>
              <table:table-cell office:value-type="float" office:value="1949">
                <text:p>194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1:35.000Z</text:p>
              </table:table-cell>
              <table:table-cell office:value-type="float" office:value="1949">
                <text:p>194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1:40.000Z</text:p>
              </table:table-cell>
              <table:table-cell office:value-type="float" office:value="3290">
                <text:p>329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1:45.000Z</text:p>
              </table:table-cell>
              <table:table-cell office:value-type="float" office:value="3290">
                <text:p>329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1:50.000Z</text:p>
              </table:table-cell>
              <table:table-cell office:value-type="float" office:value="3282">
                <text:p>328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1:55.000Z</text:p>
              </table:table-cell>
              <table:table-cell office:value-type="float" office:value="3282">
                <text:p>328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2:00.000Z</text:p>
              </table:table-cell>
              <table:table-cell office:value-type="float" office:value="3293">
                <text:p>329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2:05.000Z</text:p>
              </table:table-cell>
              <table:table-cell office:value-type="float" office:value="3293">
                <text:p>329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2:10.000Z</text:p>
              </table:table-cell>
              <table:table-cell office:value-type="float" office:value="1911">
                <text:p>191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2:15.000Z</text:p>
              </table:table-cell>
              <table:table-cell office:value-type="float" office:value="1911">
                <text:p>191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2:20.000Z</text:p>
              </table:table-cell>
              <table:table-cell office:value-type="float" office:value="3251">
                <text:p>325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2:25.000Z</text:p>
              </table:table-cell>
              <table:table-cell office:value-type="float" office:value="3251">
                <text:p>325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2:30.000Z</text:p>
              </table:table-cell>
              <table:table-cell office:value-type="float" office:value="3261">
                <text:p>326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2:35.000Z</text:p>
              </table:table-cell>
              <table:table-cell office:value-type="float" office:value="3261">
                <text:p>326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2:40.000Z</text:p>
              </table:table-cell>
              <table:table-cell office:value-type="float" office:value="3244">
                <text:p>324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2:45.000Z</text:p>
              </table:table-cell>
              <table:table-cell office:value-type="float" office:value="3244">
                <text:p>324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2:50.000Z</text:p>
              </table:table-cell>
              <table:table-cell office:value-type="float" office:value="3264">
                <text:p>326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2:55.000Z</text:p>
              </table:table-cell>
              <table:table-cell office:value-type="float" office:value="3264">
                <text:p>326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3:00.000Z</text:p>
              </table:table-cell>
              <table:table-cell office:value-type="float" office:value="1928">
                <text:p>1928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3:05.000Z</text:p>
              </table:table-cell>
              <table:table-cell office:value-type="float" office:value="1928">
                <text:p>1928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3:10.000Z</text:p>
              </table:table-cell>
              <table:table-cell office:value-type="float" office:value="3202">
                <text:p>320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3:15.000Z</text:p>
              </table:table-cell>
              <table:table-cell office:value-type="float" office:value="3202">
                <text:p>320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3:20.000Z</text:p>
              </table:table-cell>
              <table:table-cell office:value-type="float" office:value="3255">
                <text:p>325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3:25.000Z</text:p>
              </table:table-cell>
              <table:table-cell office:value-type="float" office:value="3255">
                <text:p>325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3:30.000Z</text:p>
              </table:table-cell>
              <table:table-cell office:value-type="float" office:value="2701">
                <text:p>270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3:35.000Z</text:p>
              </table:table-cell>
              <table:table-cell office:value-type="float" office:value="2701">
                <text:p>270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3:40.000Z</text:p>
              </table:table-cell>
              <table:table-cell office:value-type="float" office:value="1880">
                <text:p>188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3:45.000Z</text:p>
              </table:table-cell>
              <table:table-cell office:value-type="float" office:value="1880">
                <text:p>188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3:50.000Z</text:p>
              </table:table-cell>
              <table:table-cell office:value-type="float" office:value="3197">
                <text:p>319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3:55.000Z</text:p>
              </table:table-cell>
              <table:table-cell office:value-type="float" office:value="3197">
                <text:p>319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4:00.000Z</text:p>
              </table:table-cell>
              <table:table-cell office:value-type="float" office:value="3195">
                <text:p>319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4:05.000Z</text:p>
              </table:table-cell>
              <table:table-cell office:value-type="float" office:value="3195">
                <text:p>319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4:10.000Z</text:p>
              </table:table-cell>
              <table:table-cell office:value-type="float" office:value="1855">
                <text:p>185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4:15.000Z</text:p>
              </table:table-cell>
              <table:table-cell office:value-type="float" office:value="1855">
                <text:p>185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4:20.000Z</text:p>
              </table:table-cell>
              <table:table-cell office:value-type="float" office:value="1907">
                <text:p>190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4:25.000Z</text:p>
              </table:table-cell>
              <table:table-cell office:value-type="float" office:value="1907">
                <text:p>190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4:30.000Z</text:p>
              </table:table-cell>
              <table:table-cell office:value-type="float" office:value="3254">
                <text:p>325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4:35.000Z</text:p>
              </table:table-cell>
              <table:table-cell office:value-type="float" office:value="3254">
                <text:p>325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4:40.000Z</text:p>
              </table:table-cell>
              <table:table-cell office:value-type="float" office:value="1890">
                <text:p>189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4:45.000Z</text:p>
              </table:table-cell>
              <table:table-cell office:value-type="float" office:value="1890">
                <text:p>189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4:50.000Z</text:p>
              </table:table-cell>
              <table:table-cell office:value-type="float" office:value="1901">
                <text:p>190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4:55.000Z</text:p>
              </table:table-cell>
              <table:table-cell office:value-type="float" office:value="1901">
                <text:p>190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5:00.000Z</text:p>
              </table:table-cell>
              <table:table-cell office:value-type="float" office:value="1884">
                <text:p>188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5:05.000Z</text:p>
              </table:table-cell>
              <table:table-cell office:value-type="float" office:value="1884">
                <text:p>188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5:10.000Z</text:p>
              </table:table-cell>
              <table:table-cell office:value-type="float" office:value="1897">
                <text:p>189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5:15.000Z</text:p>
              </table:table-cell>
              <table:table-cell office:value-type="float" office:value="1897">
                <text:p>189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5:20.000Z</text:p>
              </table:table-cell>
              <table:table-cell office:value-type="float" office:value="1875">
                <text:p>187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5:25.000Z</text:p>
              </table:table-cell>
              <table:table-cell office:value-type="float" office:value="1875">
                <text:p>187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5:30.000Z</text:p>
              </table:table-cell>
              <table:table-cell office:value-type="float" office:value="1876">
                <text:p>187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5:35.000Z</text:p>
              </table:table-cell>
              <table:table-cell office:value-type="float" office:value="1876">
                <text:p>187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5:40.000Z</text:p>
              </table:table-cell>
              <table:table-cell office:value-type="float" office:value="1884">
                <text:p>188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5:45.000Z</text:p>
              </table:table-cell>
              <table:table-cell office:value-type="float" office:value="1884">
                <text:p>188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5:50.000Z</text:p>
              </table:table-cell>
              <table:table-cell office:value-type="float" office:value="1889">
                <text:p>188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5:55.000Z</text:p>
              </table:table-cell>
              <table:table-cell office:value-type="float" office:value="1889">
                <text:p>188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6:00.000Z</text:p>
              </table:table-cell>
              <table:table-cell office:value-type="float" office:value="1877">
                <text:p>187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6:05.000Z</text:p>
              </table:table-cell>
              <table:table-cell office:value-type="float" office:value="1877">
                <text:p>187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6:10.000Z</text:p>
              </table:table-cell>
              <table:table-cell office:value-type="float" office:value="1876">
                <text:p>187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6:15.000Z</text:p>
              </table:table-cell>
              <table:table-cell office:value-type="float" office:value="1876">
                <text:p>187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6:20.000Z</text:p>
              </table:table-cell>
              <table:table-cell office:value-type="float" office:value="1870">
                <text:p>187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6:25.000Z</text:p>
              </table:table-cell>
              <table:table-cell office:value-type="float" office:value="1870">
                <text:p>187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23-12-10T15:26:30.000Z</text:p>
              </table:table-cell>
              <table:table-cell office:value-type="float" office:value="1886">
                <text:p>1886</text:p>
              </table:table-cell>
              <table:table-cell office:value-type="float" office:value="996">
                <text:p>9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